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NEW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OLD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"cudnnActivationBackward"</text:p>
          </table:table-cell>
          <table:table-cell table:formula="of:=IFNA(VLOOKUP([.A2];[.$G$2:.$H$148];2;0);0)" office:value-type="float" office:value="1" calcext:value-type="float">
            <text:p>1</text:p>
          </table:table-cell>
          <table:table-cell table:formula="of:=IF([.B2]=1; &quot;// &quot;&amp;[.A2];[.A2]) &amp; &quot;:{},&quot; &amp; IF([.B2]=1; &quot; //&quot;; &quot;&quot;)" office:value-type="string" office:string-value="// &quot;cudnnActivationBackward&quot;:{}, //" calcext:value-type="string">
            <text:p>// "cudnnActivationBackward":{}, //</text:p>
          </table:table-cell>
          <table:table-cell table:number-columns-repeated="2"/>
          <table:table-cell office:value-type="string" calcext:value-type="string">
            <text:p>// "cudnnActivationBackward"</text:p>
          </table:table-cell>
          <table:table-cell table:formula="of:=IF(LEFT([.F2];3) = &quot;// &quot;; RIGHT([.F2]; LEN([.F2])-3); [.F2])" office:value-type="string" office:string-value="&quot;cudnnActivationBackward&quot;" calcext:value-type="string">
            <text:p>"cudnnActivationBackward"</text:p>
          </table:table-cell>
          <table:table-cell table:formula="of:=LEFT([.F2];3)=&quot;// &quot;" office:value-type="boolean" office:boolean-value="true" calcext:value-type="boolean">
            <text:p>TRUE</text:p>
          </table:table-cell>
          <table:table-cell table:formula="of:=VLOOKUP([.G2];[.$A$2:.$A$262];1;0)" office:value-type="string" office:string-value="&quot;cudnnActivationBackward&quot;" calcext:value-type="string">
            <text:p>"cudnnActivationBackward"</text:p>
          </table:table-cell>
        </table:table-row>
        <table:table-row table:style-name="ro1">
          <table:table-cell office:value-type="string" calcext:value-type="string">
            <text:p>"cudnnActivationForward"</text:p>
          </table:table-cell>
          <table:table-cell table:formula="of:=IFNA(VLOOKUP([.A3];[.$G$2:.$H$148];2;0);0)" office:value-type="float" office:value="1" calcext:value-type="float">
            <text:p>1</text:p>
          </table:table-cell>
          <table:table-cell table:formula="of:=IF([.B3]=1; &quot;// &quot;&amp;[.A3];[.A3]) &amp; &quot;:{},&quot; &amp; IF([.B3]=1; &quot; //&quot;; &quot;&quot;)" office:value-type="string" office:string-value="// &quot;cudnnActivationForward&quot;:{}, //" calcext:value-type="string">
            <text:p>// "cudnnActivationForward":{}, //</text:p>
          </table:table-cell>
          <table:table-cell table:number-columns-repeated="2"/>
          <table:table-cell office:value-type="string" calcext:value-type="string">
            <text:p>// "cudnnActivationForward"</text:p>
          </table:table-cell>
          <table:table-cell table:formula="of:=IF(LEFT([.F3];3) = &quot;// &quot;; RIGHT([.F3]; LEN([.F3])-3); [.F3])" office:value-type="string" office:string-value="&quot;cudnnActivationForward&quot;" calcext:value-type="string">
            <text:p>"cudnnActivationForward"</text:p>
          </table:table-cell>
          <table:table-cell table:formula="of:=LEFT([.F3];3)=&quot;// &quot;" office:value-type="boolean" office:boolean-value="true" calcext:value-type="boolean">
            <text:p>TRUE</text:p>
          </table:table-cell>
          <table:table-cell table:formula="of:=VLOOKUP([.G3];[.$A$2:.$A$262];1;0)" office:value-type="string" office:string-value="&quot;cudnnActivationForward&quot;" calcext:value-type="string">
            <text:p>"cudnnActivationForward"</text:p>
          </table:table-cell>
        </table:table-row>
        <table:table-row table:style-name="ro1">
          <table:table-cell office:value-type="string" calcext:value-type="string">
            <text:p>"cudnnAddTensor"</text:p>
          </table:table-cell>
          <table:table-cell table:formula="of:=IFNA(VLOOKUP([.A4];[.$G$2:.$H$148];2;0);0)" office:value-type="float" office:value="1" calcext:value-type="float">
            <text:p>1</text:p>
          </table:table-cell>
          <table:table-cell table:formula="of:=IF([.B4]=1; &quot;// &quot;&amp;[.A4];[.A4]) &amp; &quot;:{},&quot; &amp; IF([.B4]=1; &quot; //&quot;; &quot;&quot;)" office:value-type="string" office:string-value="// &quot;cudnnAddTensor&quot;:{}, //" calcext:value-type="string">
            <text:p>// "cudnnAddTensor":{}, //</text:p>
          </table:table-cell>
          <table:table-cell table:number-columns-repeated="2"/>
          <table:table-cell office:value-type="string" calcext:value-type="string">
            <text:p>// "cudnnAddTensor"</text:p>
          </table:table-cell>
          <table:table-cell table:formula="of:=IF(LEFT([.F4];3) = &quot;// &quot;; RIGHT([.F4]; LEN([.F4])-3); [.F4])" office:value-type="string" office:string-value="&quot;cudnnAddTensor&quot;" calcext:value-type="string">
            <text:p>"cudnnAddTensor"</text:p>
          </table:table-cell>
          <table:table-cell table:formula="of:=LEFT([.F4];3)=&quot;// &quot;" office:value-type="boolean" office:boolean-value="true" calcext:value-type="boolean">
            <text:p>TRUE</text:p>
          </table:table-cell>
          <table:table-cell table:formula="of:=VLOOKUP([.G4];[.$A$2:.$A$262];1;0)" office:value-type="string" office:string-value="&quot;cudnnAddTensor&quot;" calcext:value-type="string">
            <text:p>"cudnnAddTensor"</text:p>
          </table:table-cell>
        </table:table-row>
        <table:table-row table:style-name="ro1">
          <table:table-cell office:value-type="string" calcext:value-type="string">
            <text:p>"cudnnAdvInferVersionCheck"</text:p>
          </table:table-cell>
          <table:table-cell table:formula="of:=IFNA(VLOOKUP([.A5];[.$G$2:.$H$148];2;0);0)" office:value-type="float" office:value="0" calcext:value-type="float">
            <text:p>0</text:p>
          </table:table-cell>
          <table:table-cell table:formula="of:=IF([.B5]=1; &quot;// &quot;&amp;[.A5];[.A5]) &amp; &quot;:{},&quot; &amp; IF([.B5]=1; &quot; //&quot;; &quot;&quot;)" office:value-type="string" office:string-value="&quot;cudnnAdvInferVersionCheck&quot;:{}," calcext:value-type="string">
            <text:p>"cudnnAdvInferVersionCheck":{},</text:p>
          </table:table-cell>
          <table:table-cell table:number-columns-repeated="2"/>
          <table:table-cell office:value-type="string" calcext:value-type="string">
            <text:p>// "cudnnBatchNormalizationBackward"</text:p>
          </table:table-cell>
          <table:table-cell table:formula="of:=IF(LEFT([.F5];3) = &quot;// &quot;; RIGHT([.F5]; LEN([.F5])-3); [.F5])" office:value-type="string" office:string-value="&quot;cudnnBatchNormalizationBackward&quot;" calcext:value-type="string">
            <text:p>"cudnnBatchNormalizationBackward"</text:p>
          </table:table-cell>
          <table:table-cell table:formula="of:=LEFT([.F5];3)=&quot;// &quot;" office:value-type="boolean" office:boolean-value="true" calcext:value-type="boolean">
            <text:p>TRUE</text:p>
          </table:table-cell>
          <table:table-cell table:formula="of:=VLOOKUP([.G5];[.$A$2:.$A$262];1;0)" office:value-type="string" office:string-value="&quot;cudnnBatchNormalizationBackward&quot;" calcext:value-type="string">
            <text:p>"cudnnBatchNormalizationBackward"</text:p>
          </table:table-cell>
        </table:table-row>
        <table:table-row table:style-name="ro1">
          <table:table-cell office:value-type="string" calcext:value-type="string">
            <text:p>"cudnnAdvTrainVersionCheck"</text:p>
          </table:table-cell>
          <table:table-cell table:formula="of:=IFNA(VLOOKUP([.A6];[.$G$2:.$H$148];2;0);0)" office:value-type="float" office:value="0" calcext:value-type="float">
            <text:p>0</text:p>
          </table:table-cell>
          <table:table-cell table:formula="of:=IF([.B6]=1; &quot;// &quot;&amp;[.A6];[.A6]) &amp; &quot;:{},&quot; &amp; IF([.B6]=1; &quot; //&quot;; &quot;&quot;)" office:value-type="string" office:string-value="&quot;cudnnAdvTrainVersionCheck&quot;:{}," calcext:value-type="string">
            <text:p>"cudnnAdvTrainVersionCheck":{},</text:p>
          </table:table-cell>
          <table:table-cell table:number-columns-repeated="2"/>
          <table:table-cell office:value-type="string" calcext:value-type="string">
            <text:p>// "cudnnBatchNormalizationForwardInference"</text:p>
          </table:table-cell>
          <table:table-cell table:formula="of:=IF(LEFT([.F6];3) = &quot;// &quot;; RIGHT([.F6]; LEN([.F6])-3); [.F6])" office:value-type="string" office:string-value="&quot;cudnnBatchNormalizationForwardInference&quot;" calcext:value-type="string">
            <text:p>"cudnnBatchNormalizationForwardInference"</text:p>
          </table:table-cell>
          <table:table-cell table:formula="of:=LEFT([.F6];3)=&quot;// &quot;" office:value-type="boolean" office:boolean-value="true" calcext:value-type="boolean">
            <text:p>TRUE</text:p>
          </table:table-cell>
          <table:table-cell table:formula="of:=VLOOKUP([.G6];[.$A$2:.$A$262];1;0)" office:value-type="string" office:string-value="&quot;cudnnBatchNormalizationForwardInference&quot;" calcext:value-type="string">
            <text:p>"cudnnBatchNormalizationForwardInference"</text:p>
          </table:table-cell>
        </table:table-row>
        <table:table-row table:style-name="ro1">
          <table:table-cell office:value-type="string" calcext:value-type="string">
            <text:p>"cudnnBackendCreateDescriptor"</text:p>
          </table:table-cell>
          <table:table-cell table:formula="of:=IFNA(VLOOKUP([.A7];[.$G$2:.$H$148];2;0);0)" office:value-type="float" office:value="0" calcext:value-type="float">
            <text:p>0</text:p>
          </table:table-cell>
          <table:table-cell table:formula="of:=IF([.B7]=1; &quot;// &quot;&amp;[.A7];[.A7]) &amp; &quot;:{},&quot; &amp; IF([.B7]=1; &quot; //&quot;; &quot;&quot;)" office:value-type="string" office:string-value="&quot;cudnnBackendCreateDescriptor&quot;:{}," calcext:value-type="string">
            <text:p>"cudnnBackendCreateDescriptor":{},</text:p>
          </table:table-cell>
          <table:table-cell table:number-columns-repeated="2"/>
          <table:table-cell office:value-type="string" calcext:value-type="string">
            <text:p>// "cudnnBatchNormalizationForwardTraining"</text:p>
          </table:table-cell>
          <table:table-cell table:formula="of:=IF(LEFT([.F7];3) = &quot;// &quot;; RIGHT([.F7]; LEN([.F7])-3); [.F7])" office:value-type="string" office:string-value="&quot;cudnnBatchNormalizationForwardTraining&quot;" calcext:value-type="string">
            <text:p>"cudnnBatchNormalizationForwardTraining"</text:p>
          </table:table-cell>
          <table:table-cell table:formula="of:=LEFT([.F7];3)=&quot;// &quot;" office:value-type="boolean" office:boolean-value="true" calcext:value-type="boolean">
            <text:p>TRUE</text:p>
          </table:table-cell>
          <table:table-cell table:formula="of:=VLOOKUP([.G7];[.$A$2:.$A$262];1;0)" office:value-type="string" office:string-value="&quot;cudnnBatchNormalizationForwardTraining&quot;" calcext:value-type="string">
            <text:p>"cudnnBatchNormalizationForwardTraining"</text:p>
          </table:table-cell>
        </table:table-row>
        <table:table-row table:style-name="ro1">
          <table:table-cell office:value-type="string" calcext:value-type="string">
            <text:p>"cudnnBackendDestroyDescriptor"</text:p>
          </table:table-cell>
          <table:table-cell table:formula="of:=IFNA(VLOOKUP([.A8];[.$G$2:.$H$148];2;0);0)" office:value-type="float" office:value="0" calcext:value-type="float">
            <text:p>0</text:p>
          </table:table-cell>
          <table:table-cell table:formula="of:=IF([.B8]=1; &quot;// &quot;&amp;[.A8];[.A8]) &amp; &quot;:{},&quot; &amp; IF([.B8]=1; &quot; //&quot;; &quot;&quot;)" office:value-type="string" office:string-value="&quot;cudnnBackendDestroyDescriptor&quot;:{}," calcext:value-type="string">
            <text:p>"cudnnBackendDestroyDescriptor":{},</text:p>
          </table:table-cell>
          <table:table-cell table:number-columns-repeated="2"/>
          <table:table-cell office:value-type="string" calcext:value-type="string">
            <text:p>// "cudnnCTCLoss"</text:p>
          </table:table-cell>
          <table:table-cell table:formula="of:=IF(LEFT([.F8];3) = &quot;// &quot;; RIGHT([.F8]; LEN([.F8])-3); [.F8])" office:value-type="string" office:string-value="&quot;cudnnCTCLoss&quot;" calcext:value-type="string">
            <text:p>"cudnnCTCLoss"</text:p>
          </table:table-cell>
          <table:table-cell table:formula="of:=LEFT([.F8];3)=&quot;// &quot;" office:value-type="boolean" office:boolean-value="true" calcext:value-type="boolean">
            <text:p>TRUE</text:p>
          </table:table-cell>
          <table:table-cell table:formula="of:=VLOOKUP([.G8];[.$A$2:.$A$262];1;0)" office:value-type="string" office:string-value="&quot;cudnnCTCLoss&quot;" calcext:value-type="string">
            <text:p>"cudnnCTCLoss"</text:p>
          </table:table-cell>
        </table:table-row>
        <table:table-row table:style-name="ro1">
          <table:table-cell office:value-type="string" calcext:value-type="string">
            <text:p>"cudnnBackendExecute"</text:p>
          </table:table-cell>
          <table:table-cell table:formula="of:=IFNA(VLOOKUP([.A9];[.$G$2:.$H$148];2;0);0)" office:value-type="float" office:value="0" calcext:value-type="float">
            <text:p>0</text:p>
          </table:table-cell>
          <table:table-cell table:formula="of:=IF([.B9]=1; &quot;// &quot;&amp;[.A9];[.A9]) &amp; &quot;:{},&quot; &amp; IF([.B9]=1; &quot; //&quot;; &quot;&quot;)" office:value-type="string" office:string-value="&quot;cudnnBackendExecute&quot;:{}," calcext:value-type="string">
            <text:p>"cudnnBackendExecute":{},</text:p>
          </table:table-cell>
          <table:table-cell table:number-columns-repeated="2"/>
          <table:table-cell office:value-type="string" calcext:value-type="string">
            <text:p>// "cudnnConvolutionBackwardBias"</text:p>
          </table:table-cell>
          <table:table-cell table:formula="of:=IF(LEFT([.F9];3) = &quot;// &quot;; RIGHT([.F9]; LEN([.F9])-3); [.F9])" office:value-type="string" office:string-value="&quot;cudnnConvolutionBackwardBias&quot;" calcext:value-type="string">
            <text:p>"cudnnConvolutionBackwardBias"</text:p>
          </table:table-cell>
          <table:table-cell table:formula="of:=LEFT([.F9];3)=&quot;// &quot;" office:value-type="boolean" office:boolean-value="true" calcext:value-type="boolean">
            <text:p>TRUE</text:p>
          </table:table-cell>
          <table:table-cell table:formula="of:=VLOOKUP([.G9];[.$A$2:.$A$262];1;0)" office:value-type="string" office:string-value="&quot;cudnnConvolutionBackwardBias&quot;" calcext:value-type="string">
            <text:p>"cudnnConvolutionBackwardBias"</text:p>
          </table:table-cell>
        </table:table-row>
        <table:table-row table:style-name="ro1">
          <table:table-cell office:value-type="string" calcext:value-type="string">
            <text:p>"cudnnBackendFinalize"</text:p>
          </table:table-cell>
          <table:table-cell table:formula="of:=IFNA(VLOOKUP([.A10];[.$G$2:.$H$148];2;0);0)" office:value-type="float" office:value="0" calcext:value-type="float">
            <text:p>0</text:p>
          </table:table-cell>
          <table:table-cell table:formula="of:=IF([.B10]=1; &quot;// &quot;&amp;[.A10];[.A10]) &amp; &quot;:{},&quot; &amp; IF([.B10]=1; &quot; //&quot;; &quot;&quot;)" office:value-type="string" office:string-value="&quot;cudnnBackendFinalize&quot;:{}," calcext:value-type="string">
            <text:p>"cudnnBackendFinalize":{},</text:p>
          </table:table-cell>
          <table:table-cell table:number-columns-repeated="2"/>
          <table:table-cell office:value-type="string" calcext:value-type="string">
            <text:p>// "cudnnConvolutionBackwardData"</text:p>
          </table:table-cell>
          <table:table-cell table:formula="of:=IF(LEFT([.F10];3) = &quot;// &quot;; RIGHT([.F10]; LEN([.F10])-3); [.F10])" office:value-type="string" office:string-value="&quot;cudnnConvolutionBackwardData&quot;" calcext:value-type="string">
            <text:p>"cudnnConvolutionBackwardData"</text:p>
          </table:table-cell>
          <table:table-cell table:formula="of:=LEFT([.F10];3)=&quot;// &quot;" office:value-type="boolean" office:boolean-value="true" calcext:value-type="boolean">
            <text:p>TRUE</text:p>
          </table:table-cell>
          <table:table-cell table:formula="of:=VLOOKUP([.G10];[.$A$2:.$A$262];1;0)" office:value-type="string" office:string-value="&quot;cudnnConvolutionBackwardData&quot;" calcext:value-type="string">
            <text:p>"cudnnConvolutionBackwardData"</text:p>
          </table:table-cell>
        </table:table-row>
        <table:table-row table:style-name="ro1">
          <table:table-cell office:value-type="string" calcext:value-type="string">
            <text:p>"cudnnBackendGetAttribute"</text:p>
          </table:table-cell>
          <table:table-cell table:formula="of:=IFNA(VLOOKUP([.A11];[.$G$2:.$H$148];2;0);0)" office:value-type="float" office:value="0" calcext:value-type="float">
            <text:p>0</text:p>
          </table:table-cell>
          <table:table-cell table:formula="of:=IF([.B11]=1; &quot;// &quot;&amp;[.A11];[.A11]) &amp; &quot;:{},&quot; &amp; IF([.B11]=1; &quot; //&quot;; &quot;&quot;)" office:value-type="string" office:string-value="&quot;cudnnBackendGetAttribute&quot;:{}," calcext:value-type="string">
            <text:p>"cudnnBackendGetAttribute":{},</text:p>
          </table:table-cell>
          <table:table-cell table:number-columns-repeated="2"/>
          <table:table-cell office:value-type="string" calcext:value-type="string">
            <text:p>// "cudnnConvolutionBackwardFilter"</text:p>
          </table:table-cell>
          <table:table-cell table:formula="of:=IF(LEFT([.F11];3) = &quot;// &quot;; RIGHT([.F11]; LEN([.F11])-3); [.F11])" office:value-type="string" office:string-value="&quot;cudnnConvolutionBackwardFilter&quot;" calcext:value-type="string">
            <text:p>"cudnnConvolutionBackwardFilter"</text:p>
          </table:table-cell>
          <table:table-cell table:formula="of:=LEFT([.F11];3)=&quot;// &quot;" office:value-type="boolean" office:boolean-value="true" calcext:value-type="boolean">
            <text:p>TRUE</text:p>
          </table:table-cell>
          <table:table-cell table:formula="of:=VLOOKUP([.G11];[.$A$2:.$A$262];1;0)" office:value-type="string" office:string-value="&quot;cudnnConvolutionBackwardFilter&quot;" calcext:value-type="string">
            <text:p>"cudnnConvolutionBackwardFilter"</text:p>
          </table:table-cell>
        </table:table-row>
        <table:table-row table:style-name="ro1">
          <table:table-cell office:value-type="string" calcext:value-type="string">
            <text:p>"cudnnBackendInitialize"</text:p>
          </table:table-cell>
          <table:table-cell table:formula="of:=IFNA(VLOOKUP([.A12];[.$G$2:.$H$148];2;0);0)" office:value-type="float" office:value="0" calcext:value-type="float">
            <text:p>0</text:p>
          </table:table-cell>
          <table:table-cell table:formula="of:=IF([.B12]=1; &quot;// &quot;&amp;[.A12];[.A12]) &amp; &quot;:{},&quot; &amp; IF([.B12]=1; &quot; //&quot;; &quot;&quot;)" office:value-type="string" office:string-value="&quot;cudnnBackendInitialize&quot;:{}," calcext:value-type="string">
            <text:p>"cudnnBackendInitialize":{},</text:p>
          </table:table-cell>
          <table:table-cell table:number-columns-repeated="2"/>
          <table:table-cell office:value-type="string" calcext:value-type="string">
            <text:p>// "cudnnConvolutionBiasActivationForward"</text:p>
          </table:table-cell>
          <table:table-cell table:formula="of:=IF(LEFT([.F12];3) = &quot;// &quot;; RIGHT([.F12]; LEN([.F12])-3); [.F12])" office:value-type="string" office:string-value="&quot;cudnnConvolutionBiasActivationForward&quot;" calcext:value-type="string">
            <text:p>"cudnnConvolutionBiasActivationForward"</text:p>
          </table:table-cell>
          <table:table-cell table:formula="of:=LEFT([.F12];3)=&quot;// &quot;" office:value-type="boolean" office:boolean-value="true" calcext:value-type="boolean">
            <text:p>TRUE</text:p>
          </table:table-cell>
          <table:table-cell table:formula="of:=VLOOKUP([.G12];[.$A$2:.$A$262];1;0)" office:value-type="string" office:string-value="&quot;cudnnConvolutionBiasActivationForward&quot;" calcext:value-type="string">
            <text:p>"cudnnConvolutionBiasActivationForward"</text:p>
          </table:table-cell>
        </table:table-row>
        <table:table-row table:style-name="ro1">
          <table:table-cell office:value-type="string" calcext:value-type="string">
            <text:p>"cudnnBackendSetAttribute"</text:p>
          </table:table-cell>
          <table:table-cell table:formula="of:=IFNA(VLOOKUP([.A13];[.$G$2:.$H$148];2;0);0)" office:value-type="float" office:value="0" calcext:value-type="float">
            <text:p>0</text:p>
          </table:table-cell>
          <table:table-cell table:formula="of:=IF([.B13]=1; &quot;// &quot;&amp;[.A13];[.A13]) &amp; &quot;:{},&quot; &amp; IF([.B13]=1; &quot; //&quot;; &quot;&quot;)" office:value-type="string" office:string-value="&quot;cudnnBackendSetAttribute&quot;:{}," calcext:value-type="string">
            <text:p>"cudnnBackendSetAttribute":{},</text:p>
          </table:table-cell>
          <table:table-cell table:number-columns-repeated="2"/>
          <table:table-cell office:value-type="string" calcext:value-type="string">
            <text:p>// "cudnnConvolutionForward"</text:p>
          </table:table-cell>
          <table:table-cell table:formula="of:=IF(LEFT([.F13];3) = &quot;// &quot;; RIGHT([.F13]; LEN([.F13])-3); [.F13])" office:value-type="string" office:string-value="&quot;cudnnConvolutionForward&quot;" calcext:value-type="string">
            <text:p>"cudnnConvolutionForward"</text:p>
          </table:table-cell>
          <table:table-cell table:formula="of:=LEFT([.F13];3)=&quot;// &quot;" office:value-type="boolean" office:boolean-value="true" calcext:value-type="boolean">
            <text:p>TRUE</text:p>
          </table:table-cell>
          <table:table-cell table:formula="of:=VLOOKUP([.G13];[.$A$2:.$A$262];1;0)" office:value-type="string" office:string-value="&quot;cudnnConvolutionForward&quot;" calcext:value-type="string">
            <text:p>"cudnnConvolutionForward"</text:p>
          </table:table-cell>
        </table:table-row>
        <table:table-row table:style-name="ro1">
          <table:table-cell office:value-type="string" calcext:value-type="string">
            <text:p>"cudnnBatchNormalizationBackward"</text:p>
          </table:table-cell>
          <table:table-cell table:formula="of:=IFNA(VLOOKUP([.A14];[.$G$2:.$H$148];2;0);0)" office:value-type="float" office:value="1" calcext:value-type="float">
            <text:p>1</text:p>
          </table:table-cell>
          <table:table-cell table:formula="of:=IF([.B14]=1; &quot;// &quot;&amp;[.A14];[.A14]) &amp; &quot;:{},&quot; &amp; IF([.B14]=1; &quot; //&quot;; &quot;&quot;)" office:value-type="string" office:string-value="// &quot;cudnnBatchNormalizationBackward&quot;:{}, //" calcext:value-type="string">
            <text:p>// "cudnnBatchNormalizationBackward":{}, //</text:p>
          </table:table-cell>
          <table:table-cell table:number-columns-repeated="2"/>
          <table:table-cell office:value-type="string" calcext:value-type="string">
            <text:p>"cudnnCreate"</text:p>
          </table:table-cell>
          <table:table-cell table:formula="of:=IF(LEFT([.F14];3) = &quot;// &quot;; RIGHT([.F14]; LEN([.F14])-3); [.F14])" office:value-type="string" office:string-value="&quot;cudnnCreate&quot;" calcext:value-type="string">
            <text:p>"cudnnCreate"</text:p>
          </table:table-cell>
          <table:table-cell table:formula="of:=LEFT([.F14];3)=&quot;// &quot;" office:value-type="boolean" office:boolean-value="false" calcext:value-type="boolean">
            <text:p>FALSE</text:p>
          </table:table-cell>
          <table:table-cell table:formula="of:=VLOOKUP([.G14];[.$A$2:.$A$262];1;0)" office:value-type="string" office:string-value="&quot;cudnnCreate&quot;" calcext:value-type="string">
            <text:p>"cudnnCreate"</text:p>
          </table:table-cell>
        </table:table-row>
        <table:table-row table:style-name="ro1">
          <table:table-cell office:value-type="string" calcext:value-type="string">
            <text:p>"cudnnBatchNormalizationBackwardEx"</text:p>
          </table:table-cell>
          <table:table-cell table:formula="of:=IFNA(VLOOKUP([.A15];[.$G$2:.$H$148];2;0);0)" office:value-type="float" office:value="0" calcext:value-type="float">
            <text:p>0</text:p>
          </table:table-cell>
          <table:table-cell table:formula="of:=IF([.B15]=1; &quot;// &quot;&amp;[.A15];[.A15]) &amp; &quot;:{},&quot; &amp; IF([.B15]=1; &quot; //&quot;; &quot;&quot;)" office:value-type="string" office:string-value="&quot;cudnnBatchNormalizationBackwardEx&quot;:{}," calcext:value-type="string">
            <text:p>"cudnnBatchNormalizationBackwardEx":{},</text:p>
          </table:table-cell>
          <table:table-cell table:number-columns-repeated="2"/>
          <table:table-cell office:value-type="string" calcext:value-type="string">
            <text:p>// "cudnnCreateActivationDescriptor"</text:p>
          </table:table-cell>
          <table:table-cell table:formula="of:=IF(LEFT([.F15];3) = &quot;// &quot;; RIGHT([.F15]; LEN([.F15])-3); [.F15])" office:value-type="string" office:string-value="&quot;cudnnCreateActivationDescriptor&quot;" calcext:value-type="string">
            <text:p>"cudnnCreateActivationDescriptor"</text:p>
          </table:table-cell>
          <table:table-cell table:formula="of:=LEFT([.F15];3)=&quot;// &quot;" office:value-type="boolean" office:boolean-value="true" calcext:value-type="boolean">
            <text:p>TRUE</text:p>
          </table:table-cell>
          <table:table-cell table:formula="of:=VLOOKUP([.G15];[.$A$2:.$A$262];1;0)" office:value-type="string" office:string-value="&quot;cudnnCreateActivationDescriptor&quot;" calcext:value-type="string">
            <text:p>"cudnnCreateActivationDescriptor"</text:p>
          </table:table-cell>
        </table:table-row>
        <table:table-row table:style-name="ro1">
          <table:table-cell office:value-type="string" calcext:value-type="string">
            <text:p>"cudnnBatchNormalizationForwardInference"</text:p>
          </table:table-cell>
          <table:table-cell table:formula="of:=IFNA(VLOOKUP([.A16];[.$G$2:.$H$148];2;0);0)" office:value-type="float" office:value="1" calcext:value-type="float">
            <text:p>1</text:p>
          </table:table-cell>
          <table:table-cell table:formula="of:=IF([.B16]=1; &quot;// &quot;&amp;[.A16];[.A16]) &amp; &quot;:{},&quot; &amp; IF([.B16]=1; &quot; //&quot;; &quot;&quot;)" office:value-type="string" office:string-value="// &quot;cudnnBatchNormalizationForwardInference&quot;:{}, //" calcext:value-type="string">
            <text:p>// "cudnnBatchNormalizationForwardInference":{}, //</text:p>
          </table:table-cell>
          <table:table-cell table:number-columns-repeated="2"/>
          <table:table-cell office:value-type="string" calcext:value-type="string">
            <text:p>// "cudnnCreateCTCLossDescriptor"</text:p>
          </table:table-cell>
          <table:table-cell table:formula="of:=IF(LEFT([.F16];3) = &quot;// &quot;; RIGHT([.F16]; LEN([.F16])-3); [.F16])" office:value-type="string" office:string-value="&quot;cudnnCreateCTCLossDescriptor&quot;" calcext:value-type="string">
            <text:p>"cudnnCreateCTCLossDescriptor"</text:p>
          </table:table-cell>
          <table:table-cell table:formula="of:=LEFT([.F16];3)=&quot;// &quot;" office:value-type="boolean" office:boolean-value="true" calcext:value-type="boolean">
            <text:p>TRUE</text:p>
          </table:table-cell>
          <table:table-cell table:formula="of:=VLOOKUP([.G16];[.$A$2:.$A$262];1;0)" office:value-type="string" office:string-value="&quot;cudnnCreateCTCLossDescriptor&quot;" calcext:value-type="string">
            <text:p>"cudnnCreateCTCLossDescriptor"</text:p>
          </table:table-cell>
        </table:table-row>
        <table:table-row table:style-name="ro1">
          <table:table-cell office:value-type="string" calcext:value-type="string">
            <text:p>"cudnnBatchNormalizationForwardTraining"</text:p>
          </table:table-cell>
          <table:table-cell table:formula="of:=IFNA(VLOOKUP([.A17];[.$G$2:.$H$148];2;0);0)" office:value-type="float" office:value="1" calcext:value-type="float">
            <text:p>1</text:p>
          </table:table-cell>
          <table:table-cell table:formula="of:=IF([.B17]=1; &quot;// &quot;&amp;[.A17];[.A17]) &amp; &quot;:{},&quot; &amp; IF([.B17]=1; &quot; //&quot;; &quot;&quot;)" office:value-type="string" office:string-value="// &quot;cudnnBatchNormalizationForwardTraining&quot;:{}, //" calcext:value-type="string">
            <text:p>// "cudnnBatchNormalizationForwardTraining":{}, //</text:p>
          </table:table-cell>
          <table:table-cell table:number-columns-repeated="2"/>
          <table:table-cell office:value-type="string" calcext:value-type="string">
            <text:p>"cudnnCreateConvolutionDescriptor"</text:p>
          </table:table-cell>
          <table:table-cell table:formula="of:=IF(LEFT([.F17];3) = &quot;// &quot;; RIGHT([.F17]; LEN([.F17])-3); [.F17])" office:value-type="string" office:string-value="&quot;cudnnCreateConvolutionDescriptor&quot;" calcext:value-type="string">
            <text:p>"cudnnCreateConvolutionDescriptor"</text:p>
          </table:table-cell>
          <table:table-cell table:formula="of:=LEFT([.F17];3)=&quot;// &quot;" office:value-type="boolean" office:boolean-value="false" calcext:value-type="boolean">
            <text:p>FALSE</text:p>
          </table:table-cell>
          <table:table-cell table:formula="of:=VLOOKUP([.G17];[.$A$2:.$A$262];1;0)" office:value-type="string" office:string-value="&quot;cudnnCreateConvolutionDescriptor&quot;" calcext:value-type="string">
            <text:p>"cudnnCreateConvolutionDescriptor"</text:p>
          </table:table-cell>
        </table:table-row>
        <table:table-row table:style-name="ro1">
          <table:table-cell office:value-type="string" calcext:value-type="string">
            <text:p>"cudnnBatchNormalizationForwardTrainingEx"</text:p>
          </table:table-cell>
          <table:table-cell table:formula="of:=IFNA(VLOOKUP([.A18];[.$G$2:.$H$148];2;0);0)" office:value-type="float" office:value="0" calcext:value-type="float">
            <text:p>0</text:p>
          </table:table-cell>
          <table:table-cell table:formula="of:=IF([.B18]=1; &quot;// &quot;&amp;[.A18];[.A18]) &amp; &quot;:{},&quot; &amp; IF([.B18]=1; &quot; //&quot;; &quot;&quot;)" office:value-type="string" office:string-value="&quot;cudnnBatchNormalizationForwardTrainingEx&quot;:{}," calcext:value-type="string">
            <text:p>"cudnnBatchNormalizationForwardTrainingEx":{},</text:p>
          </table:table-cell>
          <table:table-cell table:number-columns-repeated="2"/>
          <table:table-cell office:value-type="string" calcext:value-type="string">
            <text:p>// "cudnnCreateDropoutDescriptor"</text:p>
          </table:table-cell>
          <table:table-cell table:formula="of:=IF(LEFT([.F18];3) = &quot;// &quot;; RIGHT([.F18]; LEN([.F18])-3); [.F18])" office:value-type="string" office:string-value="&quot;cudnnCreateDropoutDescriptor&quot;" calcext:value-type="string">
            <text:p>"cudnnCreateDropoutDescriptor"</text:p>
          </table:table-cell>
          <table:table-cell table:formula="of:=LEFT([.F18];3)=&quot;// &quot;" office:value-type="boolean" office:boolean-value="true" calcext:value-type="boolean">
            <text:p>TRUE</text:p>
          </table:table-cell>
          <table:table-cell table:formula="of:=VLOOKUP([.G18];[.$A$2:.$A$262];1;0)" office:value-type="string" office:string-value="&quot;cudnnCreateDropoutDescriptor&quot;" calcext:value-type="string">
            <text:p>"cudnnCreateDropoutDescriptor"</text:p>
          </table:table-cell>
        </table:table-row>
        <table:table-row table:style-name="ro1">
          <table:table-cell office:value-type="string" calcext:value-type="string">
            <text:p>"cudnnBuildRNNDynamic"</text:p>
          </table:table-cell>
          <table:table-cell table:formula="of:=IFNA(VLOOKUP([.A19];[.$G$2:.$H$148];2;0);0)" office:value-type="float" office:value="0" calcext:value-type="float">
            <text:p>0</text:p>
          </table:table-cell>
          <table:table-cell table:formula="of:=IF([.B19]=1; &quot;// &quot;&amp;[.A19];[.A19]) &amp; &quot;:{},&quot; &amp; IF([.B19]=1; &quot; //&quot;; &quot;&quot;)" office:value-type="string" office:string-value="&quot;cudnnBuildRNNDynamic&quot;:{}," calcext:value-type="string">
            <text:p>"cudnnBuildRNNDynamic":{},</text:p>
          </table:table-cell>
          <table:table-cell table:number-columns-repeated="2"/>
          <table:table-cell office:value-type="string" calcext:value-type="string">
            <text:p>// "cudnnCreateFilterDescriptor"</text:p>
          </table:table-cell>
          <table:table-cell table:formula="of:=IF(LEFT([.F19];3) = &quot;// &quot;; RIGHT([.F19]; LEN([.F19])-3); [.F19])" office:value-type="string" office:string-value="&quot;cudnnCreateFilterDescriptor&quot;" calcext:value-type="string">
            <text:p>"cudnnCreateFilterDescriptor"</text:p>
          </table:table-cell>
          <table:table-cell table:formula="of:=LEFT([.F19];3)=&quot;// &quot;" office:value-type="boolean" office:boolean-value="true" calcext:value-type="boolean">
            <text:p>TRUE</text:p>
          </table:table-cell>
          <table:table-cell table:formula="of:=VLOOKUP([.G19];[.$A$2:.$A$262];1;0)" office:value-type="string" office:string-value="&quot;cudnnCreateFilterDescriptor&quot;" calcext:value-type="string">
            <text:p>"cudnnCreateFilterDescriptor"</text:p>
          </table:table-cell>
        </table:table-row>
        <table:table-row table:style-name="ro1">
          <table:table-cell office:value-type="string" calcext:value-type="string">
            <text:p>"cudnnCTCLoss"</text:p>
          </table:table-cell>
          <table:table-cell table:formula="of:=IFNA(VLOOKUP([.A20];[.$G$2:.$H$148];2;0);0)" office:value-type="float" office:value="1" calcext:value-type="float">
            <text:p>1</text:p>
          </table:table-cell>
          <table:table-cell table:formula="of:=IF([.B20]=1; &quot;// &quot;&amp;[.A20];[.A20]) &amp; &quot;:{},&quot; &amp; IF([.B20]=1; &quot; //&quot;; &quot;&quot;)" office:value-type="string" office:string-value="// &quot;cudnnCTCLoss&quot;:{}, //" calcext:value-type="string">
            <text:p>// "cudnnCTCLoss":{}, //</text:p>
          </table:table-cell>
          <table:table-cell table:number-columns-repeated="2"/>
          <table:table-cell office:value-type="string" calcext:value-type="string">
            <text:p>// "cudnnCreateLRNDescriptor"</text:p>
          </table:table-cell>
          <table:table-cell table:formula="of:=IF(LEFT([.F20];3) = &quot;// &quot;; RIGHT([.F20]; LEN([.F20])-3); [.F20])" office:value-type="string" office:string-value="&quot;cudnnCreateLRNDescriptor&quot;" calcext:value-type="string">
            <text:p>"cudnnCreateLRNDescriptor"</text:p>
          </table:table-cell>
          <table:table-cell table:formula="of:=LEFT([.F20];3)=&quot;// &quot;" office:value-type="boolean" office:boolean-value="true" calcext:value-type="boolean">
            <text:p>TRUE</text:p>
          </table:table-cell>
          <table:table-cell table:formula="of:=VLOOKUP([.G20];[.$A$2:.$A$262];1;0)" office:value-type="string" office:string-value="&quot;cudnnCreateLRNDescriptor&quot;" calcext:value-type="string">
            <text:p>"cudnnCreateLRNDescriptor"</text:p>
          </table:table-cell>
        </table:table-row>
        <table:table-row table:style-name="ro1">
          <table:table-cell office:value-type="string" calcext:value-type="string">
            <text:p>"cudnnCTCLoss_v8"</text:p>
          </table:table-cell>
          <table:table-cell table:formula="of:=IFNA(VLOOKUP([.A21];[.$G$2:.$H$148];2;0);0)" office:value-type="float" office:value="0" calcext:value-type="float">
            <text:p>0</text:p>
          </table:table-cell>
          <table:table-cell table:formula="of:=IF([.B21]=1; &quot;// &quot;&amp;[.A21];[.A21]) &amp; &quot;:{},&quot; &amp; IF([.B21]=1; &quot; //&quot;; &quot;&quot;)" office:value-type="string" office:string-value="&quot;cudnnCTCLoss_v8&quot;:{}," calcext:value-type="string">
            <text:p>"cudnnCTCLoss_v8":{},</text:p>
          </table:table-cell>
          <table:table-cell table:number-columns-repeated="2"/>
          <table:table-cell office:value-type="string" calcext:value-type="string">
            <text:p>// "cudnnCreateOpTensorDescriptor"</text:p>
          </table:table-cell>
          <table:table-cell table:formula="of:=IF(LEFT([.F21];3) = &quot;// &quot;; RIGHT([.F21]; LEN([.F21])-3); [.F21])" office:value-type="string" office:string-value="&quot;cudnnCreateOpTensorDescriptor&quot;" calcext:value-type="string">
            <text:p>"cudnnCreateOpTensorDescriptor"</text:p>
          </table:table-cell>
          <table:table-cell table:formula="of:=LEFT([.F21];3)=&quot;// &quot;" office:value-type="boolean" office:boolean-value="true" calcext:value-type="boolean">
            <text:p>TRUE</text:p>
          </table:table-cell>
          <table:table-cell table:formula="of:=VLOOKUP([.G21];[.$A$2:.$A$262];1;0)" office:value-type="string" office:string-value="&quot;cudnnCreateOpTensorDescriptor&quot;" calcext:value-type="string">
            <text:p>"cudnnCreateOpTensorDescriptor"</text:p>
          </table:table-cell>
        </table:table-row>
        <table:table-row table:style-name="ro1">
          <table:table-cell office:value-type="string" calcext:value-type="string">
            <text:p>"cudnnCnnInferVersionCheck"</text:p>
          </table:table-cell>
          <table:table-cell table:formula="of:=IFNA(VLOOKUP([.A22];[.$G$2:.$H$148];2;0);0)" office:value-type="float" office:value="0" calcext:value-type="float">
            <text:p>0</text:p>
          </table:table-cell>
          <table:table-cell table:formula="of:=IF([.B22]=1; &quot;// &quot;&amp;[.A22];[.A22]) &amp; &quot;:{},&quot; &amp; IF([.B22]=1; &quot; //&quot;; &quot;&quot;)" office:value-type="string" office:string-value="&quot;cudnnCnnInferVersionCheck&quot;:{}," calcext:value-type="string">
            <text:p>"cudnnCnnInferVersionCheck":{},</text:p>
          </table:table-cell>
          <table:table-cell table:number-columns-repeated="2"/>
          <table:table-cell office:value-type="string" calcext:value-type="string">
            <text:p>// "cudnnCreatePersistentRNNPlan"</text:p>
          </table:table-cell>
          <table:table-cell table:formula="of:=IF(LEFT([.F22];3) = &quot;// &quot;; RIGHT([.F22]; LEN([.F22])-3); [.F22])" office:value-type="string" office:string-value="&quot;cudnnCreatePersistentRNNPlan&quot;" calcext:value-type="string">
            <text:p>"cudnnCreatePersistentRNNPlan"</text:p>
          </table:table-cell>
          <table:table-cell table:formula="of:=LEFT([.F22];3)=&quot;// &quot;" office:value-type="boolean" office:boolean-value="true" calcext:value-type="boolean">
            <text:p>TRUE</text:p>
          </table:table-cell>
          <table:table-cell table:formula="of:=VLOOKUP([.G22];[.$A$2:.$A$262];1;0)" office:value-type="string" office:string-value="&quot;cudnnCreatePersistentRNNPlan&quot;" calcext:value-type="string">
            <text:p>"cudnnCreatePersistentRNNPlan"</text:p>
          </table:table-cell>
        </table:table-row>
        <table:table-row table:style-name="ro1">
          <table:table-cell office:value-type="string" calcext:value-type="string">
            <text:p>"cudnnCnnTrainVersionCheck"</text:p>
          </table:table-cell>
          <table:table-cell table:formula="of:=IFNA(VLOOKUP([.A23];[.$G$2:.$H$148];2;0);0)" office:value-type="float" office:value="0" calcext:value-type="float">
            <text:p>0</text:p>
          </table:table-cell>
          <table:table-cell table:formula="of:=IF([.B23]=1; &quot;// &quot;&amp;[.A23];[.A23]) &amp; &quot;:{},&quot; &amp; IF([.B23]=1; &quot; //&quot;; &quot;&quot;)" office:value-type="string" office:string-value="&quot;cudnnCnnTrainVersionCheck&quot;:{}," calcext:value-type="string">
            <text:p>"cudnnCnnTrainVersionCheck":{},</text:p>
          </table:table-cell>
          <table:table-cell table:number-columns-repeated="2"/>
          <table:table-cell office:value-type="string" calcext:value-type="string">
            <text:p>// "cudnnCreatePoolingDescriptor"</text:p>
          </table:table-cell>
          <table:table-cell table:formula="of:=IF(LEFT([.F23];3) = &quot;// &quot;; RIGHT([.F23]; LEN([.F23])-3); [.F23])" office:value-type="string" office:string-value="&quot;cudnnCreatePoolingDescriptor&quot;" calcext:value-type="string">
            <text:p>"cudnnCreatePoolingDescriptor"</text:p>
          </table:table-cell>
          <table:table-cell table:formula="of:=LEFT([.F23];3)=&quot;// &quot;" office:value-type="boolean" office:boolean-value="true" calcext:value-type="boolean">
            <text:p>TRUE</text:p>
          </table:table-cell>
          <table:table-cell table:formula="of:=VLOOKUP([.G23];[.$A$2:.$A$262];1;0)" office:value-type="string" office:string-value="&quot;cudnnCreatePoolingDescriptor&quot;" calcext:value-type="string">
            <text:p>"cudnnCreatePoolingDescriptor"</text:p>
          </table:table-cell>
        </table:table-row>
        <table:table-row table:style-name="ro1">
          <table:table-cell office:value-type="string" calcext:value-type="string">
            <text:p>"cudnnConvolutionBackwardBias"</text:p>
          </table:table-cell>
          <table:table-cell table:formula="of:=IFNA(VLOOKUP([.A24];[.$G$2:.$H$148];2;0);0)" office:value-type="float" office:value="1" calcext:value-type="float">
            <text:p>1</text:p>
          </table:table-cell>
          <table:table-cell table:formula="of:=IF([.B24]=1; &quot;// &quot;&amp;[.A24];[.A24]) &amp; &quot;:{},&quot; &amp; IF([.B24]=1; &quot; //&quot;; &quot;&quot;)" office:value-type="string" office:string-value="// &quot;cudnnConvolutionBackwardBias&quot;:{}, //" calcext:value-type="string">
            <text:p>// "cudnnConvolutionBackwardBias":{}, //</text:p>
          </table:table-cell>
          <table:table-cell table:number-columns-repeated="2"/>
          <table:table-cell office:value-type="string" calcext:value-type="string">
            <text:p>// "cudnnCreateRNNDescriptor"</text:p>
          </table:table-cell>
          <table:table-cell table:formula="of:=IF(LEFT([.F24];3) = &quot;// &quot;; RIGHT([.F24]; LEN([.F24])-3); [.F24])" office:value-type="string" office:string-value="&quot;cudnnCreateRNNDescriptor&quot;" calcext:value-type="string">
            <text:p>"cudnnCreateRNNDescriptor"</text:p>
          </table:table-cell>
          <table:table-cell table:formula="of:=LEFT([.F24];3)=&quot;// &quot;" office:value-type="boolean" office:boolean-value="true" calcext:value-type="boolean">
            <text:p>TRUE</text:p>
          </table:table-cell>
          <table:table-cell table:formula="of:=VLOOKUP([.G24];[.$A$2:.$A$262];1;0)" office:value-type="string" office:string-value="&quot;cudnnCreateRNNDescriptor&quot;" calcext:value-type="string">
            <text:p>"cudnnCreateRNNDescriptor"</text:p>
          </table:table-cell>
        </table:table-row>
        <table:table-row table:style-name="ro1">
          <table:table-cell office:value-type="string" calcext:value-type="string">
            <text:p>"cudnnConvolutionBackwardData"</text:p>
          </table:table-cell>
          <table:table-cell table:formula="of:=IFNA(VLOOKUP([.A25];[.$G$2:.$H$148];2;0);0)" office:value-type="float" office:value="1" calcext:value-type="float">
            <text:p>1</text:p>
          </table:table-cell>
          <table:table-cell table:formula="of:=IF([.B25]=1; &quot;// &quot;&amp;[.A25];[.A25]) &amp; &quot;:{},&quot; &amp; IF([.B25]=1; &quot; //&quot;; &quot;&quot;)" office:value-type="string" office:string-value="// &quot;cudnnConvolutionBackwardData&quot;:{}, //" calcext:value-type="string">
            <text:p>// "cudnnConvolutionBackwardData":{}, //</text:p>
          </table:table-cell>
          <table:table-cell table:number-columns-repeated="2"/>
          <table:table-cell office:value-type="string" calcext:value-type="string">
            <text:p>// "cudnnCreateReduceTensorDescriptor"</text:p>
          </table:table-cell>
          <table:table-cell table:formula="of:=IF(LEFT([.F25];3) = &quot;// &quot;; RIGHT([.F25]; LEN([.F25])-3); [.F25])" office:value-type="string" office:string-value="&quot;cudnnCreateReduceTensorDescriptor&quot;" calcext:value-type="string">
            <text:p>"cudnnCreateReduceTensorDescriptor"</text:p>
          </table:table-cell>
          <table:table-cell table:formula="of:=LEFT([.F25];3)=&quot;// &quot;" office:value-type="boolean" office:boolean-value="true" calcext:value-type="boolean">
            <text:p>TRUE</text:p>
          </table:table-cell>
          <table:table-cell table:formula="of:=VLOOKUP([.G25];[.$A$2:.$A$262];1;0)" office:value-type="string" office:string-value="&quot;cudnnCreateReduceTensorDescriptor&quot;" calcext:value-type="string">
            <text:p>"cudnnCreateReduceTensorDescriptor"</text:p>
          </table:table-cell>
        </table:table-row>
        <table:table-row table:style-name="ro1">
          <table:table-cell office:value-type="string" calcext:value-type="string">
            <text:p>"cudnnConvolutionBackwardFilter"</text:p>
          </table:table-cell>
          <table:table-cell table:formula="of:=IFNA(VLOOKUP([.A26];[.$G$2:.$H$148];2;0);0)" office:value-type="float" office:value="1" calcext:value-type="float">
            <text:p>1</text:p>
          </table:table-cell>
          <table:table-cell table:formula="of:=IF([.B26]=1; &quot;// &quot;&amp;[.A26];[.A26]) &amp; &quot;:{},&quot; &amp; IF([.B26]=1; &quot; //&quot;; &quot;&quot;)" office:value-type="string" office:string-value="// &quot;cudnnConvolutionBackwardFilter&quot;:{}, //" calcext:value-type="string">
            <text:p>// "cudnnConvolutionBackwardFilter":{}, //</text:p>
          </table:table-cell>
          <table:table-cell table:number-columns-repeated="2"/>
          <table:table-cell office:value-type="string" calcext:value-type="string">
            <text:p>// "cudnnCreateSpatialTransformerDescriptor"</text:p>
          </table:table-cell>
          <table:table-cell table:formula="of:=IF(LEFT([.F26];3) = &quot;// &quot;; RIGHT([.F26]; LEN([.F26])-3); [.F26])" office:value-type="string" office:string-value="&quot;cudnnCreateSpatialTransformerDescriptor&quot;" calcext:value-type="string">
            <text:p>"cudnnCreateSpatialTransformerDescriptor"</text:p>
          </table:table-cell>
          <table:table-cell table:formula="of:=LEFT([.F26];3)=&quot;// &quot;" office:value-type="boolean" office:boolean-value="true" calcext:value-type="boolean">
            <text:p>TRUE</text:p>
          </table:table-cell>
          <table:table-cell table:formula="of:=VLOOKUP([.G26];[.$A$2:.$A$262];1;0)" office:value-type="string" office:string-value="&quot;cudnnCreateSpatialTransformerDescriptor&quot;" calcext:value-type="string">
            <text:p>"cudnnCreateSpatialTransformerDescriptor"</text:p>
          </table:table-cell>
        </table:table-row>
        <table:table-row table:style-name="ro1">
          <table:table-cell office:value-type="string" calcext:value-type="string">
            <text:p>"cudnnConvolutionBiasActivationForward"</text:p>
          </table:table-cell>
          <table:table-cell table:formula="of:=IFNA(VLOOKUP([.A27];[.$G$2:.$H$148];2;0);0)" office:value-type="float" office:value="1" calcext:value-type="float">
            <text:p>1</text:p>
          </table:table-cell>
          <table:table-cell table:formula="of:=IF([.B27]=1; &quot;// &quot;&amp;[.A27];[.A27]) &amp; &quot;:{},&quot; &amp; IF([.B27]=1; &quot; //&quot;; &quot;&quot;)" office:value-type="string" office:string-value="// &quot;cudnnConvolutionBiasActivationForward&quot;:{}, //" calcext:value-type="string">
            <text:p>// "cudnnConvolutionBiasActivationForward":{}, //</text:p>
          </table:table-cell>
          <table:table-cell table:number-columns-repeated="2"/>
          <table:table-cell office:value-type="string" calcext:value-type="string">
            <text:p>// "cudnnCreateTensorDescriptor"</text:p>
          </table:table-cell>
          <table:table-cell table:formula="of:=IF(LEFT([.F27];3) = &quot;// &quot;; RIGHT([.F27]; LEN([.F27])-3); [.F27])" office:value-type="string" office:string-value="&quot;cudnnCreateTensorDescriptor&quot;" calcext:value-type="string">
            <text:p>"cudnnCreateTensorDescriptor"</text:p>
          </table:table-cell>
          <table:table-cell table:formula="of:=LEFT([.F27];3)=&quot;// &quot;" office:value-type="boolean" office:boolean-value="true" calcext:value-type="boolean">
            <text:p>TRUE</text:p>
          </table:table-cell>
          <table:table-cell table:formula="of:=VLOOKUP([.G27];[.$A$2:.$A$262];1;0)" office:value-type="string" office:string-value="&quot;cudnnCreateTensorDescriptor&quot;" calcext:value-type="string">
            <text:p>"cudnnCreateTensorDescriptor"</text:p>
          </table:table-cell>
        </table:table-row>
        <table:table-row table:style-name="ro1">
          <table:table-cell office:value-type="string" calcext:value-type="string">
            <text:p>"cudnnConvolutionForward"</text:p>
          </table:table-cell>
          <table:table-cell table:formula="of:=IFNA(VLOOKUP([.A28];[.$G$2:.$H$148];2;0);0)" office:value-type="float" office:value="1" calcext:value-type="float">
            <text:p>1</text:p>
          </table:table-cell>
          <table:table-cell table:formula="of:=IF([.B28]=1; &quot;// &quot;&amp;[.A28];[.A28]) &amp; &quot;:{},&quot; &amp; IF([.B28]=1; &quot; //&quot;; &quot;&quot;)" office:value-type="string" office:string-value="// &quot;cudnnConvolutionForward&quot;:{}, //" calcext:value-type="string">
            <text:p>// "cudnnConvolutionForward":{}, //</text:p>
          </table:table-cell>
          <table:table-cell table:number-columns-repeated="2"/>
          <table:table-cell office:value-type="string" calcext:value-type="string">
            <text:p>// "cudnnDeriveBNTensorDescriptor"</text:p>
          </table:table-cell>
          <table:table-cell table:formula="of:=IF(LEFT([.F28];3) = &quot;// &quot;; RIGHT([.F28]; LEN([.F28])-3); [.F28])" office:value-type="string" office:string-value="&quot;cudnnDeriveBNTensorDescriptor&quot;" calcext:value-type="string">
            <text:p>"cudnnDeriveBNTensorDescriptor"</text:p>
          </table:table-cell>
          <table:table-cell table:formula="of:=LEFT([.F28];3)=&quot;// &quot;" office:value-type="boolean" office:boolean-value="true" calcext:value-type="boolean">
            <text:p>TRUE</text:p>
          </table:table-cell>
          <table:table-cell table:formula="of:=VLOOKUP([.G28];[.$A$2:.$A$262];1;0)" office:value-type="string" office:string-value="&quot;cudnnDeriveBNTensorDescriptor&quot;" calcext:value-type="string">
            <text:p>"cudnnDeriveBNTensorDescriptor"</text:p>
          </table:table-cell>
        </table:table-row>
        <table:table-row table:style-name="ro1">
          <table:table-cell office:value-type="string" calcext:value-type="string">
            <text:p>"cudnnCopyAlgorithmDescriptor"</text:p>
          </table:table-cell>
          <table:table-cell table:formula="of:=IFNA(VLOOKUP([.A29];[.$G$2:.$H$148];2;0);0)" office:value-type="float" office:value="0" calcext:value-type="float">
            <text:p>0</text:p>
          </table:table-cell>
          <table:table-cell table:formula="of:=IF([.B29]=1; &quot;// &quot;&amp;[.A29];[.A29]) &amp; &quot;:{},&quot; &amp; IF([.B29]=1; &quot; //&quot;; &quot;&quot;)" office:value-type="string" office:string-value="&quot;cudnnCopyAlgorithmDescriptor&quot;:{}," calcext:value-type="string">
            <text:p>"cudnnCopyAlgorithmDescriptor":{},</text:p>
          </table:table-cell>
          <table:table-cell table:number-columns-repeated="2"/>
          <table:table-cell office:value-type="string" calcext:value-type="string">
            <text:p>"cudnnDestroy"</text:p>
          </table:table-cell>
          <table:table-cell table:formula="of:=IF(LEFT([.F29];3) = &quot;// &quot;; RIGHT([.F29]; LEN([.F29])-3); [.F29])" office:value-type="string" office:string-value="&quot;cudnnDestroy&quot;" calcext:value-type="string">
            <text:p>"cudnnDestroy"</text:p>
          </table:table-cell>
          <table:table-cell table:formula="of:=LEFT([.F29];3)=&quot;// &quot;" office:value-type="boolean" office:boolean-value="false" calcext:value-type="boolean">
            <text:p>FALSE</text:p>
          </table:table-cell>
          <table:table-cell table:formula="of:=VLOOKUP([.G29];[.$A$2:.$A$262];1;0)" office:value-type="string" office:string-value="&quot;cudnnDestroy&quot;" calcext:value-type="string">
            <text:p>"cudnnDestroy"</text:p>
          </table:table-cell>
        </table:table-row>
        <table:table-row table:style-name="ro1">
          <table:table-cell office:value-type="string" calcext:value-type="string">
            <text:p>"cudnnCreate"</text:p>
          </table:table-cell>
          <table:table-cell table:formula="of:=IFNA(VLOOKUP([.A30];[.$G$2:.$H$148];2;0);0)" office:value-type="float" office:value="0" calcext:value-type="float">
            <text:p>0</text:p>
          </table:table-cell>
          <table:table-cell table:formula="of:=IF([.B30]=1; &quot;// &quot;&amp;[.A30];[.A30]) &amp; &quot;:{},&quot; &amp; IF([.B30]=1; &quot; //&quot;; &quot;&quot;)" office:value-type="string" office:string-value="&quot;cudnnCreate&quot;:{}," calcext:value-type="string">
            <text:p>"cudnnCreate":{},</text:p>
          </table:table-cell>
          <table:table-cell table:number-columns-repeated="2"/>
          <table:table-cell office:value-type="string" calcext:value-type="string">
            <text:p>// "cudnnDestroyActivationDescriptor"</text:p>
          </table:table-cell>
          <table:table-cell table:formula="of:=IF(LEFT([.F30];3) = &quot;// &quot;; RIGHT([.F30]; LEN([.F30])-3); [.F30])" office:value-type="string" office:string-value="&quot;cudnnDestroyActivationDescriptor&quot;" calcext:value-type="string">
            <text:p>"cudnnDestroyActivationDescriptor"</text:p>
          </table:table-cell>
          <table:table-cell table:formula="of:=LEFT([.F30];3)=&quot;// &quot;" office:value-type="boolean" office:boolean-value="true" calcext:value-type="boolean">
            <text:p>TRUE</text:p>
          </table:table-cell>
          <table:table-cell table:formula="of:=VLOOKUP([.G30];[.$A$2:.$A$262];1;0)" office:value-type="string" office:string-value="&quot;cudnnDestroyActivationDescriptor&quot;" calcext:value-type="string">
            <text:p>"cudnnDestroyActivationDescriptor"</text:p>
          </table:table-cell>
        </table:table-row>
        <table:table-row table:style-name="ro1">
          <table:table-cell office:value-type="string" calcext:value-type="string">
            <text:p>"cudnnCreateActivationDescriptor"</text:p>
          </table:table-cell>
          <table:table-cell table:formula="of:=IFNA(VLOOKUP([.A31];[.$G$2:.$H$148];2;0);0)" office:value-type="float" office:value="1" calcext:value-type="float">
            <text:p>1</text:p>
          </table:table-cell>
          <table:table-cell table:formula="of:=IF([.B31]=1; &quot;// &quot;&amp;[.A31];[.A31]) &amp; &quot;:{},&quot; &amp; IF([.B31]=1; &quot; //&quot;; &quot;&quot;)" office:value-type="string" office:string-value="// &quot;cudnnCreateActivationDescriptor&quot;:{}, //" calcext:value-type="string">
            <text:p>// "cudnnCreateActivationDescriptor":{}, //</text:p>
          </table:table-cell>
          <table:table-cell table:number-columns-repeated="2"/>
          <table:table-cell office:value-type="string" calcext:value-type="string">
            <text:p>// "cudnnDestroyCTCLossDescriptor"</text:p>
          </table:table-cell>
          <table:table-cell table:formula="of:=IF(LEFT([.F31];3) = &quot;// &quot;; RIGHT([.F31]; LEN([.F31])-3); [.F31])" office:value-type="string" office:string-value="&quot;cudnnDestroyCTCLossDescriptor&quot;" calcext:value-type="string">
            <text:p>"cudnnDestroyCTCLossDescriptor"</text:p>
          </table:table-cell>
          <table:table-cell table:formula="of:=LEFT([.F31];3)=&quot;// &quot;" office:value-type="boolean" office:boolean-value="true" calcext:value-type="boolean">
            <text:p>TRUE</text:p>
          </table:table-cell>
          <table:table-cell table:formula="of:=VLOOKUP([.G31];[.$A$2:.$A$262];1;0)" office:value-type="string" office:string-value="&quot;cudnnDestroyCTCLossDescriptor&quot;" calcext:value-type="string">
            <text:p>"cudnnDestroyCTCLossDescriptor"</text:p>
          </table:table-cell>
        </table:table-row>
        <table:table-row table:style-name="ro1">
          <table:table-cell office:value-type="string" calcext:value-type="string">
            <text:p>"cudnnCreateAlgorithmDescriptor"</text:p>
          </table:table-cell>
          <table:table-cell table:formula="of:=IFNA(VLOOKUP([.A32];[.$G$2:.$H$148];2;0);0)" office:value-type="float" office:value="0" calcext:value-type="float">
            <text:p>0</text:p>
          </table:table-cell>
          <table:table-cell table:formula="of:=IF([.B32]=1; &quot;// &quot;&amp;[.A32];[.A32]) &amp; &quot;:{},&quot; &amp; IF([.B32]=1; &quot; //&quot;; &quot;&quot;)" office:value-type="string" office:string-value="&quot;cudnnCreateAlgorithmDescriptor&quot;:{}," calcext:value-type="string">
            <text:p>"cudnnCreateAlgorithmDescriptor":{},</text:p>
          </table:table-cell>
          <table:table-cell table:number-columns-repeated="2"/>
          <table:table-cell office:value-type="string" calcext:value-type="string">
            <text:p>"cudnnDestroyConvolutionDescriptor"</text:p>
          </table:table-cell>
          <table:table-cell table:formula="of:=IF(LEFT([.F32];3) = &quot;// &quot;; RIGHT([.F32]; LEN([.F32])-3); [.F32])" office:value-type="string" office:string-value="&quot;cudnnDestroyConvolutionDescriptor&quot;" calcext:value-type="string">
            <text:p>"cudnnDestroyConvolutionDescriptor"</text:p>
          </table:table-cell>
          <table:table-cell table:formula="of:=LEFT([.F32];3)=&quot;// &quot;" office:value-type="boolean" office:boolean-value="false" calcext:value-type="boolean">
            <text:p>FALSE</text:p>
          </table:table-cell>
          <table:table-cell table:formula="of:=VLOOKUP([.G32];[.$A$2:.$A$262];1;0)" office:value-type="string" office:string-value="&quot;cudnnDestroyConvolutionDescriptor&quot;" calcext:value-type="string">
            <text:p>"cudnnDestroyConvolutionDescriptor"</text:p>
          </table:table-cell>
        </table:table-row>
        <table:table-row table:style-name="ro1">
          <table:table-cell office:value-type="string" calcext:value-type="string">
            <text:p>"cudnnCreateAlgorithmPerformance"</text:p>
          </table:table-cell>
          <table:table-cell table:formula="of:=IFNA(VLOOKUP([.A33];[.$G$2:.$H$148];2;0);0)" office:value-type="float" office:value="0" calcext:value-type="float">
            <text:p>0</text:p>
          </table:table-cell>
          <table:table-cell table:formula="of:=IF([.B33]=1; &quot;// &quot;&amp;[.A33];[.A33]) &amp; &quot;:{},&quot; &amp; IF([.B33]=1; &quot; //&quot;; &quot;&quot;)" office:value-type="string" office:string-value="&quot;cudnnCreateAlgorithmPerformance&quot;:{}," calcext:value-type="string">
            <text:p>"cudnnCreateAlgorithmPerformance":{},</text:p>
          </table:table-cell>
          <table:table-cell table:number-columns-repeated="2"/>
          <table:table-cell office:value-type="string" calcext:value-type="string">
            <text:p>// "cudnnDestroyDropoutDescriptor"</text:p>
          </table:table-cell>
          <table:table-cell table:formula="of:=IF(LEFT([.F33];3) = &quot;// &quot;; RIGHT([.F33]; LEN([.F33])-3); [.F33])" office:value-type="string" office:string-value="&quot;cudnnDestroyDropoutDescriptor&quot;" calcext:value-type="string">
            <text:p>"cudnnDestroyDropoutDescriptor"</text:p>
          </table:table-cell>
          <table:table-cell table:formula="of:=LEFT([.F33];3)=&quot;// &quot;" office:value-type="boolean" office:boolean-value="true" calcext:value-type="boolean">
            <text:p>TRUE</text:p>
          </table:table-cell>
          <table:table-cell table:formula="of:=VLOOKUP([.G33];[.$A$2:.$A$262];1;0)" office:value-type="string" office:string-value="&quot;cudnnDestroyDropoutDescriptor&quot;" calcext:value-type="string">
            <text:p>"cudnnDestroyDropoutDescriptor"</text:p>
          </table:table-cell>
        </table:table-row>
        <table:table-row table:style-name="ro1">
          <table:table-cell office:value-type="string" calcext:value-type="string">
            <text:p>"cudnnCreateAttnDescriptor"</text:p>
          </table:table-cell>
          <table:table-cell table:formula="of:=IFNA(VLOOKUP([.A34];[.$G$2:.$H$148];2;0);0)" office:value-type="float" office:value="0" calcext:value-type="float">
            <text:p>0</text:p>
          </table:table-cell>
          <table:table-cell table:formula="of:=IF([.B34]=1; &quot;// &quot;&amp;[.A34];[.A34]) &amp; &quot;:{},&quot; &amp; IF([.B34]=1; &quot; //&quot;; &quot;&quot;)" office:value-type="string" office:string-value="&quot;cudnnCreateAttnDescriptor&quot;:{}," calcext:value-type="string">
            <text:p>"cudnnCreateAttnDescriptor":{},</text:p>
          </table:table-cell>
          <table:table-cell table:number-columns-repeated="2"/>
          <table:table-cell office:value-type="string" calcext:value-type="string">
            <text:p>// "cudnnDestroyFilterDescriptor"</text:p>
          </table:table-cell>
          <table:table-cell table:formula="of:=IF(LEFT([.F34];3) = &quot;// &quot;; RIGHT([.F34]; LEN([.F34])-3); [.F34])" office:value-type="string" office:string-value="&quot;cudnnDestroyFilterDescriptor&quot;" calcext:value-type="string">
            <text:p>"cudnnDestroyFilterDescriptor"</text:p>
          </table:table-cell>
          <table:table-cell table:formula="of:=LEFT([.F34];3)=&quot;// &quot;" office:value-type="boolean" office:boolean-value="true" calcext:value-type="boolean">
            <text:p>TRUE</text:p>
          </table:table-cell>
          <table:table-cell table:formula="of:=VLOOKUP([.G34];[.$A$2:.$A$262];1;0)" office:value-type="string" office:string-value="&quot;cudnnDestroyFilterDescriptor&quot;" calcext:value-type="string">
            <text:p>"cudnnDestroyFilterDescriptor"</text:p>
          </table:table-cell>
        </table:table-row>
        <table:table-row table:style-name="ro1">
          <table:table-cell office:value-type="string" calcext:value-type="string">
            <text:p>"cudnnCreateCTCLossDescriptor"</text:p>
          </table:table-cell>
          <table:table-cell table:formula="of:=IFNA(VLOOKUP([.A35];[.$G$2:.$H$148];2;0);0)" office:value-type="float" office:value="1" calcext:value-type="float">
            <text:p>1</text:p>
          </table:table-cell>
          <table:table-cell table:formula="of:=IF([.B35]=1; &quot;// &quot;&amp;[.A35];[.A35]) &amp; &quot;:{},&quot; &amp; IF([.B35]=1; &quot; //&quot;; &quot;&quot;)" office:value-type="string" office:string-value="// &quot;cudnnCreateCTCLossDescriptor&quot;:{}, //" calcext:value-type="string">
            <text:p>// "cudnnCreateCTCLossDescriptor":{}, //</text:p>
          </table:table-cell>
          <table:table-cell table:number-columns-repeated="2"/>
          <table:table-cell office:value-type="string" calcext:value-type="string">
            <text:p>// "cudnnDestroyLRNDescriptor"</text:p>
          </table:table-cell>
          <table:table-cell table:formula="of:=IF(LEFT([.F35];3) = &quot;// &quot;; RIGHT([.F35]; LEN([.F35])-3); [.F35])" office:value-type="string" office:string-value="&quot;cudnnDestroyLRNDescriptor&quot;" calcext:value-type="string">
            <text:p>"cudnnDestroyLRNDescriptor"</text:p>
          </table:table-cell>
          <table:table-cell table:formula="of:=LEFT([.F35];3)=&quot;// &quot;" office:value-type="boolean" office:boolean-value="true" calcext:value-type="boolean">
            <text:p>TRUE</text:p>
          </table:table-cell>
          <table:table-cell table:formula="of:=VLOOKUP([.G35];[.$A$2:.$A$262];1;0)" office:value-type="string" office:string-value="&quot;cudnnDestroyLRNDescriptor&quot;" calcext:value-type="string">
            <text:p>"cudnnDestroyLRNDescriptor"</text:p>
          </table:table-cell>
        </table:table-row>
        <table:table-row table:style-name="ro1">
          <table:table-cell office:value-type="string" calcext:value-type="string">
            <text:p>"cudnnCreateConvolutionDescriptor"</text:p>
          </table:table-cell>
          <table:table-cell table:formula="of:=IFNA(VLOOKUP([.A36];[.$G$2:.$H$148];2;0);0)" office:value-type="float" office:value="0" calcext:value-type="float">
            <text:p>0</text:p>
          </table:table-cell>
          <table:table-cell table:formula="of:=IF([.B36]=1; &quot;// &quot;&amp;[.A36];[.A36]) &amp; &quot;:{},&quot; &amp; IF([.B36]=1; &quot; //&quot;; &quot;&quot;)" office:value-type="string" office:string-value="&quot;cudnnCreateConvolutionDescriptor&quot;:{}," calcext:value-type="string">
            <text:p>"cudnnCreateConvolutionDescriptor":{},</text:p>
          </table:table-cell>
          <table:table-cell table:number-columns-repeated="2"/>
          <table:table-cell office:value-type="string" calcext:value-type="string">
            <text:p>// "cudnnDestroyOpTensorDescriptor"</text:p>
          </table:table-cell>
          <table:table-cell table:formula="of:=IF(LEFT([.F36];3) = &quot;// &quot;; RIGHT([.F36]; LEN([.F36])-3); [.F36])" office:value-type="string" office:string-value="&quot;cudnnDestroyOpTensorDescriptor&quot;" calcext:value-type="string">
            <text:p>"cudnnDestroyOpTensorDescriptor"</text:p>
          </table:table-cell>
          <table:table-cell table:formula="of:=LEFT([.F36];3)=&quot;// &quot;" office:value-type="boolean" office:boolean-value="true" calcext:value-type="boolean">
            <text:p>TRUE</text:p>
          </table:table-cell>
          <table:table-cell table:formula="of:=VLOOKUP([.G36];[.$A$2:.$A$262];1;0)" office:value-type="string" office:string-value="&quot;cudnnDestroyOpTensorDescriptor&quot;" calcext:value-type="string">
            <text:p>"cudnnDestroyOpTensorDescriptor"</text:p>
          </table:table-cell>
        </table:table-row>
        <table:table-row table:style-name="ro1">
          <table:table-cell office:value-type="string" calcext:value-type="string">
            <text:p>"cudnnCreateDropoutDescriptor"</text:p>
          </table:table-cell>
          <table:table-cell table:formula="of:=IFNA(VLOOKUP([.A37];[.$G$2:.$H$148];2;0);0)" office:value-type="float" office:value="1" calcext:value-type="float">
            <text:p>1</text:p>
          </table:table-cell>
          <table:table-cell table:formula="of:=IF([.B37]=1; &quot;// &quot;&amp;[.A37];[.A37]) &amp; &quot;:{},&quot; &amp; IF([.B37]=1; &quot; //&quot;; &quot;&quot;)" office:value-type="string" office:string-value="// &quot;cudnnCreateDropoutDescriptor&quot;:{}, //" calcext:value-type="string">
            <text:p>// "cudnnCreateDropoutDescriptor":{}, //</text:p>
          </table:table-cell>
          <table:table-cell table:number-columns-repeated="2"/>
          <table:table-cell office:value-type="string" calcext:value-type="string">
            <text:p>// "cudnnDestroyPersistentRNNPlan"</text:p>
          </table:table-cell>
          <table:table-cell table:formula="of:=IF(LEFT([.F37];3) = &quot;// &quot;; RIGHT([.F37]; LEN([.F37])-3); [.F37])" office:value-type="string" office:string-value="&quot;cudnnDestroyPersistentRNNPlan&quot;" calcext:value-type="string">
            <text:p>"cudnnDestroyPersistentRNNPlan"</text:p>
          </table:table-cell>
          <table:table-cell table:formula="of:=LEFT([.F37];3)=&quot;// &quot;" office:value-type="boolean" office:boolean-value="true" calcext:value-type="boolean">
            <text:p>TRUE</text:p>
          </table:table-cell>
          <table:table-cell table:formula="of:=VLOOKUP([.G37];[.$A$2:.$A$262];1;0)" office:value-type="string" office:string-value="&quot;cudnnDestroyPersistentRNNPlan&quot;" calcext:value-type="string">
            <text:p>"cudnnDestroyPersistentRNNPlan"</text:p>
          </table:table-cell>
        </table:table-row>
        <table:table-row table:style-name="ro1">
          <table:table-cell office:value-type="string" calcext:value-type="string">
            <text:p>"cudnnCreateFilterDescriptor"</text:p>
          </table:table-cell>
          <table:table-cell table:formula="of:=IFNA(VLOOKUP([.A38];[.$G$2:.$H$148];2;0);0)" office:value-type="float" office:value="1" calcext:value-type="float">
            <text:p>1</text:p>
          </table:table-cell>
          <table:table-cell table:formula="of:=IF([.B38]=1; &quot;// &quot;&amp;[.A38];[.A38]) &amp; &quot;:{},&quot; &amp; IF([.B38]=1; &quot; //&quot;; &quot;&quot;)" office:value-type="string" office:string-value="// &quot;cudnnCreateFilterDescriptor&quot;:{}, //" calcext:value-type="string">
            <text:p>// "cudnnCreateFilterDescriptor":{}, //</text:p>
          </table:table-cell>
          <table:table-cell table:number-columns-repeated="2"/>
          <table:table-cell office:value-type="string" calcext:value-type="string">
            <text:p>// "cudnnDestroyPoolingDescriptor"</text:p>
          </table:table-cell>
          <table:table-cell table:formula="of:=IF(LEFT([.F38];3) = &quot;// &quot;; RIGHT([.F38]; LEN([.F38])-3); [.F38])" office:value-type="string" office:string-value="&quot;cudnnDestroyPoolingDescriptor&quot;" calcext:value-type="string">
            <text:p>"cudnnDestroyPoolingDescriptor"</text:p>
          </table:table-cell>
          <table:table-cell table:formula="of:=LEFT([.F38];3)=&quot;// &quot;" office:value-type="boolean" office:boolean-value="true" calcext:value-type="boolean">
            <text:p>TRUE</text:p>
          </table:table-cell>
          <table:table-cell table:formula="of:=VLOOKUP([.G38];[.$A$2:.$A$262];1;0)" office:value-type="string" office:string-value="&quot;cudnnDestroyPoolingDescriptor&quot;" calcext:value-type="string">
            <text:p>"cudnnDestroyPoolingDescriptor"</text:p>
          </table:table-cell>
        </table:table-row>
        <table:table-row table:style-name="ro1">
          <table:table-cell office:value-type="string" calcext:value-type="string">
            <text:p>"cudnnCreateFusedOpsConstParamPack"</text:p>
          </table:table-cell>
          <table:table-cell table:formula="of:=IFNA(VLOOKUP([.A39];[.$G$2:.$H$148];2;0);0)" office:value-type="float" office:value="0" calcext:value-type="float">
            <text:p>0</text:p>
          </table:table-cell>
          <table:table-cell table:formula="of:=IF([.B39]=1; &quot;// &quot;&amp;[.A39];[.A39]) &amp; &quot;:{},&quot; &amp; IF([.B39]=1; &quot; //&quot;; &quot;&quot;)" office:value-type="string" office:string-value="&quot;cudnnCreateFusedOpsConstParamPack&quot;:{}," calcext:value-type="string">
            <text:p>"cudnnCreateFusedOpsConstParamPack":{},</text:p>
          </table:table-cell>
          <table:table-cell table:number-columns-repeated="2"/>
          <table:table-cell office:value-type="string" calcext:value-type="string">
            <text:p>// "cudnnDestroyRNNDescriptor"</text:p>
          </table:table-cell>
          <table:table-cell table:formula="of:=IF(LEFT([.F39];3) = &quot;// &quot;; RIGHT([.F39]; LEN([.F39])-3); [.F39])" office:value-type="string" office:string-value="&quot;cudnnDestroyRNNDescriptor&quot;" calcext:value-type="string">
            <text:p>"cudnnDestroyRNNDescriptor"</text:p>
          </table:table-cell>
          <table:table-cell table:formula="of:=LEFT([.F39];3)=&quot;// &quot;" office:value-type="boolean" office:boolean-value="true" calcext:value-type="boolean">
            <text:p>TRUE</text:p>
          </table:table-cell>
          <table:table-cell table:formula="of:=VLOOKUP([.G39];[.$A$2:.$A$262];1;0)" office:value-type="string" office:string-value="&quot;cudnnDestroyRNNDescriptor&quot;" calcext:value-type="string">
            <text:p>"cudnnDestroyRNNDescriptor"</text:p>
          </table:table-cell>
        </table:table-row>
        <table:table-row table:style-name="ro1">
          <table:table-cell office:value-type="string" calcext:value-type="string">
            <text:p>"cudnnCreateFusedOpsPlan"</text:p>
          </table:table-cell>
          <table:table-cell table:formula="of:=IFNA(VLOOKUP([.A40];[.$G$2:.$H$148];2;0);0)" office:value-type="float" office:value="0" calcext:value-type="float">
            <text:p>0</text:p>
          </table:table-cell>
          <table:table-cell table:formula="of:=IF([.B40]=1; &quot;// &quot;&amp;[.A40];[.A40]) &amp; &quot;:{},&quot; &amp; IF([.B40]=1; &quot; //&quot;; &quot;&quot;)" office:value-type="string" office:string-value="&quot;cudnnCreateFusedOpsPlan&quot;:{}," calcext:value-type="string">
            <text:p>"cudnnCreateFusedOpsPlan":{},</text:p>
          </table:table-cell>
          <table:table-cell table:number-columns-repeated="2"/>
          <table:table-cell office:value-type="string" calcext:value-type="string">
            <text:p>// "cudnnDestroyReduceTensorDescriptor"</text:p>
          </table:table-cell>
          <table:table-cell table:formula="of:=IF(LEFT([.F40];3) = &quot;// &quot;; RIGHT([.F40]; LEN([.F40])-3); [.F40])" office:value-type="string" office:string-value="&quot;cudnnDestroyReduceTensorDescriptor&quot;" calcext:value-type="string">
            <text:p>"cudnnDestroyReduceTensorDescriptor"</text:p>
          </table:table-cell>
          <table:table-cell table:formula="of:=LEFT([.F40];3)=&quot;// &quot;" office:value-type="boolean" office:boolean-value="true" calcext:value-type="boolean">
            <text:p>TRUE</text:p>
          </table:table-cell>
          <table:table-cell table:formula="of:=VLOOKUP([.G40];[.$A$2:.$A$262];1;0)" office:value-type="string" office:string-value="&quot;cudnnDestroyReduceTensorDescriptor&quot;" calcext:value-type="string">
            <text:p>"cudnnDestroyReduceTensorDescriptor"</text:p>
          </table:table-cell>
        </table:table-row>
        <table:table-row table:style-name="ro1">
          <table:table-cell office:value-type="string" calcext:value-type="string">
            <text:p>"cudnnCreateFusedOpsVariantParamPack"</text:p>
          </table:table-cell>
          <table:table-cell table:formula="of:=IFNA(VLOOKUP([.A41];[.$G$2:.$H$148];2;0);0)" office:value-type="float" office:value="0" calcext:value-type="float">
            <text:p>0</text:p>
          </table:table-cell>
          <table:table-cell table:formula="of:=IF([.B41]=1; &quot;// &quot;&amp;[.A41];[.A41]) &amp; &quot;:{},&quot; &amp; IF([.B41]=1; &quot; //&quot;; &quot;&quot;)" office:value-type="string" office:string-value="&quot;cudnnCreateFusedOpsVariantParamPack&quot;:{}," calcext:value-type="string">
            <text:p>"cudnnCreateFusedOpsVariantParamPack":{},</text:p>
          </table:table-cell>
          <table:table-cell table:number-columns-repeated="2"/>
          <table:table-cell office:value-type="string" calcext:value-type="string">
            <text:p>// "cudnnDestroySpatialTransformerDescriptor"</text:p>
          </table:table-cell>
          <table:table-cell table:formula="of:=IF(LEFT([.F41];3) = &quot;// &quot;; RIGHT([.F41]; LEN([.F41])-3); [.F41])" office:value-type="string" office:string-value="&quot;cudnnDestroySpatialTransformerDescriptor&quot;" calcext:value-type="string">
            <text:p>"cudnnDestroySpatialTransformerDescriptor"</text:p>
          </table:table-cell>
          <table:table-cell table:formula="of:=LEFT([.F41];3)=&quot;// &quot;" office:value-type="boolean" office:boolean-value="true" calcext:value-type="boolean">
            <text:p>TRUE</text:p>
          </table:table-cell>
          <table:table-cell table:formula="of:=VLOOKUP([.G41];[.$A$2:.$A$262];1;0)" office:value-type="string" office:string-value="&quot;cudnnDestroySpatialTransformerDescriptor&quot;" calcext:value-type="string">
            <text:p>"cudnnDestroySpatialTransformerDescriptor"</text:p>
          </table:table-cell>
        </table:table-row>
        <table:table-row table:style-name="ro1">
          <table:table-cell office:value-type="string" calcext:value-type="string">
            <text:p>"cudnnCreateLRNDescriptor"</text:p>
          </table:table-cell>
          <table:table-cell table:formula="of:=IFNA(VLOOKUP([.A42];[.$G$2:.$H$148];2;0);0)" office:value-type="float" office:value="1" calcext:value-type="float">
            <text:p>1</text:p>
          </table:table-cell>
          <table:table-cell table:formula="of:=IF([.B42]=1; &quot;// &quot;&amp;[.A42];[.A42]) &amp; &quot;:{},&quot; &amp; IF([.B42]=1; &quot; //&quot;; &quot;&quot;)" office:value-type="string" office:string-value="// &quot;cudnnCreateLRNDescriptor&quot;:{}, //" calcext:value-type="string">
            <text:p>// "cudnnCreateLRNDescriptor":{}, //</text:p>
          </table:table-cell>
          <table:table-cell table:number-columns-repeated="2"/>
          <table:table-cell office:value-type="string" calcext:value-type="string">
            <text:p>// "cudnnDestroyTensorDescriptor"</text:p>
          </table:table-cell>
          <table:table-cell table:formula="of:=IF(LEFT([.F42];3) = &quot;// &quot;; RIGHT([.F42]; LEN([.F42])-3); [.F42])" office:value-type="string" office:string-value="&quot;cudnnDestroyTensorDescriptor&quot;" calcext:value-type="string">
            <text:p>"cudnnDestroyTensorDescriptor"</text:p>
          </table:table-cell>
          <table:table-cell table:formula="of:=LEFT([.F42];3)=&quot;// &quot;" office:value-type="boolean" office:boolean-value="true" calcext:value-type="boolean">
            <text:p>TRUE</text:p>
          </table:table-cell>
          <table:table-cell table:formula="of:=VLOOKUP([.G42];[.$A$2:.$A$262];1;0)" office:value-type="string" office:string-value="&quot;cudnnDestroyTensorDescriptor&quot;" calcext:value-type="string">
            <text:p>"cudnnDestroyTensorDescriptor"</text:p>
          </table:table-cell>
        </table:table-row>
        <table:table-row table:style-name="ro1">
          <table:table-cell office:value-type="string" calcext:value-type="string">
            <text:p>"cudnnCreateOpTensorDescriptor"</text:p>
          </table:table-cell>
          <table:table-cell table:formula="of:=IFNA(VLOOKUP([.A43];[.$G$2:.$H$148];2;0);0)" office:value-type="float" office:value="1" calcext:value-type="float">
            <text:p>1</text:p>
          </table:table-cell>
          <table:table-cell table:formula="of:=IF([.B43]=1; &quot;// &quot;&amp;[.A43];[.A43]) &amp; &quot;:{},&quot; &amp; IF([.B43]=1; &quot; //&quot;; &quot;&quot;)" office:value-type="string" office:string-value="// &quot;cudnnCreateOpTensorDescriptor&quot;:{}, //" calcext:value-type="string">
            <text:p>// "cudnnCreateOpTensorDescriptor":{}, //</text:p>
          </table:table-cell>
          <table:table-cell table:number-columns-repeated="2"/>
          <table:table-cell office:value-type="string" calcext:value-type="string">
            <text:p>// "cudnnDivisiveNormalizationBackward"</text:p>
          </table:table-cell>
          <table:table-cell table:formula="of:=IF(LEFT([.F43];3) = &quot;// &quot;; RIGHT([.F43]; LEN([.F43])-3); [.F43])" office:value-type="string" office:string-value="&quot;cudnnDivisiveNormalizationBackward&quot;" calcext:value-type="string">
            <text:p>"cudnnDivisiveNormalizationBackward"</text:p>
          </table:table-cell>
          <table:table-cell table:formula="of:=LEFT([.F43];3)=&quot;// &quot;" office:value-type="boolean" office:boolean-value="true" calcext:value-type="boolean">
            <text:p>TRUE</text:p>
          </table:table-cell>
          <table:table-cell table:formula="of:=VLOOKUP([.G43];[.$A$2:.$A$262];1;0)" office:value-type="string" office:string-value="&quot;cudnnDivisiveNormalizationBackward&quot;" calcext:value-type="string">
            <text:p>"cudnnDivisiveNormalizationBackward"</text:p>
          </table:table-cell>
        </table:table-row>
        <table:table-row table:style-name="ro1">
          <table:table-cell office:value-type="string" calcext:value-type="string">
            <text:p>"cudnnCreatePersistentRNNPlan"</text:p>
          </table:table-cell>
          <table:table-cell table:formula="of:=IFNA(VLOOKUP([.A44];[.$G$2:.$H$148];2;0);0)" office:value-type="float" office:value="1" calcext:value-type="float">
            <text:p>1</text:p>
          </table:table-cell>
          <table:table-cell table:formula="of:=IF([.B44]=1; &quot;// &quot;&amp;[.A44];[.A44]) &amp; &quot;:{},&quot; &amp; IF([.B44]=1; &quot; //&quot;; &quot;&quot;)" office:value-type="string" office:string-value="// &quot;cudnnCreatePersistentRNNPlan&quot;:{}, //" calcext:value-type="string">
            <text:p>// "cudnnCreatePersistentRNNPlan":{}, //</text:p>
          </table:table-cell>
          <table:table-cell table:number-columns-repeated="2"/>
          <table:table-cell office:value-type="string" calcext:value-type="string">
            <text:p>// "cudnnDivisiveNormalizationForward"</text:p>
          </table:table-cell>
          <table:table-cell table:formula="of:=IF(LEFT([.F44];3) = &quot;// &quot;; RIGHT([.F44]; LEN([.F44])-3); [.F44])" office:value-type="string" office:string-value="&quot;cudnnDivisiveNormalizationForward&quot;" calcext:value-type="string">
            <text:p>"cudnnDivisiveNormalizationForward"</text:p>
          </table:table-cell>
          <table:table-cell table:formula="of:=LEFT([.F44];3)=&quot;// &quot;" office:value-type="boolean" office:boolean-value="true" calcext:value-type="boolean">
            <text:p>TRUE</text:p>
          </table:table-cell>
          <table:table-cell table:formula="of:=VLOOKUP([.G44];[.$A$2:.$A$262];1;0)" office:value-type="string" office:string-value="&quot;cudnnDivisiveNormalizationForward&quot;" calcext:value-type="string">
            <text:p>"cudnnDivisiveNormalizationForward"</text:p>
          </table:table-cell>
        </table:table-row>
        <table:table-row table:style-name="ro1">
          <table:table-cell office:value-type="string" calcext:value-type="string">
            <text:p>"cudnnCreatePoolingDescriptor"</text:p>
          </table:table-cell>
          <table:table-cell table:formula="of:=IFNA(VLOOKUP([.A45];[.$G$2:.$H$148];2;0);0)" office:value-type="float" office:value="1" calcext:value-type="float">
            <text:p>1</text:p>
          </table:table-cell>
          <table:table-cell table:formula="of:=IF([.B45]=1; &quot;// &quot;&amp;[.A45];[.A45]) &amp; &quot;:{},&quot; &amp; IF([.B45]=1; &quot; //&quot;; &quot;&quot;)" office:value-type="string" office:string-value="// &quot;cudnnCreatePoolingDescriptor&quot;:{}, //" calcext:value-type="string">
            <text:p>// "cudnnCreatePoolingDescriptor":{}, //</text:p>
          </table:table-cell>
          <table:table-cell table:number-columns-repeated="2"/>
          <table:table-cell office:value-type="string" calcext:value-type="string">
            <text:p>// "cudnnDropoutBackward"</text:p>
          </table:table-cell>
          <table:table-cell table:formula="of:=IF(LEFT([.F45];3) = &quot;// &quot;; RIGHT([.F45]; LEN([.F45])-3); [.F45])" office:value-type="string" office:string-value="&quot;cudnnDropoutBackward&quot;" calcext:value-type="string">
            <text:p>"cudnnDropoutBackward"</text:p>
          </table:table-cell>
          <table:table-cell table:formula="of:=LEFT([.F45];3)=&quot;// &quot;" office:value-type="boolean" office:boolean-value="true" calcext:value-type="boolean">
            <text:p>TRUE</text:p>
          </table:table-cell>
          <table:table-cell table:formula="of:=VLOOKUP([.G45];[.$A$2:.$A$262];1;0)" office:value-type="string" office:string-value="&quot;cudnnDropoutBackward&quot;" calcext:value-type="string">
            <text:p>"cudnnDropoutBackward"</text:p>
          </table:table-cell>
        </table:table-row>
        <table:table-row table:style-name="ro1">
          <table:table-cell office:value-type="string" calcext:value-type="string">
            <text:p>"cudnnCreateRNNDataDescriptor"</text:p>
          </table:table-cell>
          <table:table-cell table:formula="of:=IFNA(VLOOKUP([.A46];[.$G$2:.$H$148];2;0);0)" office:value-type="float" office:value="0" calcext:value-type="float">
            <text:p>0</text:p>
          </table:table-cell>
          <table:table-cell table:formula="of:=IF([.B46]=1; &quot;// &quot;&amp;[.A46];[.A46]) &amp; &quot;:{},&quot; &amp; IF([.B46]=1; &quot; //&quot;; &quot;&quot;)" office:value-type="string" office:string-value="&quot;cudnnCreateRNNDataDescriptor&quot;:{}," calcext:value-type="string">
            <text:p>"cudnnCreateRNNDataDescriptor":{},</text:p>
          </table:table-cell>
          <table:table-cell table:number-columns-repeated="2"/>
          <table:table-cell office:value-type="string" calcext:value-type="string">
            <text:p>// "cudnnDropoutForward"</text:p>
          </table:table-cell>
          <table:table-cell table:formula="of:=IF(LEFT([.F46];3) = &quot;// &quot;; RIGHT([.F46]; LEN([.F46])-3); [.F46])" office:value-type="string" office:string-value="&quot;cudnnDropoutForward&quot;" calcext:value-type="string">
            <text:p>"cudnnDropoutForward"</text:p>
          </table:table-cell>
          <table:table-cell table:formula="of:=LEFT([.F46];3)=&quot;// &quot;" office:value-type="boolean" office:boolean-value="true" calcext:value-type="boolean">
            <text:p>TRUE</text:p>
          </table:table-cell>
          <table:table-cell table:formula="of:=VLOOKUP([.G46];[.$A$2:.$A$262];1;0)" office:value-type="string" office:string-value="&quot;cudnnDropoutForward&quot;" calcext:value-type="string">
            <text:p>"cudnnDropoutForward"</text:p>
          </table:table-cell>
        </table:table-row>
        <table:table-row table:style-name="ro1">
          <table:table-cell office:value-type="string" calcext:value-type="string">
            <text:p>"cudnnCreateRNNDescriptor"</text:p>
          </table:table-cell>
          <table:table-cell table:formula="of:=IFNA(VLOOKUP([.A47];[.$G$2:.$H$148];2;0);0)" office:value-type="float" office:value="1" calcext:value-type="float">
            <text:p>1</text:p>
          </table:table-cell>
          <table:table-cell table:formula="of:=IF([.B47]=1; &quot;// &quot;&amp;[.A47];[.A47]) &amp; &quot;:{},&quot; &amp; IF([.B47]=1; &quot; //&quot;; &quot;&quot;)" office:value-type="string" office:string-value="// &quot;cudnnCreateRNNDescriptor&quot;:{}, //" calcext:value-type="string">
            <text:p>// "cudnnCreateRNNDescriptor":{}, //</text:p>
          </table:table-cell>
          <table:table-cell table:number-columns-repeated="2"/>
          <table:table-cell office:value-type="string" calcext:value-type="string">
            <text:p>// "cudnnDropoutGetReserveSpaceSize"</text:p>
          </table:table-cell>
          <table:table-cell table:formula="of:=IF(LEFT([.F47];3) = &quot;// &quot;; RIGHT([.F47]; LEN([.F47])-3); [.F47])" office:value-type="string" office:string-value="&quot;cudnnDropoutGetReserveSpaceSize&quot;" calcext:value-type="string">
            <text:p>"cudnnDropoutGetReserveSpaceSize"</text:p>
          </table:table-cell>
          <table:table-cell table:formula="of:=LEFT([.F47];3)=&quot;// &quot;" office:value-type="boolean" office:boolean-value="true" calcext:value-type="boolean">
            <text:p>TRUE</text:p>
          </table:table-cell>
          <table:table-cell table:formula="of:=VLOOKUP([.G47];[.$A$2:.$A$262];1;0)" office:value-type="string" office:string-value="&quot;cudnnDropoutGetReserveSpaceSize&quot;" calcext:value-type="string">
            <text:p>"cudnnDropoutGetReserveSpaceSize"</text:p>
          </table:table-cell>
        </table:table-row>
        <table:table-row table:style-name="ro1">
          <table:table-cell office:value-type="string" calcext:value-type="string">
            <text:p>"cudnnCreateReduceTensorDescriptor"</text:p>
          </table:table-cell>
          <table:table-cell table:formula="of:=IFNA(VLOOKUP([.A48];[.$G$2:.$H$148];2;0);0)" office:value-type="float" office:value="1" calcext:value-type="float">
            <text:p>1</text:p>
          </table:table-cell>
          <table:table-cell table:formula="of:=IF([.B48]=1; &quot;// &quot;&amp;[.A48];[.A48]) &amp; &quot;:{},&quot; &amp; IF([.B48]=1; &quot; //&quot;; &quot;&quot;)" office:value-type="string" office:string-value="// &quot;cudnnCreateReduceTensorDescriptor&quot;:{}, //" calcext:value-type="string">
            <text:p>// "cudnnCreateReduceTensorDescriptor":{}, //</text:p>
          </table:table-cell>
          <table:table-cell table:number-columns-repeated="2"/>
          <table:table-cell office:value-type="string" calcext:value-type="string">
            <text:p>// "cudnnDropoutGetStatesSize"</text:p>
          </table:table-cell>
          <table:table-cell table:formula="of:=IF(LEFT([.F48];3) = &quot;// &quot;; RIGHT([.F48]; LEN([.F48])-3); [.F48])" office:value-type="string" office:string-value="&quot;cudnnDropoutGetStatesSize&quot;" calcext:value-type="string">
            <text:p>"cudnnDropoutGetStatesSize"</text:p>
          </table:table-cell>
          <table:table-cell table:formula="of:=LEFT([.F48];3)=&quot;// &quot;" office:value-type="boolean" office:boolean-value="true" calcext:value-type="boolean">
            <text:p>TRUE</text:p>
          </table:table-cell>
          <table:table-cell table:formula="of:=VLOOKUP([.G48];[.$A$2:.$A$262];1;0)" office:value-type="string" office:string-value="&quot;cudnnDropoutGetStatesSize&quot;" calcext:value-type="string">
            <text:p>"cudnnDropoutGetStatesSize"</text:p>
          </table:table-cell>
        </table:table-row>
        <table:table-row table:style-name="ro1">
          <table:table-cell office:value-type="string" calcext:value-type="string">
            <text:p>"cudnnCreateSeqDataDescriptor"</text:p>
          </table:table-cell>
          <table:table-cell table:formula="of:=IFNA(VLOOKUP([.A49];[.$G$2:.$H$148];2;0);0)" office:value-type="float" office:value="0" calcext:value-type="float">
            <text:p>0</text:p>
          </table:table-cell>
          <table:table-cell table:formula="of:=IF([.B49]=1; &quot;// &quot;&amp;[.A49];[.A49]) &amp; &quot;:{},&quot; &amp; IF([.B49]=1; &quot; //&quot;; &quot;&quot;)" office:value-type="string" office:string-value="&quot;cudnnCreateSeqDataDescriptor&quot;:{}," calcext:value-type="string">
            <text:p>"cudnnCreateSeqDataDescriptor":{},</text:p>
          </table:table-cell>
          <table:table-cell table:number-columns-repeated="2"/>
          <table:table-cell office:value-type="string" calcext:value-type="string">
            <text:p>// "cudnnFindConvolutionBackwardDataAlgorithm"</text:p>
          </table:table-cell>
          <table:table-cell table:formula="of:=IF(LEFT([.F49];3) = &quot;// &quot;; RIGHT([.F49]; LEN([.F49])-3); [.F49])" office:value-type="string" office:string-value="&quot;cudnnFindConvolutionBackwardDataAlgorithm&quot;" calcext:value-type="string">
            <text:p>"cudnnFindConvolutionBackwardDataAlgorithm"</text:p>
          </table:table-cell>
          <table:table-cell table:formula="of:=LEFT([.F49];3)=&quot;// &quot;" office:value-type="boolean" office:boolean-value="true" calcext:value-type="boolean">
            <text:p>TRUE</text:p>
          </table:table-cell>
          <table:table-cell table:formula="of:=VLOOKUP([.G49];[.$A$2:.$A$262];1;0)" office:value-type="string" office:string-value="&quot;cudnnFindConvolutionBackwardDataAlgorithm&quot;" calcext:value-type="string">
            <text:p>"cudnnFindConvolutionBackwardDataAlgorithm"</text:p>
          </table:table-cell>
        </table:table-row>
        <table:table-row table:style-name="ro1">
          <table:table-cell office:value-type="string" calcext:value-type="string">
            <text:p>"cudnnCreateSpatialTransformerDescriptor"</text:p>
          </table:table-cell>
          <table:table-cell table:formula="of:=IFNA(VLOOKUP([.A50];[.$G$2:.$H$148];2;0);0)" office:value-type="float" office:value="1" calcext:value-type="float">
            <text:p>1</text:p>
          </table:table-cell>
          <table:table-cell table:formula="of:=IF([.B50]=1; &quot;// &quot;&amp;[.A50];[.A50]) &amp; &quot;:{},&quot; &amp; IF([.B50]=1; &quot; //&quot;; &quot;&quot;)" office:value-type="string" office:string-value="// &quot;cudnnCreateSpatialTransformerDescriptor&quot;:{}, //" calcext:value-type="string">
            <text:p>// "cudnnCreateSpatialTransformerDescriptor":{}, //</text:p>
          </table:table-cell>
          <table:table-cell table:number-columns-repeated="2"/>
          <table:table-cell office:value-type="string" calcext:value-type="string">
            <text:p>// "cudnnFindConvolutionBackwardDataAlgorithmEx"</text:p>
          </table:table-cell>
          <table:table-cell table:formula="of:=IF(LEFT([.F50];3) = &quot;// &quot;; RIGHT([.F50]; LEN([.F50])-3); [.F50])" office:value-type="string" office:string-value="&quot;cudnnFindConvolutionBackwardDataAlgorithmEx&quot;" calcext:value-type="string">
            <text:p>"cudnnFindConvolutionBackwardDataAlgorithmEx"</text:p>
          </table:table-cell>
          <table:table-cell table:formula="of:=LEFT([.F50];3)=&quot;// &quot;" office:value-type="boolean" office:boolean-value="true" calcext:value-type="boolean">
            <text:p>TRUE</text:p>
          </table:table-cell>
          <table:table-cell table:formula="of:=VLOOKUP([.G50];[.$A$2:.$A$262];1;0)" office:value-type="string" office:string-value="&quot;cudnnFindConvolutionBackwardDataAlgorithmEx&quot;" calcext:value-type="string">
            <text:p>"cudnnFindConvolutionBackwardDataAlgorithmEx"</text:p>
          </table:table-cell>
        </table:table-row>
        <table:table-row table:style-name="ro1">
          <table:table-cell office:value-type="string" calcext:value-type="string">
            <text:p>"cudnnCreateTensorDescriptor"</text:p>
          </table:table-cell>
          <table:table-cell table:formula="of:=IFNA(VLOOKUP([.A51];[.$G$2:.$H$148];2;0);0)" office:value-type="float" office:value="1" calcext:value-type="float">
            <text:p>1</text:p>
          </table:table-cell>
          <table:table-cell table:formula="of:=IF([.B51]=1; &quot;// &quot;&amp;[.A51];[.A51]) &amp; &quot;:{},&quot; &amp; IF([.B51]=1; &quot; //&quot;; &quot;&quot;)" office:value-type="string" office:string-value="// &quot;cudnnCreateTensorDescriptor&quot;:{}, //" calcext:value-type="string">
            <text:p>// "cudnnCreateTensorDescriptor":{}, //</text:p>
          </table:table-cell>
          <table:table-cell table:number-columns-repeated="2"/>
          <table:table-cell office:value-type="string" calcext:value-type="string">
            <text:p>// "cudnnFindConvolutionBackwardFilterAlgorithm"</text:p>
          </table:table-cell>
          <table:table-cell table:formula="of:=IF(LEFT([.F51];3) = &quot;// &quot;; RIGHT([.F51]; LEN([.F51])-3); [.F51])" office:value-type="string" office:string-value="&quot;cudnnFindConvolutionBackwardFilterAlgorithm&quot;" calcext:value-type="string">
            <text:p>"cudnnFindConvolutionBackwardFilterAlgorithm"</text:p>
          </table:table-cell>
          <table:table-cell table:formula="of:=LEFT([.F51];3)=&quot;// &quot;" office:value-type="boolean" office:boolean-value="true" calcext:value-type="boolean">
            <text:p>TRUE</text:p>
          </table:table-cell>
          <table:table-cell table:formula="of:=VLOOKUP([.G51];[.$A$2:.$A$262];1;0)" office:value-type="string" office:string-value="&quot;cudnnFindConvolutionBackwardFilterAlgorithm&quot;" calcext:value-type="string">
            <text:p>"cudnnFindConvolutionBackwardFilterAlgorithm"</text:p>
          </table:table-cell>
        </table:table-row>
        <table:table-row table:style-name="ro1">
          <table:table-cell office:value-type="string" calcext:value-type="string">
            <text:p>"cudnnCreateTensorTransformDescriptor"</text:p>
          </table:table-cell>
          <table:table-cell table:formula="of:=IFNA(VLOOKUP([.A52];[.$G$2:.$H$148];2;0);0)" office:value-type="float" office:value="0" calcext:value-type="float">
            <text:p>0</text:p>
          </table:table-cell>
          <table:table-cell table:formula="of:=IF([.B52]=1; &quot;// &quot;&amp;[.A52];[.A52]) &amp; &quot;:{},&quot; &amp; IF([.B52]=1; &quot; //&quot;; &quot;&quot;)" office:value-type="string" office:string-value="&quot;cudnnCreateTensorTransformDescriptor&quot;:{}," calcext:value-type="string">
            <text:p>"cudnnCreateTensorTransformDescriptor":{},</text:p>
          </table:table-cell>
          <table:table-cell table:number-columns-repeated="2"/>
          <table:table-cell office:value-type="string" calcext:value-type="string">
            <text:p>// "cudnnFindConvolutionBackwardFilterAlgorithmEx"</text:p>
          </table:table-cell>
          <table:table-cell table:formula="of:=IF(LEFT([.F52];3) = &quot;// &quot;; RIGHT([.F52]; LEN([.F52])-3); [.F52])" office:value-type="string" office:string-value="&quot;cudnnFindConvolutionBackwardFilterAlgorithmEx&quot;" calcext:value-type="string">
            <text:p>"cudnnFindConvolutionBackwardFilterAlgorithmEx"</text:p>
          </table:table-cell>
          <table:table-cell table:formula="of:=LEFT([.F52];3)=&quot;// &quot;" office:value-type="boolean" office:boolean-value="true" calcext:value-type="boolean">
            <text:p>TRUE</text:p>
          </table:table-cell>
          <table:table-cell table:formula="of:=VLOOKUP([.G52];[.$A$2:.$A$262];1;0)" office:value-type="string" office:string-value="&quot;cudnnFindConvolutionBackwardFilterAlgorithmEx&quot;" calcext:value-type="string">
            <text:p>"cudnnFindConvolutionBackwardFilterAlgorithmEx"</text:p>
          </table:table-cell>
        </table:table-row>
        <table:table-row table:style-name="ro1">
          <table:table-cell office:value-type="string" calcext:value-type="string">
            <text:p>"cudnnDeriveBNTensorDescriptor"</text:p>
          </table:table-cell>
          <table:table-cell table:formula="of:=IFNA(VLOOKUP([.A53];[.$G$2:.$H$148];2;0);0)" office:value-type="float" office:value="1" calcext:value-type="float">
            <text:p>1</text:p>
          </table:table-cell>
          <table:table-cell table:formula="of:=IF([.B53]=1; &quot;// &quot;&amp;[.A53];[.A53]) &amp; &quot;:{},&quot; &amp; IF([.B53]=1; &quot; //&quot;; &quot;&quot;)" office:value-type="string" office:string-value="// &quot;cudnnDeriveBNTensorDescriptor&quot;:{}, //" calcext:value-type="string">
            <text:p>// "cudnnDeriveBNTensorDescriptor":{}, //</text:p>
          </table:table-cell>
          <table:table-cell table:number-columns-repeated="2"/>
          <table:table-cell office:value-type="string" calcext:value-type="string">
            <text:p>// "cudnnFindConvolutionForwardAlgorithm"</text:p>
          </table:table-cell>
          <table:table-cell table:formula="of:=IF(LEFT([.F53];3) = &quot;// &quot;; RIGHT([.F53]; LEN([.F53])-3); [.F53])" office:value-type="string" office:string-value="&quot;cudnnFindConvolutionForwardAlgorithm&quot;" calcext:value-type="string">
            <text:p>"cudnnFindConvolutionForwardAlgorithm"</text:p>
          </table:table-cell>
          <table:table-cell table:formula="of:=LEFT([.F53];3)=&quot;// &quot;" office:value-type="boolean" office:boolean-value="true" calcext:value-type="boolean">
            <text:p>TRUE</text:p>
          </table:table-cell>
          <table:table-cell table:formula="of:=VLOOKUP([.G53];[.$A$2:.$A$262];1;0)" office:value-type="string" office:string-value="&quot;cudnnFindConvolutionForwardAlgorithm&quot;" calcext:value-type="string">
            <text:p>"cudnnFindConvolutionForwardAlgorithm"</text:p>
          </table:table-cell>
        </table:table-row>
        <table:table-row table:style-name="ro1">
          <table:table-cell office:value-type="string" calcext:value-type="string">
            <text:p>"cudnnDeriveNormTensorDescriptor"</text:p>
          </table:table-cell>
          <table:table-cell table:formula="of:=IFNA(VLOOKUP([.A54];[.$G$2:.$H$148];2;0);0)" office:value-type="float" office:value="0" calcext:value-type="float">
            <text:p>0</text:p>
          </table:table-cell>
          <table:table-cell table:formula="of:=IF([.B54]=1; &quot;// &quot;&amp;[.A54];[.A54]) &amp; &quot;:{},&quot; &amp; IF([.B54]=1; &quot; //&quot;; &quot;&quot;)" office:value-type="string" office:string-value="&quot;cudnnDeriveNormTensorDescriptor&quot;:{}," calcext:value-type="string">
            <text:p>"cudnnDeriveNormTensorDescriptor":{},</text:p>
          </table:table-cell>
          <table:table-cell table:number-columns-repeated="2"/>
          <table:table-cell office:value-type="string" calcext:value-type="string">
            <text:p>// "cudnnFindConvolutionForwardAlgorithmEx"</text:p>
          </table:table-cell>
          <table:table-cell table:formula="of:=IF(LEFT([.F54];3) = &quot;// &quot;; RIGHT([.F54]; LEN([.F54])-3); [.F54])" office:value-type="string" office:string-value="&quot;cudnnFindConvolutionForwardAlgorithmEx&quot;" calcext:value-type="string">
            <text:p>"cudnnFindConvolutionForwardAlgorithmEx"</text:p>
          </table:table-cell>
          <table:table-cell table:formula="of:=LEFT([.F54];3)=&quot;// &quot;" office:value-type="boolean" office:boolean-value="true" calcext:value-type="boolean">
            <text:p>TRUE</text:p>
          </table:table-cell>
          <table:table-cell table:formula="of:=VLOOKUP([.G54];[.$A$2:.$A$262];1;0)" office:value-type="string" office:string-value="&quot;cudnnFindConvolutionForwardAlgorithmEx&quot;" calcext:value-type="string">
            <text:p>"cudnnFindConvolutionForwardAlgorithmEx"</text:p>
          </table:table-cell>
        </table:table-row>
        <table:table-row table:style-name="ro1">
          <table:table-cell office:value-type="string" calcext:value-type="string">
            <text:p>"cudnnDestroy"</text:p>
          </table:table-cell>
          <table:table-cell table:formula="of:=IFNA(VLOOKUP([.A55];[.$G$2:.$H$148];2;0);0)" office:value-type="float" office:value="0" calcext:value-type="float">
            <text:p>0</text:p>
          </table:table-cell>
          <table:table-cell table:formula="of:=IF([.B55]=1; &quot;// &quot;&amp;[.A55];[.A55]) &amp; &quot;:{},&quot; &amp; IF([.B55]=1; &quot; //&quot;; &quot;&quot;)" office:value-type="string" office:string-value="&quot;cudnnDestroy&quot;:{}," calcext:value-type="string">
            <text:p>"cudnnDestroy":{},</text:p>
          </table:table-cell>
          <table:table-cell table:number-columns-repeated="2"/>
          <table:table-cell office:value-type="string" calcext:value-type="string">
            <text:p>"cudnnGetActivationDescriptor"</text:p>
          </table:table-cell>
          <table:table-cell table:formula="of:=IF(LEFT([.F55];3) = &quot;// &quot;; RIGHT([.F55]; LEN([.F55])-3); [.F55])" office:value-type="string" office:string-value="&quot;cudnnGetActivationDescriptor&quot;" calcext:value-type="string">
            <text:p>"cudnnGetActivationDescriptor"</text:p>
          </table:table-cell>
          <table:table-cell table:formula="of:=LEFT([.F55];3)=&quot;// &quot;" office:value-type="boolean" office:boolean-value="false" calcext:value-type="boolean">
            <text:p>FALSE</text:p>
          </table:table-cell>
          <table:table-cell table:formula="of:=VLOOKUP([.G55];[.$A$2:.$A$262];1;0)" office:value-type="string" office:string-value="&quot;cudnnGetActivationDescriptor&quot;" calcext:value-type="string">
            <text:p>"cudnnGetActivationDescriptor"</text:p>
          </table:table-cell>
        </table:table-row>
        <table:table-row table:style-name="ro1">
          <table:table-cell office:value-type="string" calcext:value-type="string">
            <text:p>"cudnnDestroyActivationDescriptor"</text:p>
          </table:table-cell>
          <table:table-cell table:formula="of:=IFNA(VLOOKUP([.A56];[.$G$2:.$H$148];2;0);0)" office:value-type="float" office:value="1" calcext:value-type="float">
            <text:p>1</text:p>
          </table:table-cell>
          <table:table-cell table:formula="of:=IF([.B56]=1; &quot;// &quot;&amp;[.A56];[.A56]) &amp; &quot;:{},&quot; &amp; IF([.B56]=1; &quot; //&quot;; &quot;&quot;)" office:value-type="string" office:string-value="// &quot;cudnnDestroyActivationDescriptor&quot;:{}, //" calcext:value-type="string">
            <text:p>// "cudnnDestroyActivationDescriptor":{}, //</text:p>
          </table:table-cell>
          <table:table-cell table:number-columns-repeated="2"/>
          <table:table-cell office:value-type="string" calcext:value-type="string">
            <text:p>"cudnnGetCTCLossDescriptor"</text:p>
          </table:table-cell>
          <table:table-cell table:formula="of:=IF(LEFT([.F56];3) = &quot;// &quot;; RIGHT([.F56]; LEN([.F56])-3); [.F56])" office:value-type="string" office:string-value="&quot;cudnnGetCTCLossDescriptor&quot;" calcext:value-type="string">
            <text:p>"cudnnGetCTCLossDescriptor"</text:p>
          </table:table-cell>
          <table:table-cell table:formula="of:=LEFT([.F56];3)=&quot;// &quot;" office:value-type="boolean" office:boolean-value="false" calcext:value-type="boolean">
            <text:p>FALSE</text:p>
          </table:table-cell>
          <table:table-cell table:formula="of:=VLOOKUP([.G56];[.$A$2:.$A$262];1;0)" office:value-type="string" office:string-value="&quot;cudnnGetCTCLossDescriptor&quot;" calcext:value-type="string">
            <text:p>"cudnnGetCTCLossDescriptor"</text:p>
          </table:table-cell>
        </table:table-row>
        <table:table-row table:style-name="ro1">
          <table:table-cell office:value-type="string" calcext:value-type="string">
            <text:p>"cudnnDestroyAlgorithmDescriptor"</text:p>
          </table:table-cell>
          <table:table-cell table:formula="of:=IFNA(VLOOKUP([.A57];[.$G$2:.$H$148];2;0);0)" office:value-type="float" office:value="0" calcext:value-type="float">
            <text:p>0</text:p>
          </table:table-cell>
          <table:table-cell table:formula="of:=IF([.B57]=1; &quot;// &quot;&amp;[.A57];[.A57]) &amp; &quot;:{},&quot; &amp; IF([.B57]=1; &quot; //&quot;; &quot;&quot;)" office:value-type="string" office:string-value="&quot;cudnnDestroyAlgorithmDescriptor&quot;:{}," calcext:value-type="string">
            <text:p>"cudnnDestroyAlgorithmDescriptor":{},</text:p>
          </table:table-cell>
          <table:table-cell table:number-columns-repeated="2"/>
          <table:table-cell office:value-type="string" calcext:value-type="string">
            <text:p>"cudnnGetCTCLossWorkspaceSize"</text:p>
          </table:table-cell>
          <table:table-cell table:formula="of:=IF(LEFT([.F57];3) = &quot;// &quot;; RIGHT([.F57]; LEN([.F57])-3); [.F57])" office:value-type="string" office:string-value="&quot;cudnnGetCTCLossWorkspaceSize&quot;" calcext:value-type="string">
            <text:p>"cudnnGetCTCLossWorkspaceSize"</text:p>
          </table:table-cell>
          <table:table-cell table:formula="of:=LEFT([.F57];3)=&quot;// &quot;" office:value-type="boolean" office:boolean-value="false" calcext:value-type="boolean">
            <text:p>FALSE</text:p>
          </table:table-cell>
          <table:table-cell table:formula="of:=VLOOKUP([.G57];[.$A$2:.$A$262];1;0)" office:value-type="string" office:string-value="&quot;cudnnGetCTCLossWorkspaceSize&quot;" calcext:value-type="string">
            <text:p>"cudnnGetCTCLossWorkspaceSize"</text:p>
          </table:table-cell>
        </table:table-row>
        <table:table-row table:style-name="ro1">
          <table:table-cell office:value-type="string" calcext:value-type="string">
            <text:p>"cudnnDestroyAlgorithmPerformance"</text:p>
          </table:table-cell>
          <table:table-cell table:formula="of:=IFNA(VLOOKUP([.A58];[.$G$2:.$H$148];2;0);0)" office:value-type="float" office:value="0" calcext:value-type="float">
            <text:p>0</text:p>
          </table:table-cell>
          <table:table-cell table:formula="of:=IF([.B58]=1; &quot;// &quot;&amp;[.A58];[.A58]) &amp; &quot;:{},&quot; &amp; IF([.B58]=1; &quot; //&quot;; &quot;&quot;)" office:value-type="string" office:string-value="&quot;cudnnDestroyAlgorithmPerformance&quot;:{}," calcext:value-type="string">
            <text:p>"cudnnDestroyAlgorithmPerformance":{},</text:p>
          </table:table-cell>
          <table:table-cell table:number-columns-repeated="2"/>
          <table:table-cell office:value-type="string" calcext:value-type="string">
            <text:p>"cudnnGetConvolution2dDescriptor"</text:p>
          </table:table-cell>
          <table:table-cell table:formula="of:=IF(LEFT([.F58];3) = &quot;// &quot;; RIGHT([.F58]; LEN([.F58])-3); [.F58])" office:value-type="string" office:string-value="&quot;cudnnGetConvolution2dDescriptor&quot;" calcext:value-type="string">
            <text:p>"cudnnGetConvolution2dDescriptor"</text:p>
          </table:table-cell>
          <table:table-cell table:formula="of:=LEFT([.F58];3)=&quot;// &quot;" office:value-type="boolean" office:boolean-value="false" calcext:value-type="boolean">
            <text:p>FALSE</text:p>
          </table:table-cell>
          <table:table-cell table:formula="of:=VLOOKUP([.G58];[.$A$2:.$A$262];1;0)" office:value-type="string" office:string-value="&quot;cudnnGetConvolution2dDescriptor&quot;" calcext:value-type="string">
            <text:p>"cudnnGetConvolution2dDescriptor"</text:p>
          </table:table-cell>
        </table:table-row>
        <table:table-row table:style-name="ro1">
          <table:table-cell office:value-type="string" calcext:value-type="string">
            <text:p>"cudnnDestroyAttnDescriptor"</text:p>
          </table:table-cell>
          <table:table-cell table:formula="of:=IFNA(VLOOKUP([.A59];[.$G$2:.$H$148];2;0);0)" office:value-type="float" office:value="0" calcext:value-type="float">
            <text:p>0</text:p>
          </table:table-cell>
          <table:table-cell table:formula="of:=IF([.B59]=1; &quot;// &quot;&amp;[.A59];[.A59]) &amp; &quot;:{},&quot; &amp; IF([.B59]=1; &quot; //&quot;; &quot;&quot;)" office:value-type="string" office:string-value="&quot;cudnnDestroyAttnDescriptor&quot;:{}," calcext:value-type="string">
            <text:p>"cudnnDestroyAttnDescriptor":{},</text:p>
          </table:table-cell>
          <table:table-cell table:number-columns-repeated="2"/>
          <table:table-cell office:value-type="string" calcext:value-type="string">
            <text:p>"cudnnGetConvolution2dForwardOutputDim"</text:p>
          </table:table-cell>
          <table:table-cell table:formula="of:=IF(LEFT([.F59];3) = &quot;// &quot;; RIGHT([.F59]; LEN([.F59])-3); [.F59])" office:value-type="string" office:string-value="&quot;cudnnGetConvolution2dForwardOutputDim&quot;" calcext:value-type="string">
            <text:p>"cudnnGetConvolution2dForwardOutputDim"</text:p>
          </table:table-cell>
          <table:table-cell table:formula="of:=LEFT([.F59];3)=&quot;// &quot;" office:value-type="boolean" office:boolean-value="false" calcext:value-type="boolean">
            <text:p>FALSE</text:p>
          </table:table-cell>
          <table:table-cell table:formula="of:=VLOOKUP([.G59];[.$A$2:.$A$262];1;0)" office:value-type="string" office:string-value="&quot;cudnnGetConvolution2dForwardOutputDim&quot;" calcext:value-type="string">
            <text:p>"cudnnGetConvolution2dForwardOutputDim"</text:p>
          </table:table-cell>
        </table:table-row>
        <table:table-row table:style-name="ro1">
          <table:table-cell office:value-type="string" calcext:value-type="string">
            <text:p>"cudnnDestroyCTCLossDescriptor"</text:p>
          </table:table-cell>
          <table:table-cell table:formula="of:=IFNA(VLOOKUP([.A60];[.$G$2:.$H$148];2;0);0)" office:value-type="float" office:value="1" calcext:value-type="float">
            <text:p>1</text:p>
          </table:table-cell>
          <table:table-cell table:formula="of:=IF([.B60]=1; &quot;// &quot;&amp;[.A60];[.A60]) &amp; &quot;:{},&quot; &amp; IF([.B60]=1; &quot; //&quot;; &quot;&quot;)" office:value-type="string" office:string-value="// &quot;cudnnDestroyCTCLossDescriptor&quot;:{}, //" calcext:value-type="string">
            <text:p>// "cudnnDestroyCTCLossDescriptor":{}, //</text:p>
          </table:table-cell>
          <table:table-cell table:number-columns-repeated="2"/>
          <table:table-cell office:value-type="string" calcext:value-type="string">
            <text:p>"cudnnGetConvolutionBackwardDataAlgorithm"</text:p>
          </table:table-cell>
          <table:table-cell table:formula="of:=IF(LEFT([.F60];3) = &quot;// &quot;; RIGHT([.F60]; LEN([.F60])-3); [.F60])" office:value-type="string" office:string-value="&quot;cudnnGetConvolutionBackwardDataAlgorithm&quot;" calcext:value-type="string">
            <text:p>"cudnnGetConvolutionBackwardDataAlgorithm"</text:p>
          </table:table-cell>
          <table:table-cell table:formula="of:=LEFT([.F60];3)=&quot;// &quot;" office:value-type="boolean" office:boolean-value="false" calcext:value-type="boolean">
            <text:p>FALSE</text:p>
          </table:table-cell>
          <table:table-cell table:formula="of:=VLOOKUP([.G60];[.$A$2:.$A$262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"cudnnDestroyConvolutionDescriptor"</text:p>
          </table:table-cell>
          <table:table-cell table:formula="of:=IFNA(VLOOKUP([.A61];[.$G$2:.$H$148];2;0);0)" office:value-type="float" office:value="0" calcext:value-type="float">
            <text:p>0</text:p>
          </table:table-cell>
          <table:table-cell table:formula="of:=IF([.B61]=1; &quot;// &quot;&amp;[.A61];[.A61]) &amp; &quot;:{},&quot; &amp; IF([.B61]=1; &quot; //&quot;; &quot;&quot;)" office:value-type="string" office:string-value="&quot;cudnnDestroyConvolutionDescriptor&quot;:{}," calcext:value-type="string">
            <text:p>"cudnnDestroyConvolutionDescriptor":{},</text:p>
          </table:table-cell>
          <table:table-cell table:number-columns-repeated="2"/>
          <table:table-cell office:value-type="string" calcext:value-type="string">
            <text:p>"cudnnGetConvolutionBackwardDataAlgorithmMaxCount"</text:p>
          </table:table-cell>
          <table:table-cell table:formula="of:=IF(LEFT([.F61];3) = &quot;// &quot;; RIGHT([.F61]; LEN([.F61])-3); [.F61])" office:value-type="string" office:string-value="&quot;cudnnGetConvolutionBackwardDataAlgorithmMaxCount&quot;" calcext:value-type="string">
            <text:p>"cudnnGetConvolutionBackwardDataAlgorithmMaxCount"</text:p>
          </table:table-cell>
          <table:table-cell table:formula="of:=LEFT([.F61];3)=&quot;// &quot;" office:value-type="boolean" office:boolean-value="false" calcext:value-type="boolean">
            <text:p>FALSE</text:p>
          </table:table-cell>
          <table:table-cell table:formula="of:=VLOOKUP([.G61];[.$A$2:.$A$262];1;0)" office:value-type="string" office:string-value="&quot;cudnnGetConvolutionBackwardDataAlgorithmMaxCount&quot;" calcext:value-type="string">
            <text:p>"cudnnGetConvolutionBackwardDataAlgorithmMaxCount"</text:p>
          </table:table-cell>
        </table:table-row>
        <table:table-row table:style-name="ro1">
          <table:table-cell office:value-type="string" calcext:value-type="string">
            <text:p>"cudnnDestroyDropoutDescriptor"</text:p>
          </table:table-cell>
          <table:table-cell table:formula="of:=IFNA(VLOOKUP([.A62];[.$G$2:.$H$148];2;0);0)" office:value-type="float" office:value="1" calcext:value-type="float">
            <text:p>1</text:p>
          </table:table-cell>
          <table:table-cell table:formula="of:=IF([.B62]=1; &quot;// &quot;&amp;[.A62];[.A62]) &amp; &quot;:{},&quot; &amp; IF([.B62]=1; &quot; //&quot;; &quot;&quot;)" office:value-type="string" office:string-value="// &quot;cudnnDestroyDropoutDescriptor&quot;:{}, //" calcext:value-type="string">
            <text:p>// "cudnnDestroyDropoutDescriptor":{}, //</text:p>
          </table:table-cell>
          <table:table-cell table:number-columns-repeated="2"/>
          <table:table-cell office:value-type="string" calcext:value-type="string">
            <text:p>"cudnnGetConvolutionBackwardDataAlgorithm_v7"</text:p>
          </table:table-cell>
          <table:table-cell table:formula="of:=IF(LEFT([.F62];3) = &quot;// &quot;; RIGHT([.F62]; LEN([.F62])-3); [.F62])" office:value-type="string" office:string-value="&quot;cudnnGetConvolutionBackwardDataAlgorithm_v7&quot;" calcext:value-type="string">
            <text:p>"cudnnGetConvolutionBackwardDataAlgorithm_v7"</text:p>
          </table:table-cell>
          <table:table-cell table:formula="of:=LEFT([.F62];3)=&quot;// &quot;" office:value-type="boolean" office:boolean-value="false" calcext:value-type="boolean">
            <text:p>FALSE</text:p>
          </table:table-cell>
          <table:table-cell table:formula="of:=VLOOKUP([.G62];[.$A$2:.$A$262];1;0)" office:value-type="string" office:string-value="&quot;cudnnGetConvolutionBackwardDataAlgorithm_v7&quot;" calcext:value-type="string">
            <text:p>"cudnnGetConvolutionBackwardDataAlgorithm_v7"</text:p>
          </table:table-cell>
        </table:table-row>
        <table:table-row table:style-name="ro1">
          <table:table-cell office:value-type="string" calcext:value-type="string">
            <text:p>"cudnnDestroyFilterDescriptor"</text:p>
          </table:table-cell>
          <table:table-cell table:formula="of:=IFNA(VLOOKUP([.A63];[.$G$2:.$H$148];2;0);0)" office:value-type="float" office:value="1" calcext:value-type="float">
            <text:p>1</text:p>
          </table:table-cell>
          <table:table-cell table:formula="of:=IF([.B63]=1; &quot;// &quot;&amp;[.A63];[.A63]) &amp; &quot;:{},&quot; &amp; IF([.B63]=1; &quot; //&quot;; &quot;&quot;)" office:value-type="string" office:string-value="// &quot;cudnnDestroyFilterDescriptor&quot;:{}, //" calcext:value-type="string">
            <text:p>// "cudnnDestroyFilterDescriptor":{}, //</text:p>
          </table:table-cell>
          <table:table-cell table:number-columns-repeated="2"/>
          <table:table-cell office:value-type="string" calcext:value-type="string">
            <text:p>"cudnnGetConvolutionBackwardDataWorkspaceSize"</text:p>
          </table:table-cell>
          <table:table-cell table:formula="of:=IF(LEFT([.F63];3) = &quot;// &quot;; RIGHT([.F63]; LEN([.F63])-3); [.F63])" office:value-type="string" office:string-value="&quot;cudnnGetConvolutionBackwardDataWorkspaceSize&quot;" calcext:value-type="string">
            <text:p>"cudnnGetConvolutionBackwardDataWorkspaceSize"</text:p>
          </table:table-cell>
          <table:table-cell table:formula="of:=LEFT([.F63];3)=&quot;// &quot;" office:value-type="boolean" office:boolean-value="false" calcext:value-type="boolean">
            <text:p>FALSE</text:p>
          </table:table-cell>
          <table:table-cell table:formula="of:=VLOOKUP([.G63];[.$A$2:.$A$262];1;0)" office:value-type="string" office:string-value="&quot;cudnnGetConvolutionBackwardDataWorkspaceSize&quot;" calcext:value-type="string">
            <text:p>"cudnnGetConvolutionBackwardDataWorkspaceSize"</text:p>
          </table:table-cell>
        </table:table-row>
        <table:table-row table:style-name="ro1">
          <table:table-cell office:value-type="string" calcext:value-type="string">
            <text:p>"cudnnDestroyFusedOpsConstParamPack"</text:p>
          </table:table-cell>
          <table:table-cell table:formula="of:=IFNA(VLOOKUP([.A64];[.$G$2:.$H$148];2;0);0)" office:value-type="float" office:value="0" calcext:value-type="float">
            <text:p>0</text:p>
          </table:table-cell>
          <table:table-cell table:formula="of:=IF([.B64]=1; &quot;// &quot;&amp;[.A64];[.A64]) &amp; &quot;:{},&quot; &amp; IF([.B64]=1; &quot; //&quot;; &quot;&quot;)" office:value-type="string" office:string-value="&quot;cudnnDestroyFusedOpsConstParamPack&quot;:{}," calcext:value-type="string">
            <text:p>"cudnnDestroyFusedOpsConstParamPack":{},</text:p>
          </table:table-cell>
          <table:table-cell table:number-columns-repeated="2"/>
          <table:table-cell office:value-type="string" calcext:value-type="string">
            <text:p>"cudnnGetConvolutionBackwardFilterAlgorithm"</text:p>
          </table:table-cell>
          <table:table-cell table:formula="of:=IF(LEFT([.F64];3) = &quot;// &quot;; RIGHT([.F64]; LEN([.F64])-3); [.F64])" office:value-type="string" office:string-value="&quot;cudnnGetConvolutionBackwardFilterAlgorithm&quot;" calcext:value-type="string">
            <text:p>"cudnnGetConvolutionBackwardFilterAlgorithm"</text:p>
          </table:table-cell>
          <table:table-cell table:formula="of:=LEFT([.F64];3)=&quot;// &quot;" office:value-type="boolean" office:boolean-value="false" calcext:value-type="boolean">
            <text:p>FALSE</text:p>
          </table:table-cell>
          <table:table-cell table:formula="of:=VLOOKUP([.G64];[.$A$2:.$A$262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"cudnnDestroyFusedOpsPlan"</text:p>
          </table:table-cell>
          <table:table-cell table:formula="of:=IFNA(VLOOKUP([.A65];[.$G$2:.$H$148];2;0);0)" office:value-type="float" office:value="0" calcext:value-type="float">
            <text:p>0</text:p>
          </table:table-cell>
          <table:table-cell table:formula="of:=IF([.B65]=1; &quot;// &quot;&amp;[.A65];[.A65]) &amp; &quot;:{},&quot; &amp; IF([.B65]=1; &quot; //&quot;; &quot;&quot;)" office:value-type="string" office:string-value="&quot;cudnnDestroyFusedOpsPlan&quot;:{}," calcext:value-type="string">
            <text:p>"cudnnDestroyFusedOpsPlan":{},</text:p>
          </table:table-cell>
          <table:table-cell table:number-columns-repeated="2"/>
          <table:table-cell office:value-type="string" calcext:value-type="string">
            <text:p>"cudnnGetConvolutionBackwardFilterAlgorithmMaxCount"</text:p>
          </table:table-cell>
          <table:table-cell table:formula="of:=IF(LEFT([.F65];3) = &quot;// &quot;; RIGHT([.F65]; LEN([.F65])-3); [.F65])" office:value-type="string" office:string-value="&quot;cudnnGetConvolutionBackwardFilterAlgorithmMaxCount&quot;" calcext:value-type="string">
            <text:p>"cudnnGetConvolutionBackwardFilterAlgorithmMaxCount"</text:p>
          </table:table-cell>
          <table:table-cell table:formula="of:=LEFT([.F65];3)=&quot;// &quot;" office:value-type="boolean" office:boolean-value="false" calcext:value-type="boolean">
            <text:p>FALSE</text:p>
          </table:table-cell>
          <table:table-cell table:formula="of:=VLOOKUP([.G65];[.$A$2:.$A$262];1;0)" office:value-type="string" office:string-value="&quot;cudnnGetConvolutionBackwardFilterAlgorithmMaxCount&quot;" calcext:value-type="string">
            <text:p>"cudnnGetConvolutionBackwardFilterAlgorithmMaxCount"</text:p>
          </table:table-cell>
        </table:table-row>
        <table:table-row table:style-name="ro1">
          <table:table-cell office:value-type="string" calcext:value-type="string">
            <text:p>"cudnnDestroyFusedOpsVariantParamPack"</text:p>
          </table:table-cell>
          <table:table-cell table:formula="of:=IFNA(VLOOKUP([.A66];[.$G$2:.$H$148];2;0);0)" office:value-type="float" office:value="0" calcext:value-type="float">
            <text:p>0</text:p>
          </table:table-cell>
          <table:table-cell table:formula="of:=IF([.B66]=1; &quot;// &quot;&amp;[.A66];[.A66]) &amp; &quot;:{},&quot; &amp; IF([.B66]=1; &quot; //&quot;; &quot;&quot;)" office:value-type="string" office:string-value="&quot;cudnnDestroyFusedOpsVariantParamPack&quot;:{}," calcext:value-type="string">
            <text:p>"cudnnDestroyFusedOpsVariantParamPack":{},</text:p>
          </table:table-cell>
          <table:table-cell table:number-columns-repeated="2"/>
          <table:table-cell office:value-type="string" calcext:value-type="string">
            <text:p>"cudnnGetConvolutionBackwardFilterAlgorithm_v7"</text:p>
          </table:table-cell>
          <table:table-cell table:formula="of:=IF(LEFT([.F66];3) = &quot;// &quot;; RIGHT([.F66]; LEN([.F66])-3); [.F66])" office:value-type="string" office:string-value="&quot;cudnnGetConvolutionBackwardFilterAlgorithm_v7&quot;" calcext:value-type="string">
            <text:p>"cudnnGetConvolutionBackwardFilterAlgorithm_v7"</text:p>
          </table:table-cell>
          <table:table-cell table:formula="of:=LEFT([.F66];3)=&quot;// &quot;" office:value-type="boolean" office:boolean-value="false" calcext:value-type="boolean">
            <text:p>FALSE</text:p>
          </table:table-cell>
          <table:table-cell table:formula="of:=VLOOKUP([.G66];[.$A$2:.$A$262];1;0)" office:value-type="string" office:string-value="&quot;cudnnGetConvolutionBackwardFilterAlgorithm_v7&quot;" calcext:value-type="string">
            <text:p>"cudnnGetConvolutionBackwardFilterAlgorithm_v7"</text:p>
          </table:table-cell>
        </table:table-row>
        <table:table-row table:style-name="ro1">
          <table:table-cell office:value-type="string" calcext:value-type="string">
            <text:p>"cudnnDestroyLRNDescriptor"</text:p>
          </table:table-cell>
          <table:table-cell table:formula="of:=IFNA(VLOOKUP([.A67];[.$G$2:.$H$148];2;0);0)" office:value-type="float" office:value="1" calcext:value-type="float">
            <text:p>1</text:p>
          </table:table-cell>
          <table:table-cell table:formula="of:=IF([.B67]=1; &quot;// &quot;&amp;[.A67];[.A67]) &amp; &quot;:{},&quot; &amp; IF([.B67]=1; &quot; //&quot;; &quot;&quot;)" office:value-type="string" office:string-value="// &quot;cudnnDestroyLRNDescriptor&quot;:{}, //" calcext:value-type="string">
            <text:p>// "cudnnDestroyLRNDescriptor":{}, //</text:p>
          </table:table-cell>
          <table:table-cell table:number-columns-repeated="2"/>
          <table:table-cell office:value-type="string" calcext:value-type="string">
            <text:p>"cudnnGetConvolutionBackwardFilterWorkspaceSize"</text:p>
          </table:table-cell>
          <table:table-cell table:formula="of:=IF(LEFT([.F67];3) = &quot;// &quot;; RIGHT([.F67]; LEN([.F67])-3); [.F67])" office:value-type="string" office:string-value="&quot;cudnnGetConvolutionBackwardFilterWorkspaceSize&quot;" calcext:value-type="string">
            <text:p>"cudnnGetConvolutionBackwardFilterWorkspaceSize"</text:p>
          </table:table-cell>
          <table:table-cell table:formula="of:=LEFT([.F67];3)=&quot;// &quot;" office:value-type="boolean" office:boolean-value="false" calcext:value-type="boolean">
            <text:p>FALSE</text:p>
          </table:table-cell>
          <table:table-cell table:formula="of:=VLOOKUP([.G67];[.$A$2:.$A$262];1;0)" office:value-type="string" office:string-value="&quot;cudnnGetConvolutionBackwardFilterWorkspaceSize&quot;" calcext:value-type="string">
            <text:p>"cudnnGetConvolutionBackwardFilterWorkspaceSize"</text:p>
          </table:table-cell>
        </table:table-row>
        <table:table-row table:style-name="ro1">
          <table:table-cell office:value-type="string" calcext:value-type="string">
            <text:p>"cudnnDestroyOpTensorDescriptor"</text:p>
          </table:table-cell>
          <table:table-cell table:formula="of:=IFNA(VLOOKUP([.A68];[.$G$2:.$H$148];2;0);0)" office:value-type="float" office:value="1" calcext:value-type="float">
            <text:p>1</text:p>
          </table:table-cell>
          <table:table-cell table:formula="of:=IF([.B68]=1; &quot;// &quot;&amp;[.A68];[.A68]) &amp; &quot;:{},&quot; &amp; IF([.B68]=1; &quot; //&quot;; &quot;&quot;)" office:value-type="string" office:string-value="// &quot;cudnnDestroyOpTensorDescriptor&quot;:{}, //" calcext:value-type="string">
            <text:p>// "cudnnDestroyOpTensorDescriptor":{}, //</text:p>
          </table:table-cell>
          <table:table-cell table:number-columns-repeated="2"/>
          <table:table-cell office:value-type="string" calcext:value-type="string">
            <text:p>"cudnnGetConvolutionForwardAlgorithm"</text:p>
          </table:table-cell>
          <table:table-cell table:formula="of:=IF(LEFT([.F68];3) = &quot;// &quot;; RIGHT([.F68]; LEN([.F68])-3); [.F68])" office:value-type="string" office:string-value="&quot;cudnnGetConvolutionForwardAlgorithm&quot;" calcext:value-type="string">
            <text:p>"cudnnGetConvolutionForwardAlgorithm"</text:p>
          </table:table-cell>
          <table:table-cell table:formula="of:=LEFT([.F68];3)=&quot;// &quot;" office:value-type="boolean" office:boolean-value="false" calcext:value-type="boolean">
            <text:p>FALSE</text:p>
          </table:table-cell>
          <table:table-cell table:formula="of:=VLOOKUP([.G68];[.$A$2:.$A$262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"cudnnDestroyPersistentRNNPlan"</text:p>
          </table:table-cell>
          <table:table-cell table:formula="of:=IFNA(VLOOKUP([.A69];[.$G$2:.$H$148];2;0);0)" office:value-type="float" office:value="1" calcext:value-type="float">
            <text:p>1</text:p>
          </table:table-cell>
          <table:table-cell table:formula="of:=IF([.B69]=1; &quot;// &quot;&amp;[.A69];[.A69]) &amp; &quot;:{},&quot; &amp; IF([.B69]=1; &quot; //&quot;; &quot;&quot;)" office:value-type="string" office:string-value="// &quot;cudnnDestroyPersistentRNNPlan&quot;:{}, //" calcext:value-type="string">
            <text:p>// "cudnnDestroyPersistentRNNPlan":{}, //</text:p>
          </table:table-cell>
          <table:table-cell table:number-columns-repeated="2"/>
          <table:table-cell office:value-type="string" calcext:value-type="string">
            <text:p>"cudnnGetConvolutionForwardAlgorithmMaxCount"</text:p>
          </table:table-cell>
          <table:table-cell table:formula="of:=IF(LEFT([.F69];3) = &quot;// &quot;; RIGHT([.F69]; LEN([.F69])-3); [.F69])" office:value-type="string" office:string-value="&quot;cudnnGetConvolutionForwardAlgorithmMaxCount&quot;" calcext:value-type="string">
            <text:p>"cudnnGetConvolutionForwardAlgorithmMaxCount"</text:p>
          </table:table-cell>
          <table:table-cell table:formula="of:=LEFT([.F69];3)=&quot;// &quot;" office:value-type="boolean" office:boolean-value="false" calcext:value-type="boolean">
            <text:p>FALSE</text:p>
          </table:table-cell>
          <table:table-cell table:formula="of:=VLOOKUP([.G69];[.$A$2:.$A$262];1;0)" office:value-type="string" office:string-value="&quot;cudnnGetConvolutionForwardAlgorithmMaxCount&quot;" calcext:value-type="string">
            <text:p>"cudnnGetConvolutionForwardAlgorithmMaxCount"</text:p>
          </table:table-cell>
        </table:table-row>
        <table:table-row table:style-name="ro1">
          <table:table-cell office:value-type="string" calcext:value-type="string">
            <text:p>"cudnnDestroyPoolingDescriptor"</text:p>
          </table:table-cell>
          <table:table-cell table:formula="of:=IFNA(VLOOKUP([.A70];[.$G$2:.$H$148];2;0);0)" office:value-type="float" office:value="1" calcext:value-type="float">
            <text:p>1</text:p>
          </table:table-cell>
          <table:table-cell table:formula="of:=IF([.B70]=1; &quot;// &quot;&amp;[.A70];[.A70]) &amp; &quot;:{},&quot; &amp; IF([.B70]=1; &quot; //&quot;; &quot;&quot;)" office:value-type="string" office:string-value="// &quot;cudnnDestroyPoolingDescriptor&quot;:{}, //" calcext:value-type="string">
            <text:p>// "cudnnDestroyPoolingDescriptor":{}, //</text:p>
          </table:table-cell>
          <table:table-cell table:number-columns-repeated="2"/>
          <table:table-cell office:value-type="string" calcext:value-type="string">
            <text:p>"cudnnGetConvolutionForwardAlgorithm_v7"</text:p>
          </table:table-cell>
          <table:table-cell table:formula="of:=IF(LEFT([.F70];3) = &quot;// &quot;; RIGHT([.F70]; LEN([.F70])-3); [.F70])" office:value-type="string" office:string-value="&quot;cudnnGetConvolutionForwardAlgorithm_v7&quot;" calcext:value-type="string">
            <text:p>"cudnnGetConvolutionForwardAlgorithm_v7"</text:p>
          </table:table-cell>
          <table:table-cell table:formula="of:=LEFT([.F70];3)=&quot;// &quot;" office:value-type="boolean" office:boolean-value="false" calcext:value-type="boolean">
            <text:p>FALSE</text:p>
          </table:table-cell>
          <table:table-cell table:formula="of:=VLOOKUP([.G70];[.$A$2:.$A$262];1;0)" office:value-type="string" office:string-value="&quot;cudnnGetConvolutionForwardAlgorithm_v7&quot;" calcext:value-type="string">
            <text:p>"cudnnGetConvolutionForwardAlgorithm_v7"</text:p>
          </table:table-cell>
        </table:table-row>
        <table:table-row table:style-name="ro1">
          <table:table-cell office:value-type="string" calcext:value-type="string">
            <text:p>"cudnnDestroyRNNDataDescriptor"</text:p>
          </table:table-cell>
          <table:table-cell table:formula="of:=IFNA(VLOOKUP([.A71];[.$G$2:.$H$148];2;0);0)" office:value-type="float" office:value="0" calcext:value-type="float">
            <text:p>0</text:p>
          </table:table-cell>
          <table:table-cell table:formula="of:=IF([.B71]=1; &quot;// &quot;&amp;[.A71];[.A71]) &amp; &quot;:{},&quot; &amp; IF([.B71]=1; &quot; //&quot;; &quot;&quot;)" office:value-type="string" office:string-value="&quot;cudnnDestroyRNNDataDescriptor&quot;:{}," calcext:value-type="string">
            <text:p>"cudnnDestroyRNNDataDescriptor":{},</text:p>
          </table:table-cell>
          <table:table-cell table:number-columns-repeated="2"/>
          <table:table-cell office:value-type="string" calcext:value-type="string">
            <text:p>"cudnnGetConvolutionForwardWorkspaceSize"</text:p>
          </table:table-cell>
          <table:table-cell table:formula="of:=IF(LEFT([.F71];3) = &quot;// &quot;; RIGHT([.F71]; LEN([.F71])-3); [.F71])" office:value-type="string" office:string-value="&quot;cudnnGetConvolutionForwardWorkspaceSize&quot;" calcext:value-type="string">
            <text:p>"cudnnGetConvolutionForwardWorkspaceSize"</text:p>
          </table:table-cell>
          <table:table-cell table:formula="of:=LEFT([.F71];3)=&quot;// &quot;" office:value-type="boolean" office:boolean-value="false" calcext:value-type="boolean">
            <text:p>FALSE</text:p>
          </table:table-cell>
          <table:table-cell table:formula="of:=VLOOKUP([.G71];[.$A$2:.$A$262];1;0)" office:value-type="string" office:string-value="&quot;cudnnGetConvolutionForwardWorkspaceSize&quot;" calcext:value-type="string">
            <text:p>"cudnnGetConvolutionForwardWorkspaceSize"</text:p>
          </table:table-cell>
        </table:table-row>
        <table:table-row table:style-name="ro1">
          <table:table-cell office:value-type="string" calcext:value-type="string">
            <text:p>"cudnnDestroyRNNDescriptor"</text:p>
          </table:table-cell>
          <table:table-cell table:formula="of:=IFNA(VLOOKUP([.A72];[.$G$2:.$H$148];2;0);0)" office:value-type="float" office:value="1" calcext:value-type="float">
            <text:p>1</text:p>
          </table:table-cell>
          <table:table-cell table:formula="of:=IF([.B72]=1; &quot;// &quot;&amp;[.A72];[.A72]) &amp; &quot;:{},&quot; &amp; IF([.B72]=1; &quot; //&quot;; &quot;&quot;)" office:value-type="string" office:string-value="// &quot;cudnnDestroyRNNDescriptor&quot;:{}, //" calcext:value-type="string">
            <text:p>// "cudnnDestroyRNNDescriptor":{}, //</text:p>
          </table:table-cell>
          <table:table-cell table:number-columns-repeated="2"/>
          <table:table-cell office:value-type="string" calcext:value-type="string">
            <text:p>"cudnnGetConvolutionGroupCount"</text:p>
          </table:table-cell>
          <table:table-cell table:formula="of:=IF(LEFT([.F72];3) = &quot;// &quot;; RIGHT([.F72]; LEN([.F72])-3); [.F72])" office:value-type="string" office:string-value="&quot;cudnnGetConvolutionGroupCount&quot;" calcext:value-type="string">
            <text:p>"cudnnGetConvolutionGroupCount"</text:p>
          </table:table-cell>
          <table:table-cell table:formula="of:=LEFT([.F72];3)=&quot;// &quot;" office:value-type="boolean" office:boolean-value="false" calcext:value-type="boolean">
            <text:p>FALSE</text:p>
          </table:table-cell>
          <table:table-cell table:formula="of:=VLOOKUP([.G72];[.$A$2:.$A$262];1;0)" office:value-type="string" office:string-value="&quot;cudnnGetConvolutionGroupCount&quot;" calcext:value-type="string">
            <text:p>"cudnnGetConvolutionGroupCount"</text:p>
          </table:table-cell>
        </table:table-row>
        <table:table-row table:style-name="ro1">
          <table:table-cell office:value-type="string" calcext:value-type="string">
            <text:p>"cudnnDestroyReduceTensorDescriptor"</text:p>
          </table:table-cell>
          <table:table-cell table:formula="of:=IFNA(VLOOKUP([.A73];[.$G$2:.$H$148];2;0);0)" office:value-type="float" office:value="1" calcext:value-type="float">
            <text:p>1</text:p>
          </table:table-cell>
          <table:table-cell table:formula="of:=IF([.B73]=1; &quot;// &quot;&amp;[.A73];[.A73]) &amp; &quot;:{},&quot; &amp; IF([.B73]=1; &quot; //&quot;; &quot;&quot;)" office:value-type="string" office:string-value="// &quot;cudnnDestroyReduceTensorDescriptor&quot;:{}, //" calcext:value-type="string">
            <text:p>// "cudnnDestroyReduceTensorDescriptor":{}, //</text:p>
          </table:table-cell>
          <table:table-cell table:number-columns-repeated="2"/>
          <table:table-cell office:value-type="string" calcext:value-type="string">
            <text:p>"cudnnGetConvolutionMathType"</text:p>
          </table:table-cell>
          <table:table-cell table:formula="of:=IF(LEFT([.F73];3) = &quot;// &quot;; RIGHT([.F73]; LEN([.F73])-3); [.F73])" office:value-type="string" office:string-value="&quot;cudnnGetConvolutionMathType&quot;" calcext:value-type="string">
            <text:p>"cudnnGetConvolutionMathType"</text:p>
          </table:table-cell>
          <table:table-cell table:formula="of:=LEFT([.F73];3)=&quot;// &quot;" office:value-type="boolean" office:boolean-value="false" calcext:value-type="boolean">
            <text:p>FALSE</text:p>
          </table:table-cell>
          <table:table-cell table:formula="of:=VLOOKUP([.G73];[.$A$2:.$A$262];1;0)" office:value-type="string" office:string-value="&quot;cudnnGetConvolutionMathType&quot;" calcext:value-type="string">
            <text:p>"cudnnGetConvolutionMathType"</text:p>
          </table:table-cell>
        </table:table-row>
        <table:table-row table:style-name="ro1">
          <table:table-cell office:value-type="string" calcext:value-type="string">
            <text:p>"cudnnDestroySeqDataDescriptor"</text:p>
          </table:table-cell>
          <table:table-cell table:formula="of:=IFNA(VLOOKUP([.A74];[.$G$2:.$H$148];2;0);0)" office:value-type="float" office:value="0" calcext:value-type="float">
            <text:p>0</text:p>
          </table:table-cell>
          <table:table-cell table:formula="of:=IF([.B74]=1; &quot;// &quot;&amp;[.A74];[.A74]) &amp; &quot;:{},&quot; &amp; IF([.B74]=1; &quot; //&quot;; &quot;&quot;)" office:value-type="string" office:string-value="&quot;cudnnDestroySeqDataDescriptor&quot;:{}," calcext:value-type="string">
            <text:p>"cudnnDestroySeqDataDescriptor":{},</text:p>
          </table:table-cell>
          <table:table-cell table:number-columns-repeated="2"/>
          <table:table-cell office:value-type="string" calcext:value-type="string">
            <text:p>"cudnnGetConvolutionNdDescriptor"</text:p>
          </table:table-cell>
          <table:table-cell table:formula="of:=IF(LEFT([.F74];3) = &quot;// &quot;; RIGHT([.F74]; LEN([.F74])-3); [.F74])" office:value-type="string" office:string-value="&quot;cudnnGetConvolutionNdDescriptor&quot;" calcext:value-type="string">
            <text:p>"cudnnGetConvolutionNdDescriptor"</text:p>
          </table:table-cell>
          <table:table-cell table:formula="of:=LEFT([.F74];3)=&quot;// &quot;" office:value-type="boolean" office:boolean-value="false" calcext:value-type="boolean">
            <text:p>FALSE</text:p>
          </table:table-cell>
          <table:table-cell table:formula="of:=VLOOKUP([.G74];[.$A$2:.$A$262];1;0)" office:value-type="string" office:string-value="&quot;cudnnGetConvolutionNdDescriptor&quot;" calcext:value-type="string">
            <text:p>"cudnnGetConvolutionNdDescriptor"</text:p>
          </table:table-cell>
        </table:table-row>
        <table:table-row table:style-name="ro1">
          <table:table-cell office:value-type="string" calcext:value-type="string">
            <text:p>"cudnnDestroySpatialTransformerDescriptor"</text:p>
          </table:table-cell>
          <table:table-cell table:formula="of:=IFNA(VLOOKUP([.A75];[.$G$2:.$H$148];2;0);0)" office:value-type="float" office:value="1" calcext:value-type="float">
            <text:p>1</text:p>
          </table:table-cell>
          <table:table-cell table:formula="of:=IF([.B75]=1; &quot;// &quot;&amp;[.A75];[.A75]) &amp; &quot;:{},&quot; &amp; IF([.B75]=1; &quot; //&quot;; &quot;&quot;)" office:value-type="string" office:string-value="// &quot;cudnnDestroySpatialTransformerDescriptor&quot;:{}, //" calcext:value-type="string">
            <text:p>// "cudnnDestroySpatialTransformerDescriptor":{}, //</text:p>
          </table:table-cell>
          <table:table-cell table:number-columns-repeated="2"/>
          <table:table-cell office:value-type="string" calcext:value-type="string">
            <text:p>"cudnnGetConvolutionNdForwardOutputDim"</text:p>
          </table:table-cell>
          <table:table-cell table:formula="of:=IF(LEFT([.F75];3) = &quot;// &quot;; RIGHT([.F75]; LEN([.F75])-3); [.F75])" office:value-type="string" office:string-value="&quot;cudnnGetConvolutionNdForwardOutputDim&quot;" calcext:value-type="string">
            <text:p>"cudnnGetConvolutionNdForwardOutputDim"</text:p>
          </table:table-cell>
          <table:table-cell table:formula="of:=LEFT([.F75];3)=&quot;// &quot;" office:value-type="boolean" office:boolean-value="false" calcext:value-type="boolean">
            <text:p>FALSE</text:p>
          </table:table-cell>
          <table:table-cell table:formula="of:=VLOOKUP([.G75];[.$A$2:.$A$262];1;0)" office:value-type="string" office:string-value="&quot;cudnnGetConvolutionNdForwardOutputDim&quot;" calcext:value-type="string">
            <text:p>"cudnnGetConvolutionNdForwardOutputDim"</text:p>
          </table:table-cell>
        </table:table-row>
        <table:table-row table:style-name="ro1">
          <table:table-cell office:value-type="string" calcext:value-type="string">
            <text:p>"cudnnDestroyTensorDescriptor"</text:p>
          </table:table-cell>
          <table:table-cell table:formula="of:=IFNA(VLOOKUP([.A76];[.$G$2:.$H$148];2;0);0)" office:value-type="float" office:value="1" calcext:value-type="float">
            <text:p>1</text:p>
          </table:table-cell>
          <table:table-cell table:formula="of:=IF([.B76]=1; &quot;// &quot;&amp;[.A76];[.A76]) &amp; &quot;:{},&quot; &amp; IF([.B76]=1; &quot; //&quot;; &quot;&quot;)" office:value-type="string" office:string-value="// &quot;cudnnDestroyTensorDescriptor&quot;:{}, //" calcext:value-type="string">
            <text:p>// "cudnnDestroyTensorDescriptor":{}, //</text:p>
          </table:table-cell>
          <table:table-cell table:number-columns-repeated="2"/>
          <table:table-cell office:value-type="string" calcext:value-type="string">
            <text:p>"cudnnGetCudartVersion"</text:p>
          </table:table-cell>
          <table:table-cell table:formula="of:=IF(LEFT([.F76];3) = &quot;// &quot;; RIGHT([.F76]; LEN([.F76])-3); [.F76])" office:value-type="string" office:string-value="&quot;cudnnGetCudartVersion&quot;" calcext:value-type="string">
            <text:p>"cudnnGetCudartVersion"</text:p>
          </table:table-cell>
          <table:table-cell table:formula="of:=LEFT([.F76];3)=&quot;// &quot;" office:value-type="boolean" office:boolean-value="false" calcext:value-type="boolean">
            <text:p>FALSE</text:p>
          </table:table-cell>
          <table:table-cell table:formula="of:=VLOOKUP([.G76];[.$A$2:.$A$262];1;0)" office:value-type="string" office:string-value="&quot;cudnnGetCudartVersion&quot;" calcext:value-type="string">
            <text:p>"cudnnGetCudartVersion"</text:p>
          </table:table-cell>
        </table:table-row>
        <table:table-row table:style-name="ro1">
          <table:table-cell office:value-type="string" calcext:value-type="string">
            <text:p>"cudnnDestroyTensorTransformDescriptor"</text:p>
          </table:table-cell>
          <table:table-cell table:formula="of:=IFNA(VLOOKUP([.A77];[.$G$2:.$H$148];2;0);0)" office:value-type="float" office:value="0" calcext:value-type="float">
            <text:p>0</text:p>
          </table:table-cell>
          <table:table-cell table:formula="of:=IF([.B77]=1; &quot;// &quot;&amp;[.A77];[.A77]) &amp; &quot;:{},&quot; &amp; IF([.B77]=1; &quot; //&quot;; &quot;&quot;)" office:value-type="string" office:string-value="&quot;cudnnDestroyTensorTransformDescriptor&quot;:{}," calcext:value-type="string">
            <text:p>"cudnnDestroyTensorTransformDescriptor":{},</text:p>
          </table:table-cell>
          <table:table-cell table:number-columns-repeated="2"/>
          <table:table-cell office:value-type="string" calcext:value-type="string">
            <text:p>"cudnnGetDropoutDescriptor"</text:p>
          </table:table-cell>
          <table:table-cell table:formula="of:=IF(LEFT([.F77];3) = &quot;// &quot;; RIGHT([.F77]; LEN([.F77])-3); [.F77])" office:value-type="string" office:string-value="&quot;cudnnGetDropoutDescriptor&quot;" calcext:value-type="string">
            <text:p>"cudnnGetDropoutDescriptor"</text:p>
          </table:table-cell>
          <table:table-cell table:formula="of:=LEFT([.F77];3)=&quot;// &quot;" office:value-type="boolean" office:boolean-value="false" calcext:value-type="boolean">
            <text:p>FALSE</text:p>
          </table:table-cell>
          <table:table-cell table:formula="of:=VLOOKUP([.G77];[.$A$2:.$A$262];1;0)" office:value-type="string" office:string-value="&quot;cudnnGetDropoutDescriptor&quot;" calcext:value-type="string">
            <text:p>"cudnnGetDropoutDescriptor"</text:p>
          </table:table-cell>
        </table:table-row>
        <table:table-row table:style-name="ro1">
          <table:table-cell office:value-type="string" calcext:value-type="string">
            <text:p>"cudnnDivisiveNormalizationBackward"</text:p>
          </table:table-cell>
          <table:table-cell table:formula="of:=IFNA(VLOOKUP([.A78];[.$G$2:.$H$148];2;0);0)" office:value-type="float" office:value="1" calcext:value-type="float">
            <text:p>1</text:p>
          </table:table-cell>
          <table:table-cell table:formula="of:=IF([.B78]=1; &quot;// &quot;&amp;[.A78];[.A78]) &amp; &quot;:{},&quot; &amp; IF([.B78]=1; &quot; //&quot;; &quot;&quot;)" office:value-type="string" office:string-value="// &quot;cudnnDivisiveNormalizationBackward&quot;:{}, //" calcext:value-type="string">
            <text:p>// "cudnnDivisiveNormalizationBackward":{}, //</text:p>
          </table:table-cell>
          <table:table-cell table:number-columns-repeated="2"/>
          <table:table-cell office:value-type="string" calcext:value-type="string">
            <text:p>"cudnnGetErrorString"</text:p>
          </table:table-cell>
          <table:table-cell table:formula="of:=IF(LEFT([.F78];3) = &quot;// &quot;; RIGHT([.F78]; LEN([.F78])-3); [.F78])" office:value-type="string" office:string-value="&quot;cudnnGetErrorString&quot;" calcext:value-type="string">
            <text:p>"cudnnGetErrorString"</text:p>
          </table:table-cell>
          <table:table-cell table:formula="of:=LEFT([.F78];3)=&quot;// &quot;" office:value-type="boolean" office:boolean-value="false" calcext:value-type="boolean">
            <text:p>FALSE</text:p>
          </table:table-cell>
          <table:table-cell table:formula="of:=VLOOKUP([.G78];[.$A$2:.$A$262];1;0)" office:value-type="string" office:string-value="&quot;cudnnGetErrorString&quot;" calcext:value-type="string">
            <text:p>"cudnnGetErrorString"</text:p>
          </table:table-cell>
        </table:table-row>
        <table:table-row table:style-name="ro1">
          <table:table-cell office:value-type="string" calcext:value-type="string">
            <text:p>"cudnnDivisiveNormalizationForward"</text:p>
          </table:table-cell>
          <table:table-cell table:formula="of:=IFNA(VLOOKUP([.A79];[.$G$2:.$H$148];2;0);0)" office:value-type="float" office:value="1" calcext:value-type="float">
            <text:p>1</text:p>
          </table:table-cell>
          <table:table-cell table:formula="of:=IF([.B79]=1; &quot;// &quot;&amp;[.A79];[.A79]) &amp; &quot;:{},&quot; &amp; IF([.B79]=1; &quot; //&quot;; &quot;&quot;)" office:value-type="string" office:string-value="// &quot;cudnnDivisiveNormalizationForward&quot;:{}, //" calcext:value-type="string">
            <text:p>// "cudnnDivisiveNormalizationForward":{}, //</text:p>
          </table:table-cell>
          <table:table-cell table:number-columns-repeated="2"/>
          <table:table-cell office:value-type="string" calcext:value-type="string">
            <text:p>"cudnnGetFilter4dDescriptor"</text:p>
          </table:table-cell>
          <table:table-cell table:formula="of:=IF(LEFT([.F79];3) = &quot;// &quot;; RIGHT([.F79]; LEN([.F79])-3); [.F79])" office:value-type="string" office:string-value="&quot;cudnnGetFilter4dDescriptor&quot;" calcext:value-type="string">
            <text:p>"cudnnGetFilter4dDescriptor"</text:p>
          </table:table-cell>
          <table:table-cell table:formula="of:=LEFT([.F79];3)=&quot;// &quot;" office:value-type="boolean" office:boolean-value="false" calcext:value-type="boolean">
            <text:p>FALSE</text:p>
          </table:table-cell>
          <table:table-cell table:formula="of:=VLOOKUP([.G79];[.$A$2:.$A$262];1;0)" office:value-type="string" office:string-value="&quot;cudnnGetFilter4dDescriptor&quot;" calcext:value-type="string">
            <text:p>"cudnnGetFilter4dDescriptor"</text:p>
          </table:table-cell>
        </table:table-row>
        <table:table-row table:style-name="ro1">
          <table:table-cell office:value-type="string" calcext:value-type="string">
            <text:p>"cudnnDropoutBackward"</text:p>
          </table:table-cell>
          <table:table-cell table:formula="of:=IFNA(VLOOKUP([.A80];[.$G$2:.$H$148];2;0);0)" office:value-type="float" office:value="1" calcext:value-type="float">
            <text:p>1</text:p>
          </table:table-cell>
          <table:table-cell table:formula="of:=IF([.B80]=1; &quot;// &quot;&amp;[.A80];[.A80]) &amp; &quot;:{},&quot; &amp; IF([.B80]=1; &quot; //&quot;; &quot;&quot;)" office:value-type="string" office:string-value="// &quot;cudnnDropoutBackward&quot;:{}, //" calcext:value-type="string">
            <text:p>// "cudnnDropoutBackward":{}, //</text:p>
          </table:table-cell>
          <table:table-cell table:number-columns-repeated="2"/>
          <table:table-cell office:value-type="string" calcext:value-type="string">
            <text:p>"cudnnGetFilterNdDescriptor"</text:p>
          </table:table-cell>
          <table:table-cell table:formula="of:=IF(LEFT([.F80];3) = &quot;// &quot;; RIGHT([.F80]; LEN([.F80])-3); [.F80])" office:value-type="string" office:string-value="&quot;cudnnGetFilterNdDescriptor&quot;" calcext:value-type="string">
            <text:p>"cudnnGetFilterNdDescriptor"</text:p>
          </table:table-cell>
          <table:table-cell table:formula="of:=LEFT([.F80];3)=&quot;// &quot;" office:value-type="boolean" office:boolean-value="false" calcext:value-type="boolean">
            <text:p>FALSE</text:p>
          </table:table-cell>
          <table:table-cell table:formula="of:=VLOOKUP([.G80];[.$A$2:.$A$262];1;0)" office:value-type="string" office:string-value="&quot;cudnnGetFilterNdDescriptor&quot;" calcext:value-type="string">
            <text:p>"cudnnGetFilterNdDescriptor"</text:p>
          </table:table-cell>
        </table:table-row>
        <table:table-row table:style-name="ro1">
          <table:table-cell office:value-type="string" calcext:value-type="string">
            <text:p>"cudnnDropoutForward"</text:p>
          </table:table-cell>
          <table:table-cell table:formula="of:=IFNA(VLOOKUP([.A81];[.$G$2:.$H$148];2;0);0)" office:value-type="float" office:value="1" calcext:value-type="float">
            <text:p>1</text:p>
          </table:table-cell>
          <table:table-cell table:formula="of:=IF([.B81]=1; &quot;// &quot;&amp;[.A81];[.A81]) &amp; &quot;:{},&quot; &amp; IF([.B81]=1; &quot; //&quot;; &quot;&quot;)" office:value-type="string" office:string-value="// &quot;cudnnDropoutForward&quot;:{}, //" calcext:value-type="string">
            <text:p>// "cudnnDropoutForward":{}, //</text:p>
          </table:table-cell>
          <table:table-cell table:number-columns-repeated="2"/>
          <table:table-cell office:value-type="string" calcext:value-type="string">
            <text:p>"cudnnGetLRNDescriptor"</text:p>
          </table:table-cell>
          <table:table-cell table:formula="of:=IF(LEFT([.F81];3) = &quot;// &quot;; RIGHT([.F81]; LEN([.F81])-3); [.F81])" office:value-type="string" office:string-value="&quot;cudnnGetLRNDescriptor&quot;" calcext:value-type="string">
            <text:p>"cudnnGetLRNDescriptor"</text:p>
          </table:table-cell>
          <table:table-cell table:formula="of:=LEFT([.F81];3)=&quot;// &quot;" office:value-type="boolean" office:boolean-value="false" calcext:value-type="boolean">
            <text:p>FALSE</text:p>
          </table:table-cell>
          <table:table-cell table:formula="of:=VLOOKUP([.G81];[.$A$2:.$A$262];1;0)" office:value-type="string" office:string-value="&quot;cudnnGetLRNDescriptor&quot;" calcext:value-type="string">
            <text:p>"cudnnGetLRNDescriptor"</text:p>
          </table:table-cell>
        </table:table-row>
        <table:table-row table:style-name="ro1">
          <table:table-cell office:value-type="string" calcext:value-type="string">
            <text:p>"cudnnDropoutGetReserveSpaceSize"</text:p>
          </table:table-cell>
          <table:table-cell table:formula="of:=IFNA(VLOOKUP([.A82];[.$G$2:.$H$148];2;0);0)" office:value-type="float" office:value="1" calcext:value-type="float">
            <text:p>1</text:p>
          </table:table-cell>
          <table:table-cell table:formula="of:=IF([.B82]=1; &quot;// &quot;&amp;[.A82];[.A82]) &amp; &quot;:{},&quot; &amp; IF([.B82]=1; &quot; //&quot;; &quot;&quot;)" office:value-type="string" office:string-value="// &quot;cudnnDropoutGetReserveSpaceSize&quot;:{}, //" calcext:value-type="string">
            <text:p>// "cudnnDropoutGetReserveSpaceSize":{}, //</text:p>
          </table:table-cell>
          <table:table-cell table:number-columns-repeated="2"/>
          <table:table-cell office:value-type="string" calcext:value-type="string">
            <text:p>"cudnnGetOpTensorDescriptor"</text:p>
          </table:table-cell>
          <table:table-cell table:formula="of:=IF(LEFT([.F82];3) = &quot;// &quot;; RIGHT([.F82]; LEN([.F82])-3); [.F82])" office:value-type="string" office:string-value="&quot;cudnnGetOpTensorDescriptor&quot;" calcext:value-type="string">
            <text:p>"cudnnGetOpTensorDescriptor"</text:p>
          </table:table-cell>
          <table:table-cell table:formula="of:=LEFT([.F82];3)=&quot;// &quot;" office:value-type="boolean" office:boolean-value="false" calcext:value-type="boolean">
            <text:p>FALSE</text:p>
          </table:table-cell>
          <table:table-cell table:formula="of:=VLOOKUP([.G82];[.$A$2:.$A$262];1;0)" office:value-type="string" office:string-value="&quot;cudnnGetOpTensorDescriptor&quot;" calcext:value-type="string">
            <text:p>"cudnnGetOpTensorDescriptor"</text:p>
          </table:table-cell>
        </table:table-row>
        <table:table-row table:style-name="ro1">
          <table:table-cell office:value-type="string" calcext:value-type="string">
            <text:p>"cudnnDropoutGetStatesSize"</text:p>
          </table:table-cell>
          <table:table-cell table:formula="of:=IFNA(VLOOKUP([.A83];[.$G$2:.$H$148];2;0);0)" office:value-type="float" office:value="1" calcext:value-type="float">
            <text:p>1</text:p>
          </table:table-cell>
          <table:table-cell table:formula="of:=IF([.B83]=1; &quot;// &quot;&amp;[.A83];[.A83]) &amp; &quot;:{},&quot; &amp; IF([.B83]=1; &quot; //&quot;; &quot;&quot;)" office:value-type="string" office:string-value="// &quot;cudnnDropoutGetStatesSize&quot;:{}, //" calcext:value-type="string">
            <text:p>// "cudnnDropoutGetStatesSize":{}, //</text:p>
          </table:table-cell>
          <table:table-cell table:number-columns-repeated="2"/>
          <table:table-cell office:value-type="string" calcext:value-type="string">
            <text:p>"cudnnGetPooling2dDescriptor"</text:p>
          </table:table-cell>
          <table:table-cell table:formula="of:=IF(LEFT([.F83];3) = &quot;// &quot;; RIGHT([.F83]; LEN([.F83])-3); [.F83])" office:value-type="string" office:string-value="&quot;cudnnGetPooling2dDescriptor&quot;" calcext:value-type="string">
            <text:p>"cudnnGetPooling2dDescriptor"</text:p>
          </table:table-cell>
          <table:table-cell table:formula="of:=LEFT([.F83];3)=&quot;// &quot;" office:value-type="boolean" office:boolean-value="false" calcext:value-type="boolean">
            <text:p>FALSE</text:p>
          </table:table-cell>
          <table:table-cell table:formula="of:=VLOOKUP([.G83];[.$A$2:.$A$262];1;0)" office:value-type="string" office:string-value="&quot;cudnnGetPooling2dDescriptor&quot;" calcext:value-type="string">
            <text:p>"cudnnGetPooling2dDescriptor"</text:p>
          </table:table-cell>
        </table:table-row>
        <table:table-row table:style-name="ro1">
          <table:table-cell office:value-type="string" calcext:value-type="string">
            <text:p>"cudnnFindConvolutionBackwardDataAlgorithm"</text:p>
          </table:table-cell>
          <table:table-cell table:formula="of:=IFNA(VLOOKUP([.A84];[.$G$2:.$H$148];2;0);0)" office:value-type="float" office:value="1" calcext:value-type="float">
            <text:p>1</text:p>
          </table:table-cell>
          <table:table-cell table:formula="of:=IF([.B84]=1; &quot;// &quot;&amp;[.A84];[.A84]) &amp; &quot;:{},&quot; &amp; IF([.B84]=1; &quot; //&quot;; &quot;&quot;)" office:value-type="string" office:string-value="// &quot;cudnnFindConvolutionBackwardDataAlgorithm&quot;:{}, //" calcext:value-type="string">
            <text:p>// "cudnnFindConvolutionBackwardDataAlgorithm":{}, //</text:p>
          </table:table-cell>
          <table:table-cell table:number-columns-repeated="2"/>
          <table:table-cell office:value-type="string" calcext:value-type="string">
            <text:p>"cudnnGetPooling2dForwardOutputDim"</text:p>
          </table:table-cell>
          <table:table-cell table:formula="of:=IF(LEFT([.F84];3) = &quot;// &quot;; RIGHT([.F84]; LEN([.F84])-3); [.F84])" office:value-type="string" office:string-value="&quot;cudnnGetPooling2dForwardOutputDim&quot;" calcext:value-type="string">
            <text:p>"cudnnGetPooling2dForwardOutputDim"</text:p>
          </table:table-cell>
          <table:table-cell table:formula="of:=LEFT([.F84];3)=&quot;// &quot;" office:value-type="boolean" office:boolean-value="false" calcext:value-type="boolean">
            <text:p>FALSE</text:p>
          </table:table-cell>
          <table:table-cell table:formula="of:=VLOOKUP([.G84];[.$A$2:.$A$262];1;0)" office:value-type="string" office:string-value="&quot;cudnnGetPooling2dForwardOutputDim&quot;" calcext:value-type="string">
            <text:p>"cudnnGetPooling2dForwardOutputDim"</text:p>
          </table:table-cell>
        </table:table-row>
        <table:table-row table:style-name="ro1">
          <table:table-cell office:value-type="string" calcext:value-type="string">
            <text:p>"cudnnFindConvolutionBackwardDataAlgorithmEx"</text:p>
          </table:table-cell>
          <table:table-cell table:formula="of:=IFNA(VLOOKUP([.A85];[.$G$2:.$H$148];2;0);0)" office:value-type="float" office:value="1" calcext:value-type="float">
            <text:p>1</text:p>
          </table:table-cell>
          <table:table-cell table:formula="of:=IF([.B85]=1; &quot;// &quot;&amp;[.A85];[.A85]) &amp; &quot;:{},&quot; &amp; IF([.B85]=1; &quot; //&quot;; &quot;&quot;)" office:value-type="string" office:string-value="// &quot;cudnnFindConvolutionBackwardDataAlgorithmEx&quot;:{}, //" calcext:value-type="string">
            <text:p>// "cudnnFindConvolutionBackwardDataAlgorithmEx":{}, //</text:p>
          </table:table-cell>
          <table:table-cell table:number-columns-repeated="2"/>
          <table:table-cell office:value-type="string" calcext:value-type="string">
            <text:p>"cudnnGetPoolingNdDescriptor"</text:p>
          </table:table-cell>
          <table:table-cell table:formula="of:=IF(LEFT([.F85];3) = &quot;// &quot;; RIGHT([.F85]; LEN([.F85])-3); [.F85])" office:value-type="string" office:string-value="&quot;cudnnGetPoolingNdDescriptor&quot;" calcext:value-type="string">
            <text:p>"cudnnGetPoolingNdDescriptor"</text:p>
          </table:table-cell>
          <table:table-cell table:formula="of:=LEFT([.F85];3)=&quot;// &quot;" office:value-type="boolean" office:boolean-value="false" calcext:value-type="boolean">
            <text:p>FALSE</text:p>
          </table:table-cell>
          <table:table-cell table:formula="of:=VLOOKUP([.G85];[.$A$2:.$A$262];1;0)" office:value-type="string" office:string-value="&quot;cudnnGetPoolingNdDescriptor&quot;" calcext:value-type="string">
            <text:p>"cudnnGetPoolingNdDescriptor"</text:p>
          </table:table-cell>
        </table:table-row>
        <table:table-row table:style-name="ro1">
          <table:table-cell office:value-type="string" calcext:value-type="string">
            <text:p>"cudnnFindConvolutionBackwardFilterAlgorithm"</text:p>
          </table:table-cell>
          <table:table-cell table:formula="of:=IFNA(VLOOKUP([.A86];[.$G$2:.$H$148];2;0);0)" office:value-type="float" office:value="1" calcext:value-type="float">
            <text:p>1</text:p>
          </table:table-cell>
          <table:table-cell table:formula="of:=IF([.B86]=1; &quot;// &quot;&amp;[.A86];[.A86]) &amp; &quot;:{},&quot; &amp; IF([.B86]=1; &quot; //&quot;; &quot;&quot;)" office:value-type="string" office:string-value="// &quot;cudnnFindConvolutionBackwardFilterAlgorithm&quot;:{}, //" calcext:value-type="string">
            <text:p>// "cudnnFindConvolutionBackwardFilterAlgorithm":{}, //</text:p>
          </table:table-cell>
          <table:table-cell table:number-columns-repeated="2"/>
          <table:table-cell office:value-type="string" calcext:value-type="string">
            <text:p>"cudnnGetPoolingNdForwardOutputDim"</text:p>
          </table:table-cell>
          <table:table-cell table:formula="of:=IF(LEFT([.F86];3) = &quot;// &quot;; RIGHT([.F86]; LEN([.F86])-3); [.F86])" office:value-type="string" office:string-value="&quot;cudnnGetPoolingNdForwardOutputDim&quot;" calcext:value-type="string">
            <text:p>"cudnnGetPoolingNdForwardOutputDim"</text:p>
          </table:table-cell>
          <table:table-cell table:formula="of:=LEFT([.F86];3)=&quot;// &quot;" office:value-type="boolean" office:boolean-value="false" calcext:value-type="boolean">
            <text:p>FALSE</text:p>
          </table:table-cell>
          <table:table-cell table:formula="of:=VLOOKUP([.G86];[.$A$2:.$A$262];1;0)" office:value-type="string" office:string-value="&quot;cudnnGetPoolingNdForwardOutputDim&quot;" calcext:value-type="string">
            <text:p>"cudnnGetPoolingNdForwardOutputDim"</text:p>
          </table:table-cell>
        </table:table-row>
        <table:table-row table:style-name="ro1">
          <table:table-cell office:value-type="string" calcext:value-type="string">
            <text:p>"cudnnFindConvolutionBackwardFilterAlgorithmEx"</text:p>
          </table:table-cell>
          <table:table-cell table:formula="of:=IFNA(VLOOKUP([.A87];[.$G$2:.$H$148];2;0);0)" office:value-type="float" office:value="1" calcext:value-type="float">
            <text:p>1</text:p>
          </table:table-cell>
          <table:table-cell table:formula="of:=IF([.B87]=1; &quot;// &quot;&amp;[.A87];[.A87]) &amp; &quot;:{},&quot; &amp; IF([.B87]=1; &quot; //&quot;; &quot;&quot;)" office:value-type="string" office:string-value="// &quot;cudnnFindConvolutionBackwardFilterAlgorithmEx&quot;:{}, //" calcext:value-type="string">
            <text:p>// "cudnnFindConvolutionBackwardFilterAlgorithmEx":{}, //</text:p>
          </table:table-cell>
          <table:table-cell table:number-columns-repeated="2"/>
          <table:table-cell office:value-type="string" calcext:value-type="string">
            <text:p>"cudnnGetProperty"</text:p>
          </table:table-cell>
          <table:table-cell table:formula="of:=IF(LEFT([.F87];3) = &quot;// &quot;; RIGHT([.F87]; LEN([.F87])-3); [.F87])" office:value-type="string" office:string-value="&quot;cudnnGetProperty&quot;" calcext:value-type="string">
            <text:p>"cudnnGetProperty"</text:p>
          </table:table-cell>
          <table:table-cell table:formula="of:=LEFT([.F87];3)=&quot;// &quot;" office:value-type="boolean" office:boolean-value="false" calcext:value-type="boolean">
            <text:p>FALSE</text:p>
          </table:table-cell>
          <table:table-cell table:formula="of:=VLOOKUP([.G87];[.$A$2:.$A$262];1;0)" office:value-type="string" office:string-value="&quot;cudnnGetProperty&quot;" calcext:value-type="string">
            <text:p>"cudnnGetProperty"</text:p>
          </table:table-cell>
        </table:table-row>
        <table:table-row table:style-name="ro1">
          <table:table-cell office:value-type="string" calcext:value-type="string">
            <text:p>"cudnnFindConvolutionForwardAlgorithm"</text:p>
          </table:table-cell>
          <table:table-cell table:formula="of:=IFNA(VLOOKUP([.A88];[.$G$2:.$H$148];2;0);0)" office:value-type="float" office:value="1" calcext:value-type="float">
            <text:p>1</text:p>
          </table:table-cell>
          <table:table-cell table:formula="of:=IF([.B88]=1; &quot;// &quot;&amp;[.A88];[.A88]) &amp; &quot;:{},&quot; &amp; IF([.B88]=1; &quot; //&quot;; &quot;&quot;)" office:value-type="string" office:string-value="// &quot;cudnnFindConvolutionForwardAlgorithm&quot;:{}, //" calcext:value-type="string">
            <text:p>// "cudnnFindConvolutionForwardAlgorithm":{}, //</text:p>
          </table:table-cell>
          <table:table-cell table:number-columns-repeated="2"/>
          <table:table-cell office:value-type="string" calcext:value-type="string">
            <text:p>"cudnnGetRNNDescriptor"</text:p>
          </table:table-cell>
          <table:table-cell table:formula="of:=IF(LEFT([.F88];3) = &quot;// &quot;; RIGHT([.F88]; LEN([.F88])-3); [.F88])" office:value-type="string" office:string-value="&quot;cudnnGetRNNDescriptor&quot;" calcext:value-type="string">
            <text:p>"cudnnGetRNNDescriptor"</text:p>
          </table:table-cell>
          <table:table-cell table:formula="of:=LEFT([.F88];3)=&quot;// &quot;" office:value-type="boolean" office:boolean-value="false" calcext:value-type="boolean">
            <text:p>FALSE</text:p>
          </table:table-cell>
          <table:table-cell table:formula="of:=VLOOKUP([.G88];[.$A$2:.$A$262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"cudnnFindConvolutionForwardAlgorithmEx"</text:p>
          </table:table-cell>
          <table:table-cell table:formula="of:=IFNA(VLOOKUP([.A89];[.$G$2:.$H$148];2;0);0)" office:value-type="float" office:value="1" calcext:value-type="float">
            <text:p>1</text:p>
          </table:table-cell>
          <table:table-cell table:formula="of:=IF([.B89]=1; &quot;// &quot;&amp;[.A89];[.A89]) &amp; &quot;:{},&quot; &amp; IF([.B89]=1; &quot; //&quot;; &quot;&quot;)" office:value-type="string" office:string-value="// &quot;cudnnFindConvolutionForwardAlgorithmEx&quot;:{}, //" calcext:value-type="string">
            <text:p>// "cudnnFindConvolutionForwardAlgorithmEx":{}, //</text:p>
          </table:table-cell>
          <table:table-cell table:number-columns-repeated="2"/>
          <table:table-cell office:value-type="string" calcext:value-type="string">
            <text:p>// "cudnnGetRNNLinLayerBiasParams"</text:p>
          </table:table-cell>
          <table:table-cell table:formula="of:=IF(LEFT([.F89];3) = &quot;// &quot;; RIGHT([.F89]; LEN([.F89])-3); [.F89])" office:value-type="string" office:string-value="&quot;cudnnGetRNNLinLayerBiasParams&quot;" calcext:value-type="string">
            <text:p>"cudnnGetRNNLinLayerBiasParams"</text:p>
          </table:table-cell>
          <table:table-cell table:formula="of:=LEFT([.F89];3)=&quot;// &quot;" office:value-type="boolean" office:boolean-value="true" calcext:value-type="boolean">
            <text:p>TRUE</text:p>
          </table:table-cell>
          <table:table-cell table:formula="of:=VLOOKUP([.G89];[.$A$2:.$A$262];1;0)" office:value-type="string" office:string-value="&quot;cudnnGetRNNLinLayerBiasParams&quot;" calcext:value-type="string">
            <text:p>"cudnnGetRNNLinLayerBiasParams"</text:p>
          </table:table-cell>
        </table:table-row>
        <table:table-row table:style-name="ro1">
          <table:table-cell office:value-type="string" calcext:value-type="string">
            <text:p>"cudnnFindRNNBackwardDataAlgorithmEx"</text:p>
          </table:table-cell>
          <table:table-cell table:formula="of:=IFNA(VLOOKUP([.A90];[.$G$2:.$H$148];2;0);0)" office:value-type="float" office:value="0" calcext:value-type="float">
            <text:p>0</text:p>
          </table:table-cell>
          <table:table-cell table:formula="of:=IF([.B90]=1; &quot;// &quot;&amp;[.A90];[.A90]) &amp; &quot;:{},&quot; &amp; IF([.B90]=1; &quot; //&quot;; &quot;&quot;)" office:value-type="string" office:string-value="&quot;cudnnFindRNNBackwardDataAlgorithmEx&quot;:{}," calcext:value-type="string">
            <text:p>"cudnnFindRNNBackwardDataAlgorithmEx":{},</text:p>
          </table:table-cell>
          <table:table-cell table:number-columns-repeated="2"/>
          <table:table-cell office:value-type="string" calcext:value-type="string">
            <text:p>// "cudnnGetRNNLinLayerMatrixParams"</text:p>
          </table:table-cell>
          <table:table-cell table:formula="of:=IF(LEFT([.F90];3) = &quot;// &quot;; RIGHT([.F90]; LEN([.F90])-3); [.F90])" office:value-type="string" office:string-value="&quot;cudnnGetRNNLinLayerMatrixParams&quot;" calcext:value-type="string">
            <text:p>"cudnnGetRNNLinLayerMatrixParams"</text:p>
          </table:table-cell>
          <table:table-cell table:formula="of:=LEFT([.F90];3)=&quot;// &quot;" office:value-type="boolean" office:boolean-value="true" calcext:value-type="boolean">
            <text:p>TRUE</text:p>
          </table:table-cell>
          <table:table-cell table:formula="of:=VLOOKUP([.G90];[.$A$2:.$A$262];1;0)" office:value-type="string" office:string-value="&quot;cudnnGetRNNLinLayerMatrixParams&quot;" calcext:value-type="string">
            <text:p>"cudnnGetRNNLinLayerMatrixParams"</text:p>
          </table:table-cell>
        </table:table-row>
        <table:table-row table:style-name="ro1">
          <table:table-cell office:value-type="string" calcext:value-type="string">
            <text:p>"cudnnFindRNNBackwardWeightsAlgorithmEx"</text:p>
          </table:table-cell>
          <table:table-cell table:formula="of:=IFNA(VLOOKUP([.A91];[.$G$2:.$H$148];2;0);0)" office:value-type="float" office:value="0" calcext:value-type="float">
            <text:p>0</text:p>
          </table:table-cell>
          <table:table-cell table:formula="of:=IF([.B91]=1; &quot;// &quot;&amp;[.A91];[.A91]) &amp; &quot;:{},&quot; &amp; IF([.B91]=1; &quot; //&quot;; &quot;&quot;)" office:value-type="string" office:string-value="&quot;cudnnFindRNNBackwardWeightsAlgorithmEx&quot;:{}," calcext:value-type="string">
            <text:p>"cudnnFindRNNBackwardWeightsAlgorithmEx":{},</text:p>
          </table:table-cell>
          <table:table-cell table:number-columns-repeated="2"/>
          <table:table-cell office:value-type="string" calcext:value-type="string">
            <text:p>// "cudnnGetRNNParamsSize"</text:p>
          </table:table-cell>
          <table:table-cell table:formula="of:=IF(LEFT([.F91];3) = &quot;// &quot;; RIGHT([.F91]; LEN([.F91])-3); [.F91])" office:value-type="string" office:string-value="&quot;cudnnGetRNNParamsSize&quot;" calcext:value-type="string">
            <text:p>"cudnnGetRNNParamsSize"</text:p>
          </table:table-cell>
          <table:table-cell table:formula="of:=LEFT([.F91];3)=&quot;// &quot;" office:value-type="boolean" office:boolean-value="true" calcext:value-type="boolean">
            <text:p>TRUE</text:p>
          </table:table-cell>
          <table:table-cell table:formula="of:=VLOOKUP([.G91];[.$A$2:.$A$262];1;0)" office:value-type="string" office:string-value="&quot;cudnnGetRNNParamsSize&quot;" calcext:value-type="string">
            <text:p>"cudnnGetRNNParamsSize"</text:p>
          </table:table-cell>
        </table:table-row>
        <table:table-row table:style-name="ro1">
          <table:table-cell office:value-type="string" calcext:value-type="string">
            <text:p>"cudnnFindRNNForwardInferenceAlgorithmEx"</text:p>
          </table:table-cell>
          <table:table-cell table:formula="of:=IFNA(VLOOKUP([.A92];[.$G$2:.$H$148];2;0);0)" office:value-type="float" office:value="0" calcext:value-type="float">
            <text:p>0</text:p>
          </table:table-cell>
          <table:table-cell table:formula="of:=IF([.B92]=1; &quot;// &quot;&amp;[.A92];[.A92]) &amp; &quot;:{},&quot; &amp; IF([.B92]=1; &quot; //&quot;; &quot;&quot;)" office:value-type="string" office:string-value="&quot;cudnnFindRNNForwardInferenceAlgorithmEx&quot;:{}," calcext:value-type="string">
            <text:p>"cudnnFindRNNForwardInferenceAlgorithmEx":{},</text:p>
          </table:table-cell>
          <table:table-cell table:number-columns-repeated="2"/>
          <table:table-cell office:value-type="string" calcext:value-type="string">
            <text:p>// "cudnnGetRNNTrainingReserveSize"</text:p>
          </table:table-cell>
          <table:table-cell table:formula="of:=IF(LEFT([.F92];3) = &quot;// &quot;; RIGHT([.F92]; LEN([.F92])-3); [.F92])" office:value-type="string" office:string-value="&quot;cudnnGetRNNTrainingReserveSize&quot;" calcext:value-type="string">
            <text:p>"cudnnGetRNNTrainingReserveSize"</text:p>
          </table:table-cell>
          <table:table-cell table:formula="of:=LEFT([.F92];3)=&quot;// &quot;" office:value-type="boolean" office:boolean-value="true" calcext:value-type="boolean">
            <text:p>TRUE</text:p>
          </table:table-cell>
          <table:table-cell table:formula="of:=VLOOKUP([.G92];[.$A$2:.$A$262];1;0)" office:value-type="string" office:string-value="&quot;cudnnGetRNNTrainingReserveSize&quot;" calcext:value-type="string">
            <text:p>"cudnnGetRNNTrainingReserveSize"</text:p>
          </table:table-cell>
        </table:table-row>
        <table:table-row table:style-name="ro1">
          <table:table-cell office:value-type="string" calcext:value-type="string">
            <text:p>"cudnnFindRNNForwardTrainingAlgorithmEx"</text:p>
          </table:table-cell>
          <table:table-cell table:formula="of:=IFNA(VLOOKUP([.A93];[.$G$2:.$H$148];2;0);0)" office:value-type="float" office:value="0" calcext:value-type="float">
            <text:p>0</text:p>
          </table:table-cell>
          <table:table-cell table:formula="of:=IF([.B93]=1; &quot;// &quot;&amp;[.A93];[.A93]) &amp; &quot;:{},&quot; &amp; IF([.B93]=1; &quot; //&quot;; &quot;&quot;)" office:value-type="string" office:string-value="&quot;cudnnFindRNNForwardTrainingAlgorithmEx&quot;:{}," calcext:value-type="string">
            <text:p>"cudnnFindRNNForwardTrainingAlgorithmEx":{},</text:p>
          </table:table-cell>
          <table:table-cell table:number-columns-repeated="2"/>
          <table:table-cell office:value-type="string" calcext:value-type="string">
            <text:p>// "cudnnGetRNNWorkspaceSize"</text:p>
          </table:table-cell>
          <table:table-cell table:formula="of:=IF(LEFT([.F93];3) = &quot;// &quot;; RIGHT([.F93]; LEN([.F93])-3); [.F93])" office:value-type="string" office:string-value="&quot;cudnnGetRNNWorkspaceSize&quot;" calcext:value-type="string">
            <text:p>"cudnnGetRNNWorkspaceSize"</text:p>
          </table:table-cell>
          <table:table-cell table:formula="of:=LEFT([.F93];3)=&quot;// &quot;" office:value-type="boolean" office:boolean-value="true" calcext:value-type="boolean">
            <text:p>TRUE</text:p>
          </table:table-cell>
          <table:table-cell table:formula="of:=VLOOKUP([.G93];[.$A$2:.$A$262];1;0)" office:value-type="string" office:string-value="&quot;cudnnGetRNNWorkspaceSize&quot;" calcext:value-type="string">
            <text:p>"cudnnGetRNNWorkspaceSize"</text:p>
          </table:table-cell>
        </table:table-row>
        <table:table-row table:style-name="ro1">
          <table:table-cell office:value-type="string" calcext:value-type="string">
            <text:p>"cudnnFusedOpsExecute"</text:p>
          </table:table-cell>
          <table:table-cell table:formula="of:=IFNA(VLOOKUP([.A94];[.$G$2:.$H$148];2;0);0)" office:value-type="float" office:value="0" calcext:value-type="float">
            <text:p>0</text:p>
          </table:table-cell>
          <table:table-cell table:formula="of:=IF([.B94]=1; &quot;// &quot;&amp;[.A94];[.A94]) &amp; &quot;:{},&quot; &amp; IF([.B94]=1; &quot; //&quot;; &quot;&quot;)" office:value-type="string" office:string-value="&quot;cudnnFusedOpsExecute&quot;:{}," calcext:value-type="string">
            <text:p>"cudnnFusedOpsExecute":{},</text:p>
          </table:table-cell>
          <table:table-cell table:number-columns-repeated="2"/>
          <table:table-cell office:value-type="string" calcext:value-type="string">
            <text:p>"cudnnGetReduceTensorDescriptor"</text:p>
          </table:table-cell>
          <table:table-cell table:formula="of:=IF(LEFT([.F94];3) = &quot;// &quot;; RIGHT([.F94]; LEN([.F94])-3); [.F94])" office:value-type="string" office:string-value="&quot;cudnnGetReduceTensorDescriptor&quot;" calcext:value-type="string">
            <text:p>"cudnnGetReduceTensorDescriptor"</text:p>
          </table:table-cell>
          <table:table-cell table:formula="of:=LEFT([.F94];3)=&quot;// &quot;" office:value-type="boolean" office:boolean-value="false" calcext:value-type="boolean">
            <text:p>FALSE</text:p>
          </table:table-cell>
          <table:table-cell table:formula="of:=VLOOKUP([.G94];[.$A$2:.$A$262];1;0)" office:value-type="string" office:string-value="&quot;cudnnGetReduceTensorDescriptor&quot;" calcext:value-type="string">
            <text:p>"cudnnGetReduceTensorDescriptor"</text:p>
          </table:table-cell>
        </table:table-row>
        <table:table-row table:style-name="ro1">
          <table:table-cell office:value-type="string" calcext:value-type="string">
            <text:p>"cudnnGetActivationDescriptor"</text:p>
          </table:table-cell>
          <table:table-cell table:formula="of:=IFNA(VLOOKUP([.A95];[.$G$2:.$H$148];2;0);0)" office:value-type="float" office:value="0" calcext:value-type="float">
            <text:p>0</text:p>
          </table:table-cell>
          <table:table-cell table:formula="of:=IF([.B95]=1; &quot;// &quot;&amp;[.A95];[.A95]) &amp; &quot;:{},&quot; &amp; IF([.B95]=1; &quot; //&quot;; &quot;&quot;)" office:value-type="string" office:string-value="&quot;cudnnGetActivationDescriptor&quot;:{}," calcext:value-type="string">
            <text:p>"cudnnGetActivationDescriptor":{},</text:p>
          </table:table-cell>
          <table:table-cell table:number-columns-repeated="2"/>
          <table:table-cell office:value-type="string" calcext:value-type="string">
            <text:p>// "cudnnGetReductionIndicesSize"</text:p>
          </table:table-cell>
          <table:table-cell table:formula="of:=IF(LEFT([.F95];3) = &quot;// &quot;; RIGHT([.F95]; LEN([.F95])-3); [.F95])" office:value-type="string" office:string-value="&quot;cudnnGetReductionIndicesSize&quot;" calcext:value-type="string">
            <text:p>"cudnnGetReductionIndicesSize"</text:p>
          </table:table-cell>
          <table:table-cell table:formula="of:=LEFT([.F95];3)=&quot;// &quot;" office:value-type="boolean" office:boolean-value="true" calcext:value-type="boolean">
            <text:p>TRUE</text:p>
          </table:table-cell>
          <table:table-cell table:formula="of:=VLOOKUP([.G95];[.$A$2:.$A$262];1;0)" office:value-type="string" office:string-value="&quot;cudnnGetReductionIndicesSize&quot;" calcext:value-type="string">
            <text:p>"cudnnGetReductionIndicesSize"</text:p>
          </table:table-cell>
        </table:table-row>
        <table:table-row table:style-name="ro1">
          <table:table-cell office:value-type="string" calcext:value-type="string">
            <text:p>"cudnnGetAlgorithmDescriptor"</text:p>
          </table:table-cell>
          <table:table-cell table:formula="of:=IFNA(VLOOKUP([.A96];[.$G$2:.$H$148];2;0);0)" office:value-type="float" office:value="0" calcext:value-type="float">
            <text:p>0</text:p>
          </table:table-cell>
          <table:table-cell table:formula="of:=IF([.B96]=1; &quot;// &quot;&amp;[.A96];[.A96]) &amp; &quot;:{},&quot; &amp; IF([.B96]=1; &quot; //&quot;; &quot;&quot;)" office:value-type="string" office:string-value="&quot;cudnnGetAlgorithmDescriptor&quot;:{}," calcext:value-type="string">
            <text:p>"cudnnGetAlgorithmDescriptor":{},</text:p>
          </table:table-cell>
          <table:table-cell table:number-columns-repeated="2"/>
          <table:table-cell office:value-type="string" calcext:value-type="string">
            <text:p>// "cudnnGetReductionWorkspaceSize"</text:p>
          </table:table-cell>
          <table:table-cell table:formula="of:=IF(LEFT([.F96];3) = &quot;// &quot;; RIGHT([.F96]; LEN([.F96])-3); [.F96])" office:value-type="string" office:string-value="&quot;cudnnGetReductionWorkspaceSize&quot;" calcext:value-type="string">
            <text:p>"cudnnGetReductionWorkspaceSize"</text:p>
          </table:table-cell>
          <table:table-cell table:formula="of:=LEFT([.F96];3)=&quot;// &quot;" office:value-type="boolean" office:boolean-value="true" calcext:value-type="boolean">
            <text:p>TRUE</text:p>
          </table:table-cell>
          <table:table-cell table:formula="of:=VLOOKUP([.G96];[.$A$2:.$A$262];1;0)" office:value-type="string" office:string-value="&quot;cudnnGetReductionWorkspaceSize&quot;" calcext:value-type="string">
            <text:p>"cudnnGetReductionWorkspaceSize"</text:p>
          </table:table-cell>
        </table:table-row>
        <table:table-row table:style-name="ro1">
          <table:table-cell office:value-type="string" calcext:value-type="string">
            <text:p>"cudnnGetAlgorithmPerformance"</text:p>
          </table:table-cell>
          <table:table-cell table:formula="of:=IFNA(VLOOKUP([.A97];[.$G$2:.$H$148];2;0);0)" office:value-type="float" office:value="0" calcext:value-type="float">
            <text:p>0</text:p>
          </table:table-cell>
          <table:table-cell table:formula="of:=IF([.B97]=1; &quot;// &quot;&amp;[.A97];[.A97]) &amp; &quot;:{},&quot; &amp; IF([.B97]=1; &quot; //&quot;; &quot;&quot;)" office:value-type="string" office:string-value="&quot;cudnnGetAlgorithmPerformance&quot;:{}," calcext:value-type="string">
            <text:p>"cudnnGetAlgorithmPerformance":{},</text:p>
          </table:table-cell>
          <table:table-cell table:number-columns-repeated="2"/>
          <table:table-cell office:value-type="string" calcext:value-type="string">
            <text:p>"cudnnGetStream"</text:p>
          </table:table-cell>
          <table:table-cell table:formula="of:=IF(LEFT([.F97];3) = &quot;// &quot;; RIGHT([.F97]; LEN([.F97])-3); [.F97])" office:value-type="string" office:string-value="&quot;cudnnGetStream&quot;" calcext:value-type="string">
            <text:p>"cudnnGetStream"</text:p>
          </table:table-cell>
          <table:table-cell table:formula="of:=LEFT([.F97];3)=&quot;// &quot;" office:value-type="boolean" office:boolean-value="false" calcext:value-type="boolean">
            <text:p>FALSE</text:p>
          </table:table-cell>
          <table:table-cell table:formula="of:=VLOOKUP([.G97];[.$A$2:.$A$262];1;0)" office:value-type="string" office:string-value="&quot;cudnnGetStream&quot;" calcext:value-type="string">
            <text:p>"cudnnGetStream"</text:p>
          </table:table-cell>
        </table:table-row>
        <table:table-row table:style-name="ro1">
          <table:table-cell office:value-type="string" calcext:value-type="string">
            <text:p>"cudnnGetAlgorithmSpaceSize"</text:p>
          </table:table-cell>
          <table:table-cell table:formula="of:=IFNA(VLOOKUP([.A98];[.$G$2:.$H$148];2;0);0)" office:value-type="float" office:value="0" calcext:value-type="float">
            <text:p>0</text:p>
          </table:table-cell>
          <table:table-cell table:formula="of:=IF([.B98]=1; &quot;// &quot;&amp;[.A98];[.A98]) &amp; &quot;:{},&quot; &amp; IF([.B98]=1; &quot; //&quot;; &quot;&quot;)" office:value-type="string" office:string-value="&quot;cudnnGetAlgorithmSpaceSize&quot;:{}," calcext:value-type="string">
            <text:p>"cudnnGetAlgorithmSpaceSize":{},</text:p>
          </table:table-cell>
          <table:table-cell table:number-columns-repeated="2"/>
          <table:table-cell office:value-type="string" calcext:value-type="string">
            <text:p>"cudnnGetTensor4dDescriptor"</text:p>
          </table:table-cell>
          <table:table-cell table:formula="of:=IF(LEFT([.F98];3) = &quot;// &quot;; RIGHT([.F98]; LEN([.F98])-3); [.F98])" office:value-type="string" office:string-value="&quot;cudnnGetTensor4dDescriptor&quot;" calcext:value-type="string">
            <text:p>"cudnnGetTensor4dDescriptor"</text:p>
          </table:table-cell>
          <table:table-cell table:formula="of:=LEFT([.F98];3)=&quot;// &quot;" office:value-type="boolean" office:boolean-value="false" calcext:value-type="boolean">
            <text:p>FALSE</text:p>
          </table:table-cell>
          <table:table-cell table:formula="of:=VLOOKUP([.G98];[.$A$2:.$A$262];1;0)" office:value-type="string" office:string-value="&quot;cudnnGetTensor4dDescriptor&quot;" calcext:value-type="string">
            <text:p>"cudnnGetTensor4dDescriptor"</text:p>
          </table:table-cell>
        </table:table-row>
        <table:table-row table:style-name="ro1">
          <table:table-cell office:value-type="string" calcext:value-type="string">
            <text:p>"cudnnGetAttnDescriptor"</text:p>
          </table:table-cell>
          <table:table-cell table:formula="of:=IFNA(VLOOKUP([.A99];[.$G$2:.$H$148];2;0);0)" office:value-type="float" office:value="0" calcext:value-type="float">
            <text:p>0</text:p>
          </table:table-cell>
          <table:table-cell table:formula="of:=IF([.B99]=1; &quot;// &quot;&amp;[.A99];[.A99]) &amp; &quot;:{},&quot; &amp; IF([.B99]=1; &quot; //&quot;; &quot;&quot;)" office:value-type="string" office:string-value="&quot;cudnnGetAttnDescriptor&quot;:{}," calcext:value-type="string">
            <text:p>"cudnnGetAttnDescriptor":{},</text:p>
          </table:table-cell>
          <table:table-cell table:number-columns-repeated="2"/>
          <table:table-cell office:value-type="string" calcext:value-type="string">
            <text:p>"cudnnGetTensorNdDescriptor"</text:p>
          </table:table-cell>
          <table:table-cell table:formula="of:=IF(LEFT([.F99];3) = &quot;// &quot;; RIGHT([.F99]; LEN([.F99])-3); [.F99])" office:value-type="string" office:string-value="&quot;cudnnGetTensorNdDescriptor&quot;" calcext:value-type="string">
            <text:p>"cudnnGetTensorNdDescriptor"</text:p>
          </table:table-cell>
          <table:table-cell table:formula="of:=LEFT([.F99];3)=&quot;// &quot;" office:value-type="boolean" office:boolean-value="false" calcext:value-type="boolean">
            <text:p>FALSE</text:p>
          </table:table-cell>
          <table:table-cell table:formula="of:=VLOOKUP([.G99];[.$A$2:.$A$262];1;0)" office:value-type="string" office:string-value="&quot;cudnnGetTensorNdDescriptor&quot;" calcext:value-type="string">
            <text:p>"cudnnGetTensorNdDescriptor"</text:p>
          </table:table-cell>
        </table:table-row>
        <table:table-row table:style-name="ro1">
          <table:table-cell office:value-type="string" calcext:value-type="string">
            <text:p>"cudnnGetBatchNormalizationBackwardExWorkspaceSize"</text:p>
          </table:table-cell>
          <table:table-cell table:formula="of:=IFNA(VLOOKUP([.A100];[.$G$2:.$H$148];2;0);0)" office:value-type="float" office:value="0" calcext:value-type="float">
            <text:p>0</text:p>
          </table:table-cell>
          <table:table-cell table:formula="of:=IF([.B100]=1; &quot;// &quot;&amp;[.A100];[.A100]) &amp; &quot;:{},&quot; &amp; IF([.B100]=1; &quot; //&quot;; &quot;&quot;)" office:value-type="string" office:string-value="&quot;cudnnGetBatchNormalizationBackwardExWorkspaceSize&quot;:{}," calcext:value-type="string">
            <text:p>"cudnnGetBatchNormalizationBackwardExWorkspaceSize":{},</text:p>
          </table:table-cell>
          <table:table-cell table:number-columns-repeated="2"/>
          <table:table-cell office:value-type="string" calcext:value-type="string">
            <text:p>"cudnnGetTensorSizeInBytes"</text:p>
          </table:table-cell>
          <table:table-cell table:formula="of:=IF(LEFT([.F100];3) = &quot;// &quot;; RIGHT([.F100]; LEN([.F100])-3); [.F100])" office:value-type="string" office:string-value="&quot;cudnnGetTensorSizeInBytes&quot;" calcext:value-type="string">
            <text:p>"cudnnGetTensorSizeInBytes"</text:p>
          </table:table-cell>
          <table:table-cell table:formula="of:=LEFT([.F100];3)=&quot;// &quot;" office:value-type="boolean" office:boolean-value="false" calcext:value-type="boolean">
            <text:p>FALSE</text:p>
          </table:table-cell>
          <table:table-cell table:formula="of:=VLOOKUP([.G100];[.$A$2:.$A$262];1;0)" office:value-type="string" office:string-value="&quot;cudnnGetTensorSizeInBytes&quot;" calcext:value-type="string">
            <text:p>"cudnnGetTensorSizeInBytes"</text:p>
          </table:table-cell>
        </table:table-row>
        <table:table-row table:style-name="ro1">
          <table:table-cell office:value-type="string" calcext:value-type="string">
            <text:p>"cudnnGetBatchNormalizationForwardTrainingExWorkspaceSize"</text:p>
          </table:table-cell>
          <table:table-cell table:formula="of:=IFNA(VLOOKUP([.A101];[.$G$2:.$H$148];2;0);0)" office:value-type="float" office:value="0" calcext:value-type="float">
            <text:p>0</text:p>
          </table:table-cell>
          <table:table-cell table:formula="of:=IF([.B101]=1; &quot;// &quot;&amp;[.A101];[.A101]) &amp; &quot;:{},&quot; &amp; IF([.B101]=1; &quot; //&quot;; &quot;&quot;)" office:value-type="string" office:string-value="&quot;cudnnGetBatchNormalizationForwardTrainingExWorkspaceSize&quot;:{}," calcext:value-type="string">
            <text:p>"cudnnGetBatchNormalizationForwardTrainingExWorkspaceSize":{},</text:p>
          </table:table-cell>
          <table:table-cell table:number-columns-repeated="2"/>
          <table:table-cell office:value-type="string" calcext:value-type="string">
            <text:p>"cudnnGetVersion"</text:p>
          </table:table-cell>
          <table:table-cell table:formula="of:=IF(LEFT([.F101];3) = &quot;// &quot;; RIGHT([.F101]; LEN([.F101])-3); [.F101])" office:value-type="string" office:string-value="&quot;cudnnGetVersion&quot;" calcext:value-type="string">
            <text:p>"cudnnGetVersion"</text:p>
          </table:table-cell>
          <table:table-cell table:formula="of:=LEFT([.F101];3)=&quot;// &quot;" office:value-type="boolean" office:boolean-value="false" calcext:value-type="boolean">
            <text:p>FALSE</text:p>
          </table:table-cell>
          <table:table-cell table:formula="of:=VLOOKUP([.G101];[.$A$2:.$A$262];1;0)" office:value-type="string" office:string-value="&quot;cudnnGetVersion&quot;" calcext:value-type="string">
            <text:p>"cudnnGetVersion"</text:p>
          </table:table-cell>
        </table:table-row>
        <table:table-row table:style-name="ro1">
          <table:table-cell office:value-type="string" calcext:value-type="string">
            <text:p>"cudnnGetBatchNormalizationTrainingExReserveSpaceSize"</text:p>
          </table:table-cell>
          <table:table-cell table:formula="of:=IFNA(VLOOKUP([.A102];[.$G$2:.$H$148];2;0);0)" office:value-type="float" office:value="0" calcext:value-type="float">
            <text:p>0</text:p>
          </table:table-cell>
          <table:table-cell table:formula="of:=IF([.B102]=1; &quot;// &quot;&amp;[.A102];[.A102]) &amp; &quot;:{},&quot; &amp; IF([.B102]=1; &quot; //&quot;; &quot;&quot;)" office:value-type="string" office:string-value="&quot;cudnnGetBatchNormalizationTrainingExReserveSpaceSize&quot;:{}," calcext:value-type="string">
            <text:p>"cudnnGetBatchNormalizationTrainingExReserveSpaceSize":{},</text:p>
          </table:table-cell>
          <table:table-cell table:number-columns-repeated="2"/>
          <table:table-cell office:value-type="string" calcext:value-type="string">
            <text:p>// "cudnnIm2Col"</text:p>
          </table:table-cell>
          <table:table-cell table:formula="of:=IF(LEFT([.F102];3) = &quot;// &quot;; RIGHT([.F102]; LEN([.F102])-3); [.F102])" office:value-type="string" office:string-value="&quot;cudnnIm2Col&quot;" calcext:value-type="string">
            <text:p>"cudnnIm2Col"</text:p>
          </table:table-cell>
          <table:table-cell table:formula="of:=LEFT([.F102];3)=&quot;// &quot;" office:value-type="boolean" office:boolean-value="true" calcext:value-type="boolean">
            <text:p>TRUE</text:p>
          </table:table-cell>
          <table:table-cell table:formula="of:=VLOOKUP([.G102];[.$A$2:.$A$262];1;0)" office:value-type="string" office:string-value="&quot;cudnnIm2Col&quot;" calcext:value-type="string">
            <text:p>"cudnnIm2Col"</text:p>
          </table:table-cell>
        </table:table-row>
        <table:table-row table:style-name="ro1">
          <table:table-cell office:value-type="string" calcext:value-type="string">
            <text:p>"cudnnGetCTCLossDescriptor"</text:p>
          </table:table-cell>
          <table:table-cell table:formula="of:=IFNA(VLOOKUP([.A103];[.$G$2:.$H$148];2;0);0)" office:value-type="float" office:value="0" calcext:value-type="float">
            <text:p>0</text:p>
          </table:table-cell>
          <table:table-cell table:formula="of:=IF([.B103]=1; &quot;// &quot;&amp;[.A103];[.A103]) &amp; &quot;:{},&quot; &amp; IF([.B103]=1; &quot; //&quot;; &quot;&quot;)" office:value-type="string" office:string-value="&quot;cudnnGetCTCLossDescriptor&quot;:{}," calcext:value-type="string">
            <text:p>"cudnnGetCTCLossDescriptor":{},</text:p>
          </table:table-cell>
          <table:table-cell table:number-columns-repeated="2"/>
          <table:table-cell office:value-type="string" calcext:value-type="string">
            <text:p>// "cudnnLRNCrossChannelBackward"</text:p>
          </table:table-cell>
          <table:table-cell table:formula="of:=IF(LEFT([.F103];3) = &quot;// &quot;; RIGHT([.F103]; LEN([.F103])-3); [.F103])" office:value-type="string" office:string-value="&quot;cudnnLRNCrossChannelBackward&quot;" calcext:value-type="string">
            <text:p>"cudnnLRNCrossChannelBackward"</text:p>
          </table:table-cell>
          <table:table-cell table:formula="of:=LEFT([.F103];3)=&quot;// &quot;" office:value-type="boolean" office:boolean-value="true" calcext:value-type="boolean">
            <text:p>TRUE</text:p>
          </table:table-cell>
          <table:table-cell table:formula="of:=VLOOKUP([.G103];[.$A$2:.$A$262];1;0)" office:value-type="string" office:string-value="&quot;cudnnLRNCrossChannelBackward&quot;" calcext:value-type="string">
            <text:p>"cudnnLRNCrossChannelBackward"</text:p>
          </table:table-cell>
        </table:table-row>
        <table:table-row table:style-name="ro1">
          <table:table-cell office:value-type="string" calcext:value-type="string">
            <text:p>"cudnnGetCTCLossDescriptorEx"</text:p>
          </table:table-cell>
          <table:table-cell table:formula="of:=IFNA(VLOOKUP([.A104];[.$G$2:.$H$148];2;0);0)" office:value-type="float" office:value="0" calcext:value-type="float">
            <text:p>0</text:p>
          </table:table-cell>
          <table:table-cell table:formula="of:=IF([.B104]=1; &quot;// &quot;&amp;[.A104];[.A104]) &amp; &quot;:{},&quot; &amp; IF([.B104]=1; &quot; //&quot;; &quot;&quot;)" office:value-type="string" office:string-value="&quot;cudnnGetCTCLossDescriptorEx&quot;:{}," calcext:value-type="string">
            <text:p>"cudnnGetCTCLossDescriptorEx":{},</text:p>
          </table:table-cell>
          <table:table-cell table:number-columns-repeated="2"/>
          <table:table-cell office:value-type="string" calcext:value-type="string">
            <text:p>// "cudnnLRNCrossChannelForward"</text:p>
          </table:table-cell>
          <table:table-cell table:formula="of:=IF(LEFT([.F104];3) = &quot;// &quot;; RIGHT([.F104]; LEN([.F104])-3); [.F104])" office:value-type="string" office:string-value="&quot;cudnnLRNCrossChannelForward&quot;" calcext:value-type="string">
            <text:p>"cudnnLRNCrossChannelForward"</text:p>
          </table:table-cell>
          <table:table-cell table:formula="of:=LEFT([.F104];3)=&quot;// &quot;" office:value-type="boolean" office:boolean-value="true" calcext:value-type="boolean">
            <text:p>TRUE</text:p>
          </table:table-cell>
          <table:table-cell table:formula="of:=VLOOKUP([.G104];[.$A$2:.$A$262];1;0)" office:value-type="string" office:string-value="&quot;cudnnLRNCrossChannelForward&quot;" calcext:value-type="string">
            <text:p>"cudnnLRNCrossChannelForward"</text:p>
          </table:table-cell>
        </table:table-row>
        <table:table-row table:style-name="ro1">
          <table:table-cell office:value-type="string" calcext:value-type="string">
            <text:p>"cudnnGetCTCLossDescriptor_v8"</text:p>
          </table:table-cell>
          <table:table-cell table:formula="of:=IFNA(VLOOKUP([.A105];[.$G$2:.$H$148];2;0);0)" office:value-type="float" office:value="0" calcext:value-type="float">
            <text:p>0</text:p>
          </table:table-cell>
          <table:table-cell table:formula="of:=IF([.B105]=1; &quot;// &quot;&amp;[.A105];[.A105]) &amp; &quot;:{},&quot; &amp; IF([.B105]=1; &quot; //&quot;; &quot;&quot;)" office:value-type="string" office:string-value="&quot;cudnnGetCTCLossDescriptor_v8&quot;:{}," calcext:value-type="string">
            <text:p>"cudnnGetCTCLossDescriptor_v8":{},</text:p>
          </table:table-cell>
          <table:table-cell table:number-columns-repeated="2"/>
          <table:table-cell office:value-type="string" calcext:value-type="string">
            <text:p>// "cudnnOpTensor"</text:p>
          </table:table-cell>
          <table:table-cell table:formula="of:=IF(LEFT([.F105];3) = &quot;// &quot;; RIGHT([.F105]; LEN([.F105])-3); [.F105])" office:value-type="string" office:string-value="&quot;cudnnOpTensor&quot;" calcext:value-type="string">
            <text:p>"cudnnOpTensor"</text:p>
          </table:table-cell>
          <table:table-cell table:formula="of:=LEFT([.F105];3)=&quot;// &quot;" office:value-type="boolean" office:boolean-value="true" calcext:value-type="boolean">
            <text:p>TRUE</text:p>
          </table:table-cell>
          <table:table-cell table:formula="of:=VLOOKUP([.G105];[.$A$2:.$A$262];1;0)" office:value-type="string" office:string-value="&quot;cudnnOpTensor&quot;" calcext:value-type="string">
            <text:p>"cudnnOpTensor"</text:p>
          </table:table-cell>
        </table:table-row>
        <table:table-row table:style-name="ro1">
          <table:table-cell office:value-type="string" calcext:value-type="string">
            <text:p>"cudnnGetCTCLossWorkspaceSize"</text:p>
          </table:table-cell>
          <table:table-cell table:formula="of:=IFNA(VLOOKUP([.A106];[.$G$2:.$H$148];2;0);0)" office:value-type="float" office:value="0" calcext:value-type="float">
            <text:p>0</text:p>
          </table:table-cell>
          <table:table-cell table:formula="of:=IF([.B106]=1; &quot;// &quot;&amp;[.A106];[.A106]) &amp; &quot;:{},&quot; &amp; IF([.B106]=1; &quot; //&quot;; &quot;&quot;)" office:value-type="string" office:string-value="&quot;cudnnGetCTCLossWorkspaceSize&quot;:{}," calcext:value-type="string">
            <text:p>"cudnnGetCTCLossWorkspaceSize":{},</text:p>
          </table:table-cell>
          <table:table-cell table:number-columns-repeated="2"/>
          <table:table-cell office:value-type="string" calcext:value-type="string">
            <text:p>// "cudnnPoolingBackward"</text:p>
          </table:table-cell>
          <table:table-cell table:formula="of:=IF(LEFT([.F106];3) = &quot;// &quot;; RIGHT([.F106]; LEN([.F106])-3); [.F106])" office:value-type="string" office:string-value="&quot;cudnnPoolingBackward&quot;" calcext:value-type="string">
            <text:p>"cudnnPoolingBackward"</text:p>
          </table:table-cell>
          <table:table-cell table:formula="of:=LEFT([.F106];3)=&quot;// &quot;" office:value-type="boolean" office:boolean-value="true" calcext:value-type="boolean">
            <text:p>TRUE</text:p>
          </table:table-cell>
          <table:table-cell table:formula="of:=VLOOKUP([.G106];[.$A$2:.$A$262];1;0)" office:value-type="string" office:string-value="&quot;cudnnPoolingBackward&quot;" calcext:value-type="string">
            <text:p>"cudnnPoolingBackward"</text:p>
          </table:table-cell>
        </table:table-row>
        <table:table-row table:style-name="ro1">
          <table:table-cell office:value-type="string" calcext:value-type="string">
            <text:p>"cudnnGetCTCLossWorkspaceSize_v8"</text:p>
          </table:table-cell>
          <table:table-cell table:formula="of:=IFNA(VLOOKUP([.A107];[.$G$2:.$H$148];2;0);0)" office:value-type="float" office:value="0" calcext:value-type="float">
            <text:p>0</text:p>
          </table:table-cell>
          <table:table-cell table:formula="of:=IF([.B107]=1; &quot;// &quot;&amp;[.A107];[.A107]) &amp; &quot;:{},&quot; &amp; IF([.B107]=1; &quot; //&quot;; &quot;&quot;)" office:value-type="string" office:string-value="&quot;cudnnGetCTCLossWorkspaceSize_v8&quot;:{}," calcext:value-type="string">
            <text:p>"cudnnGetCTCLossWorkspaceSize_v8":{},</text:p>
          </table:table-cell>
          <table:table-cell table:number-columns-repeated="2"/>
          <table:table-cell office:value-type="string" calcext:value-type="string">
            <text:p>// "cudnnPoolingForward"</text:p>
          </table:table-cell>
          <table:table-cell table:formula="of:=IF(LEFT([.F107];3) = &quot;// &quot;; RIGHT([.F107]; LEN([.F107])-3); [.F107])" office:value-type="string" office:string-value="&quot;cudnnPoolingForward&quot;" calcext:value-type="string">
            <text:p>"cudnnPoolingForward"</text:p>
          </table:table-cell>
          <table:table-cell table:formula="of:=LEFT([.F107];3)=&quot;// &quot;" office:value-type="boolean" office:boolean-value="true" calcext:value-type="boolean">
            <text:p>TRUE</text:p>
          </table:table-cell>
          <table:table-cell table:formula="of:=VLOOKUP([.G107];[.$A$2:.$A$262];1;0)" office:value-type="string" office:string-value="&quot;cudnnPoolingForward&quot;" calcext:value-type="string">
            <text:p>"cudnnPoolingForward"</text:p>
          </table:table-cell>
        </table:table-row>
        <table:table-row table:style-name="ro1">
          <table:table-cell office:value-type="string" calcext:value-type="string">
            <text:p>"cudnnGetCallback"</text:p>
          </table:table-cell>
          <table:table-cell table:formula="of:=IFNA(VLOOKUP([.A108];[.$G$2:.$H$148];2;0);0)" office:value-type="float" office:value="0" calcext:value-type="float">
            <text:p>0</text:p>
          </table:table-cell>
          <table:table-cell table:formula="of:=IF([.B108]=1; &quot;// &quot;&amp;[.A108];[.A108]) &amp; &quot;:{},&quot; &amp; IF([.B108]=1; &quot; //&quot;; &quot;&quot;)" office:value-type="string" office:string-value="&quot;cudnnGetCallback&quot;:{}," calcext:value-type="string">
            <text:p>"cudnnGetCallback":{},</text:p>
          </table:table-cell>
          <table:table-cell table:number-columns-repeated="2"/>
          <table:table-cell office:value-type="string" calcext:value-type="string">
            <text:p>"cudnnQueryRuntimeError"</text:p>
          </table:table-cell>
          <table:table-cell table:formula="of:=IF(LEFT([.F108];3) = &quot;// &quot;; RIGHT([.F108]; LEN([.F108])-3); [.F108])" office:value-type="string" office:string-value="&quot;cudnnQueryRuntimeError&quot;" calcext:value-type="string">
            <text:p>"cudnnQueryRuntimeError"</text:p>
          </table:table-cell>
          <table:table-cell table:formula="of:=LEFT([.F108];3)=&quot;// &quot;" office:value-type="boolean" office:boolean-value="false" calcext:value-type="boolean">
            <text:p>FALSE</text:p>
          </table:table-cell>
          <table:table-cell table:formula="of:=VLOOKUP([.G108];[.$A$2:.$A$262];1;0)" office:value-type="string" office:string-value="&quot;cudnnQueryRuntimeError&quot;" calcext:value-type="string">
            <text:p>"cudnnQueryRuntimeError"</text:p>
          </table:table-cell>
        </table:table-row>
        <table:table-row table:style-name="ro1">
          <table:table-cell office:value-type="string" calcext:value-type="string">
            <text:p>"cudnnGetConvolution2dDescriptor"</text:p>
          </table:table-cell>
          <table:table-cell table:formula="of:=IFNA(VLOOKUP([.A109];[.$G$2:.$H$148];2;0);0)" office:value-type="float" office:value="0" calcext:value-type="float">
            <text:p>0</text:p>
          </table:table-cell>
          <table:table-cell table:formula="of:=IF([.B109]=1; &quot;// &quot;&amp;[.A109];[.A109]) &amp; &quot;:{},&quot; &amp; IF([.B109]=1; &quot; //&quot;; &quot;&quot;)" office:value-type="string" office:string-value="&quot;cudnnGetConvolution2dDescriptor&quot;:{}," calcext:value-type="string">
            <text:p>"cudnnGetConvolution2dDescriptor":{},</text:p>
          </table:table-cell>
          <table:table-cell table:number-columns-repeated="2"/>
          <table:table-cell office:value-type="string" calcext:value-type="string">
            <text:p>// "cudnnRNNBackwardData"</text:p>
          </table:table-cell>
          <table:table-cell table:formula="of:=IF(LEFT([.F109];3) = &quot;// &quot;; RIGHT([.F109]; LEN([.F109])-3); [.F109])" office:value-type="string" office:string-value="&quot;cudnnRNNBackwardData&quot;" calcext:value-type="string">
            <text:p>"cudnnRNNBackwardData"</text:p>
          </table:table-cell>
          <table:table-cell table:formula="of:=LEFT([.F109];3)=&quot;// &quot;" office:value-type="boolean" office:boolean-value="true" calcext:value-type="boolean">
            <text:p>TRUE</text:p>
          </table:table-cell>
          <table:table-cell table:formula="of:=VLOOKUP([.G109];[.$A$2:.$A$262];1;0)" office:value-type="string" office:string-value="&quot;cudnnRNNBackwardData&quot;" calcext:value-type="string">
            <text:p>"cudnnRNNBackwardData"</text:p>
          </table:table-cell>
        </table:table-row>
        <table:table-row table:style-name="ro1">
          <table:table-cell office:value-type="string" calcext:value-type="string">
            <text:p>"cudnnGetConvolution2dForwardOutputDim"</text:p>
          </table:table-cell>
          <table:table-cell table:formula="of:=IFNA(VLOOKUP([.A110];[.$G$2:.$H$148];2;0);0)" office:value-type="float" office:value="0" calcext:value-type="float">
            <text:p>0</text:p>
          </table:table-cell>
          <table:table-cell table:formula="of:=IF([.B110]=1; &quot;// &quot;&amp;[.A110];[.A110]) &amp; &quot;:{},&quot; &amp; IF([.B110]=1; &quot; //&quot;; &quot;&quot;)" office:value-type="string" office:string-value="&quot;cudnnGetConvolution2dForwardOutputDim&quot;:{}," calcext:value-type="string">
            <text:p>"cudnnGetConvolution2dForwardOutputDim":{},</text:p>
          </table:table-cell>
          <table:table-cell table:number-columns-repeated="2"/>
          <table:table-cell office:value-type="string" calcext:value-type="string">
            <text:p>// "cudnnRNNBackwardWeights"</text:p>
          </table:table-cell>
          <table:table-cell table:formula="of:=IF(LEFT([.F110];3) = &quot;// &quot;; RIGHT([.F110]; LEN([.F110])-3); [.F110])" office:value-type="string" office:string-value="&quot;cudnnRNNBackwardWeights&quot;" calcext:value-type="string">
            <text:p>"cudnnRNNBackwardWeights"</text:p>
          </table:table-cell>
          <table:table-cell table:formula="of:=LEFT([.F110];3)=&quot;// &quot;" office:value-type="boolean" office:boolean-value="true" calcext:value-type="boolean">
            <text:p>TRUE</text:p>
          </table:table-cell>
          <table:table-cell table:formula="of:=VLOOKUP([.G110];[.$A$2:.$A$262];1;0)" office:value-type="string" office:string-value="&quot;cudnnRNNBackwardWeights&quot;" calcext:value-type="string">
            <text:p>"cudnnRNNBackwardWeights"</text:p>
          </table:table-cell>
        </table:table-row>
        <table:table-row table:style-name="ro1">
          <table:table-cell office:value-type="string" calcext:value-type="string">
            <text:p>"cudnnGetConvolutionBackwardDataAlgorithmMaxCount"</text:p>
          </table:table-cell>
          <table:table-cell table:formula="of:=IFNA(VLOOKUP([.A111];[.$G$2:.$H$148];2;0);0)" office:value-type="float" office:value="0" calcext:value-type="float">
            <text:p>0</text:p>
          </table:table-cell>
          <table:table-cell table:formula="of:=IF([.B111]=1; &quot;// &quot;&amp;[.A111];[.A111]) &amp; &quot;:{},&quot; &amp; IF([.B111]=1; &quot; //&quot;; &quot;&quot;)" office:value-type="string" office:string-value="&quot;cudnnGetConvolutionBackwardDataAlgorithmMaxCount&quot;:{}," calcext:value-type="string">
            <text:p>"cudnnGetConvolutionBackwardDataAlgorithmMaxCount":{},</text:p>
          </table:table-cell>
          <table:table-cell table:number-columns-repeated="2"/>
          <table:table-cell office:value-type="string" calcext:value-type="string">
            <text:p>// "cudnnRNNForwardInference"</text:p>
          </table:table-cell>
          <table:table-cell table:formula="of:=IF(LEFT([.F111];3) = &quot;// &quot;; RIGHT([.F111]; LEN([.F111])-3); [.F111])" office:value-type="string" office:string-value="&quot;cudnnRNNForwardInference&quot;" calcext:value-type="string">
            <text:p>"cudnnRNNForwardInference"</text:p>
          </table:table-cell>
          <table:table-cell table:formula="of:=LEFT([.F111];3)=&quot;// &quot;" office:value-type="boolean" office:boolean-value="true" calcext:value-type="boolean">
            <text:p>TRUE</text:p>
          </table:table-cell>
          <table:table-cell table:formula="of:=VLOOKUP([.G111];[.$A$2:.$A$262];1;0)" office:value-type="string" office:string-value="&quot;cudnnRNNForwardInference&quot;" calcext:value-type="string">
            <text:p>"cudnnRNNForwardInference"</text:p>
          </table:table-cell>
        </table:table-row>
        <table:table-row table:style-name="ro1">
          <table:table-cell office:value-type="string" calcext:value-type="string">
            <text:p>"cudnnGetConvolutionBackwardDataAlgorithm_v7"</text:p>
          </table:table-cell>
          <table:table-cell table:formula="of:=IFNA(VLOOKUP([.A112];[.$G$2:.$H$148];2;0);0)" office:value-type="float" office:value="0" calcext:value-type="float">
            <text:p>0</text:p>
          </table:table-cell>
          <table:table-cell table:formula="of:=IF([.B112]=1; &quot;// &quot;&amp;[.A112];[.A112]) &amp; &quot;:{},&quot; &amp; IF([.B112]=1; &quot; //&quot;; &quot;&quot;)" office:value-type="string" office:string-value="&quot;cudnnGetConvolutionBackwardDataAlgorithm_v7&quot;:{}," calcext:value-type="string">
            <text:p>"cudnnGetConvolutionBackwardDataAlgorithm_v7":{},</text:p>
          </table:table-cell>
          <table:table-cell table:number-columns-repeated="2"/>
          <table:table-cell office:value-type="string" calcext:value-type="string">
            <text:p>// "cudnnRNNForwardTraining"</text:p>
          </table:table-cell>
          <table:table-cell table:formula="of:=IF(LEFT([.F112];3) = &quot;// &quot;; RIGHT([.F112]; LEN([.F112])-3); [.F112])" office:value-type="string" office:string-value="&quot;cudnnRNNForwardTraining&quot;" calcext:value-type="string">
            <text:p>"cudnnRNNForwardTraining"</text:p>
          </table:table-cell>
          <table:table-cell table:formula="of:=LEFT([.F112];3)=&quot;// &quot;" office:value-type="boolean" office:boolean-value="true" calcext:value-type="boolean">
            <text:p>TRUE</text:p>
          </table:table-cell>
          <table:table-cell table:formula="of:=VLOOKUP([.G112];[.$A$2:.$A$262];1;0)" office:value-type="string" office:string-value="&quot;cudnnRNNForwardTraining&quot;" calcext:value-type="string">
            <text:p>"cudnnRNNForwardTraining"</text:p>
          </table:table-cell>
        </table:table-row>
        <table:table-row table:style-name="ro1">
          <table:table-cell office:value-type="string" calcext:value-type="string">
            <text:p>"cudnnGetConvolutionBackwardDataWorkspaceSize"</text:p>
          </table:table-cell>
          <table:table-cell table:formula="of:=IFNA(VLOOKUP([.A113];[.$G$2:.$H$148];2;0);0)" office:value-type="float" office:value="0" calcext:value-type="float">
            <text:p>0</text:p>
          </table:table-cell>
          <table:table-cell table:formula="of:=IF([.B113]=1; &quot;// &quot;&amp;[.A113];[.A113]) &amp; &quot;:{},&quot; &amp; IF([.B113]=1; &quot; //&quot;; &quot;&quot;)" office:value-type="string" office:string-value="&quot;cudnnGetConvolutionBackwardDataWorkspaceSize&quot;:{}," calcext:value-type="string">
            <text:p>"cudnnGetConvolutionBackwardDataWorkspaceSize":{},</text:p>
          </table:table-cell>
          <table:table-cell table:number-columns-repeated="2"/>
          <table:table-cell office:value-type="string" calcext:value-type="string">
            <text:p>// "cudnnReduceTensor"</text:p>
          </table:table-cell>
          <table:table-cell table:formula="of:=IF(LEFT([.F113];3) = &quot;// &quot;; RIGHT([.F113]; LEN([.F113])-3); [.F113])" office:value-type="string" office:string-value="&quot;cudnnReduceTensor&quot;" calcext:value-type="string">
            <text:p>"cudnnReduceTensor"</text:p>
          </table:table-cell>
          <table:table-cell table:formula="of:=LEFT([.F113];3)=&quot;// &quot;" office:value-type="boolean" office:boolean-value="true" calcext:value-type="boolean">
            <text:p>TRUE</text:p>
          </table:table-cell>
          <table:table-cell table:formula="of:=VLOOKUP([.G113];[.$A$2:.$A$262];1;0)" office:value-type="string" office:string-value="&quot;cudnnReduceTensor&quot;" calcext:value-type="string">
            <text:p>"cudnnReduceTensor"</text:p>
          </table:table-cell>
        </table:table-row>
        <table:table-row table:style-name="ro1">
          <table:table-cell office:value-type="string" calcext:value-type="string">
            <text:p>"cudnnGetConvolutionBackwardFilterAlgorithmMaxCount"</text:p>
          </table:table-cell>
          <table:table-cell table:formula="of:=IFNA(VLOOKUP([.A114];[.$G$2:.$H$148];2;0);0)" office:value-type="float" office:value="0" calcext:value-type="float">
            <text:p>0</text:p>
          </table:table-cell>
          <table:table-cell table:formula="of:=IF([.B114]=1; &quot;// &quot;&amp;[.A114];[.A114]) &amp; &quot;:{},&quot; &amp; IF([.B114]=1; &quot; //&quot;; &quot;&quot;)" office:value-type="string" office:string-value="&quot;cudnnGetConvolutionBackwardFilterAlgorithmMaxCount&quot;:{}," calcext:value-type="string">
            <text:p>"cudnnGetConvolutionBackwardFilterAlgorithmMaxCount":{},</text:p>
          </table:table-cell>
          <table:table-cell table:number-columns-repeated="2"/>
          <table:table-cell office:value-type="string" calcext:value-type="string">
            <text:p>// "cudnnRestoreDropoutDescriptor"</text:p>
          </table:table-cell>
          <table:table-cell table:formula="of:=IF(LEFT([.F114];3) = &quot;// &quot;; RIGHT([.F114]; LEN([.F114])-3); [.F114])" office:value-type="string" office:string-value="&quot;cudnnRestoreDropoutDescriptor&quot;" calcext:value-type="string">
            <text:p>"cudnnRestoreDropoutDescriptor"</text:p>
          </table:table-cell>
          <table:table-cell table:formula="of:=LEFT([.F114];3)=&quot;// &quot;" office:value-type="boolean" office:boolean-value="true" calcext:value-type="boolean">
            <text:p>TRUE</text:p>
          </table:table-cell>
          <table:table-cell table:formula="of:=VLOOKUP([.G114];[.$A$2:.$A$262];1;0)" office:value-type="string" office:string-value="&quot;cudnnRestoreDropoutDescriptor&quot;" calcext:value-type="string">
            <text:p>"cudnnRestoreDropoutDescriptor"</text:p>
          </table:table-cell>
        </table:table-row>
        <table:table-row table:style-name="ro1">
          <table:table-cell office:value-type="string" calcext:value-type="string">
            <text:p>"cudnnGetConvolutionBackwardFilterAlgorithm_v7"</text:p>
          </table:table-cell>
          <table:table-cell table:formula="of:=IFNA(VLOOKUP([.A115];[.$G$2:.$H$148];2;0);0)" office:value-type="float" office:value="0" calcext:value-type="float">
            <text:p>0</text:p>
          </table:table-cell>
          <table:table-cell table:formula="of:=IF([.B115]=1; &quot;// &quot;&amp;[.A115];[.A115]) &amp; &quot;:{},&quot; &amp; IF([.B115]=1; &quot; //&quot;; &quot;&quot;)" office:value-type="string" office:string-value="&quot;cudnnGetConvolutionBackwardFilterAlgorithm_v7&quot;:{}," calcext:value-type="string">
            <text:p>"cudnnGetConvolutionBackwardFilterAlgorithm_v7":{},</text:p>
          </table:table-cell>
          <table:table-cell table:number-columns-repeated="2"/>
          <table:table-cell office:value-type="string" calcext:value-type="string">
            <text:p>// "cudnnScaleTensor"</text:p>
          </table:table-cell>
          <table:table-cell table:formula="of:=IF(LEFT([.F115];3) = &quot;// &quot;; RIGHT([.F115]; LEN([.F115])-3); [.F115])" office:value-type="string" office:string-value="&quot;cudnnScaleTensor&quot;" calcext:value-type="string">
            <text:p>"cudnnScaleTensor"</text:p>
          </table:table-cell>
          <table:table-cell table:formula="of:=LEFT([.F115];3)=&quot;// &quot;" office:value-type="boolean" office:boolean-value="true" calcext:value-type="boolean">
            <text:p>TRUE</text:p>
          </table:table-cell>
          <table:table-cell table:formula="of:=VLOOKUP([.G115];[.$A$2:.$A$262];1;0)" office:value-type="string" office:string-value="&quot;cudnnScaleTensor&quot;" calcext:value-type="string">
            <text:p>"cudnnScaleTensor"</text:p>
          </table:table-cell>
        </table:table-row>
        <table:table-row table:style-name="ro1">
          <table:table-cell office:value-type="string" calcext:value-type="string">
            <text:p>"cudnnGetConvolutionBackwardFilterWorkspaceSize"</text:p>
          </table:table-cell>
          <table:table-cell table:formula="of:=IFNA(VLOOKUP([.A116];[.$G$2:.$H$148];2;0);0)" office:value-type="float" office:value="0" calcext:value-type="float">
            <text:p>0</text:p>
          </table:table-cell>
          <table:table-cell table:formula="of:=IF([.B116]=1; &quot;// &quot;&amp;[.A116];[.A116]) &amp; &quot;:{},&quot; &amp; IF([.B116]=1; &quot; //&quot;; &quot;&quot;)" office:value-type="string" office:string-value="&quot;cudnnGetConvolutionBackwardFilterWorkspaceSize&quot;:{}," calcext:value-type="string">
            <text:p>"cudnnGetConvolutionBackwardFilterWorkspaceSize":{},</text:p>
          </table:table-cell>
          <table:table-cell table:number-columns-repeated="2"/>
          <table:table-cell office:value-type="string" calcext:value-type="string">
            <text:p>// "cudnnSetActivationDescriptor"</text:p>
          </table:table-cell>
          <table:table-cell table:formula="of:=IF(LEFT([.F116];3) = &quot;// &quot;; RIGHT([.F116]; LEN([.F116])-3); [.F116])" office:value-type="string" office:string-value="&quot;cudnnSetActivationDescriptor&quot;" calcext:value-type="string">
            <text:p>"cudnnSetActivationDescriptor"</text:p>
          </table:table-cell>
          <table:table-cell table:formula="of:=LEFT([.F116];3)=&quot;// &quot;" office:value-type="boolean" office:boolean-value="true" calcext:value-type="boolean">
            <text:p>TRUE</text:p>
          </table:table-cell>
          <table:table-cell table:formula="of:=VLOOKUP([.G116];[.$A$2:.$A$262];1;0)" office:value-type="string" office:string-value="&quot;cudnnSetActivationDescriptor&quot;" calcext:value-type="string">
            <text:p>"cudnnSetActivationDescriptor"</text:p>
          </table:table-cell>
        </table:table-row>
        <table:table-row table:style-name="ro1">
          <table:table-cell office:value-type="string" calcext:value-type="string">
            <text:p>"cudnnGetConvolutionForwardAlgorithmMaxCount"</text:p>
          </table:table-cell>
          <table:table-cell table:formula="of:=IFNA(VLOOKUP([.A117];[.$G$2:.$H$148];2;0);0)" office:value-type="float" office:value="0" calcext:value-type="float">
            <text:p>0</text:p>
          </table:table-cell>
          <table:table-cell table:formula="of:=IF([.B117]=1; &quot;// &quot;&amp;[.A117];[.A117]) &amp; &quot;:{},&quot; &amp; IF([.B117]=1; &quot; //&quot;; &quot;&quot;)" office:value-type="string" office:string-value="&quot;cudnnGetConvolutionForwardAlgorithmMaxCount&quot;:{}," calcext:value-type="string">
            <text:p>"cudnnGetConvolutionForwardAlgorithmMaxCount":{},</text:p>
          </table:table-cell>
          <table:table-cell table:number-columns-repeated="2"/>
          <table:table-cell office:value-type="string" calcext:value-type="string">
            <text:p>// "cudnnSetCTCLossDescriptor"</text:p>
          </table:table-cell>
          <table:table-cell table:formula="of:=IF(LEFT([.F117];3) = &quot;// &quot;; RIGHT([.F117]; LEN([.F117])-3); [.F117])" office:value-type="string" office:string-value="&quot;cudnnSetCTCLossDescriptor&quot;" calcext:value-type="string">
            <text:p>"cudnnSetCTCLossDescriptor"</text:p>
          </table:table-cell>
          <table:table-cell table:formula="of:=LEFT([.F117];3)=&quot;// &quot;" office:value-type="boolean" office:boolean-value="true" calcext:value-type="boolean">
            <text:p>TRUE</text:p>
          </table:table-cell>
          <table:table-cell table:formula="of:=VLOOKUP([.G117];[.$A$2:.$A$262];1;0)" office:value-type="string" office:string-value="&quot;cudnnSetCTCLossDescriptor&quot;" calcext:value-type="string">
            <text:p>"cudnnSetCTCLossDescriptor"</text:p>
          </table:table-cell>
        </table:table-row>
        <table:table-row table:style-name="ro1">
          <table:table-cell office:value-type="string" calcext:value-type="string">
            <text:p>"cudnnGetConvolutionForwardAlgorithm_v7"</text:p>
          </table:table-cell>
          <table:table-cell table:formula="of:=IFNA(VLOOKUP([.A118];[.$G$2:.$H$148];2;0);0)" office:value-type="float" office:value="0" calcext:value-type="float">
            <text:p>0</text:p>
          </table:table-cell>
          <table:table-cell table:formula="of:=IF([.B118]=1; &quot;// &quot;&amp;[.A118];[.A118]) &amp; &quot;:{},&quot; &amp; IF([.B118]=1; &quot; //&quot;; &quot;&quot;)" office:value-type="string" office:string-value="&quot;cudnnGetConvolutionForwardAlgorithm_v7&quot;:{}," calcext:value-type="string">
            <text:p>"cudnnGetConvolutionForwardAlgorithm_v7":{},</text:p>
          </table:table-cell>
          <table:table-cell table:number-columns-repeated="2"/>
          <table:table-cell office:value-type="string" calcext:value-type="string">
            <text:p>"cudnnSetConvolution2dDescriptor"</text:p>
          </table:table-cell>
          <table:table-cell table:formula="of:=IF(LEFT([.F118];3) = &quot;// &quot;; RIGHT([.F118]; LEN([.F118])-3); [.F118])" office:value-type="string" office:string-value="&quot;cudnnSetConvolution2dDescriptor&quot;" calcext:value-type="string">
            <text:p>"cudnnSetConvolution2dDescriptor"</text:p>
          </table:table-cell>
          <table:table-cell table:formula="of:=LEFT([.F118];3)=&quot;// &quot;" office:value-type="boolean" office:boolean-value="false" calcext:value-type="boolean">
            <text:p>FALSE</text:p>
          </table:table-cell>
          <table:table-cell table:formula="of:=VLOOKUP([.G118];[.$A$2:.$A$262];1;0)" office:value-type="string" office:string-value="&quot;cudnnSetConvolution2dDescriptor&quot;" calcext:value-type="string">
            <text:p>"cudnnSetConvolution2dDescriptor"</text:p>
          </table:table-cell>
        </table:table-row>
        <table:table-row table:style-name="ro1">
          <table:table-cell office:value-type="string" calcext:value-type="string">
            <text:p>"cudnnGetConvolutionForwardWorkspaceSize"</text:p>
          </table:table-cell>
          <table:table-cell table:formula="of:=IFNA(VLOOKUP([.A119];[.$G$2:.$H$148];2;0);0)" office:value-type="float" office:value="0" calcext:value-type="float">
            <text:p>0</text:p>
          </table:table-cell>
          <table:table-cell table:formula="of:=IF([.B119]=1; &quot;// &quot;&amp;[.A119];[.A119]) &amp; &quot;:{},&quot; &amp; IF([.B119]=1; &quot; //&quot;; &quot;&quot;)" office:value-type="string" office:string-value="&quot;cudnnGetConvolutionForwardWorkspaceSize&quot;:{}," calcext:value-type="string">
            <text:p>"cudnnGetConvolutionForwardWorkspaceSize":{},</text:p>
          </table:table-cell>
          <table:table-cell table:number-columns-repeated="2"/>
          <table:table-cell office:value-type="string" calcext:value-type="string">
            <text:p>"cudnnSetConvolutionGroupCount"</text:p>
          </table:table-cell>
          <table:table-cell table:formula="of:=IF(LEFT([.F119];3) = &quot;// &quot;; RIGHT([.F119]; LEN([.F119])-3); [.F119])" office:value-type="string" office:string-value="&quot;cudnnSetConvolutionGroupCount&quot;" calcext:value-type="string">
            <text:p>"cudnnSetConvolutionGroupCount"</text:p>
          </table:table-cell>
          <table:table-cell table:formula="of:=LEFT([.F119];3)=&quot;// &quot;" office:value-type="boolean" office:boolean-value="false" calcext:value-type="boolean">
            <text:p>FALSE</text:p>
          </table:table-cell>
          <table:table-cell table:formula="of:=VLOOKUP([.G119];[.$A$2:.$A$262];1;0)" office:value-type="string" office:string-value="&quot;cudnnSetConvolutionGroupCount&quot;" calcext:value-type="string">
            <text:p>"cudnnSetConvolutionGroupCount"</text:p>
          </table:table-cell>
        </table:table-row>
        <table:table-row table:style-name="ro1">
          <table:table-cell office:value-type="string" calcext:value-type="string">
            <text:p>"cudnnGetConvolutionGroupCount"</text:p>
          </table:table-cell>
          <table:table-cell table:formula="of:=IFNA(VLOOKUP([.A120];[.$G$2:.$H$148];2;0);0)" office:value-type="float" office:value="0" calcext:value-type="float">
            <text:p>0</text:p>
          </table:table-cell>
          <table:table-cell table:formula="of:=IF([.B120]=1; &quot;// &quot;&amp;[.A120];[.A120]) &amp; &quot;:{},&quot; &amp; IF([.B120]=1; &quot; //&quot;; &quot;&quot;)" office:value-type="string" office:string-value="&quot;cudnnGetConvolutionGroupCount&quot;:{}," calcext:value-type="string">
            <text:p>"cudnnGetConvolutionGroupCount":{},</text:p>
          </table:table-cell>
          <table:table-cell table:number-columns-repeated="2"/>
          <table:table-cell office:value-type="string" calcext:value-type="string">
            <text:p>"cudnnSetConvolutionMathType"</text:p>
          </table:table-cell>
          <table:table-cell table:formula="of:=IF(LEFT([.F120];3) = &quot;// &quot;; RIGHT([.F120]; LEN([.F120])-3); [.F120])" office:value-type="string" office:string-value="&quot;cudnnSetConvolutionMathType&quot;" calcext:value-type="string">
            <text:p>"cudnnSetConvolutionMathType"</text:p>
          </table:table-cell>
          <table:table-cell table:formula="of:=LEFT([.F120];3)=&quot;// &quot;" office:value-type="boolean" office:boolean-value="false" calcext:value-type="boolean">
            <text:p>FALSE</text:p>
          </table:table-cell>
          <table:table-cell table:formula="of:=VLOOKUP([.G120];[.$A$2:.$A$262];1;0)" office:value-type="string" office:string-value="&quot;cudnnSetConvolutionMathType&quot;" calcext:value-type="string">
            <text:p>"cudnnSetConvolutionMathType"</text:p>
          </table:table-cell>
        </table:table-row>
        <table:table-row table:style-name="ro1">
          <table:table-cell office:value-type="string" calcext:value-type="string">
            <text:p>"cudnnGetConvolutionMathType"</text:p>
          </table:table-cell>
          <table:table-cell table:formula="of:=IFNA(VLOOKUP([.A121];[.$G$2:.$H$148];2;0);0)" office:value-type="float" office:value="0" calcext:value-type="float">
            <text:p>0</text:p>
          </table:table-cell>
          <table:table-cell table:formula="of:=IF([.B121]=1; &quot;// &quot;&amp;[.A121];[.A121]) &amp; &quot;:{},&quot; &amp; IF([.B121]=1; &quot; //&quot;; &quot;&quot;)" office:value-type="string" office:string-value="&quot;cudnnGetConvolutionMathType&quot;:{}," calcext:value-type="string">
            <text:p>"cudnnGetConvolutionMathType":{},</text:p>
          </table:table-cell>
          <table:table-cell table:number-columns-repeated="2"/>
          <table:table-cell office:value-type="string" calcext:value-type="string">
            <text:p>"cudnnSetConvolutionNdDescriptor"</text:p>
          </table:table-cell>
          <table:table-cell table:formula="of:=IF(LEFT([.F121];3) = &quot;// &quot;; RIGHT([.F121]; LEN([.F121])-3); [.F121])" office:value-type="string" office:string-value="&quot;cudnnSetConvolutionNdDescriptor&quot;" calcext:value-type="string">
            <text:p>"cudnnSetConvolutionNdDescriptor"</text:p>
          </table:table-cell>
          <table:table-cell table:formula="of:=LEFT([.F121];3)=&quot;// &quot;" office:value-type="boolean" office:boolean-value="false" calcext:value-type="boolean">
            <text:p>FALSE</text:p>
          </table:table-cell>
          <table:table-cell table:formula="of:=VLOOKUP([.G121];[.$A$2:.$A$262];1;0)" office:value-type="string" office:string-value="&quot;cudnnSetConvolutionNdDescriptor&quot;" calcext:value-type="string">
            <text:p>"cudnnSetConvolutionNdDescriptor"</text:p>
          </table:table-cell>
        </table:table-row>
        <table:table-row table:style-name="ro1">
          <table:table-cell office:value-type="string" calcext:value-type="string">
            <text:p>"cudnnGetConvolutionNdDescriptor"</text:p>
          </table:table-cell>
          <table:table-cell table:formula="of:=IFNA(VLOOKUP([.A122];[.$G$2:.$H$148];2;0);0)" office:value-type="float" office:value="0" calcext:value-type="float">
            <text:p>0</text:p>
          </table:table-cell>
          <table:table-cell table:formula="of:=IF([.B122]=1; &quot;// &quot;&amp;[.A122];[.A122]) &amp; &quot;:{},&quot; &amp; IF([.B122]=1; &quot; //&quot;; &quot;&quot;)" office:value-type="string" office:string-value="&quot;cudnnGetConvolutionNdDescriptor&quot;:{}," calcext:value-type="string">
            <text:p>"cudnnGetConvolutionNdDescriptor":{},</text:p>
          </table:table-cell>
          <table:table-cell table:number-columns-repeated="2"/>
          <table:table-cell office:value-type="string" calcext:value-type="string">
            <text:p>// "cudnnSetDropoutDescriptor"</text:p>
          </table:table-cell>
          <table:table-cell table:formula="of:=IF(LEFT([.F122];3) = &quot;// &quot;; RIGHT([.F122]; LEN([.F122])-3); [.F122])" office:value-type="string" office:string-value="&quot;cudnnSetDropoutDescriptor&quot;" calcext:value-type="string">
            <text:p>"cudnnSetDropoutDescriptor"</text:p>
          </table:table-cell>
          <table:table-cell table:formula="of:=LEFT([.F122];3)=&quot;// &quot;" office:value-type="boolean" office:boolean-value="true" calcext:value-type="boolean">
            <text:p>TRUE</text:p>
          </table:table-cell>
          <table:table-cell table:formula="of:=VLOOKUP([.G122];[.$A$2:.$A$262];1;0)" office:value-type="string" office:string-value="&quot;cudnnSetDropoutDescriptor&quot;" calcext:value-type="string">
            <text:p>"cudnnSetDropoutDescriptor"</text:p>
          </table:table-cell>
        </table:table-row>
        <table:table-row table:style-name="ro1">
          <table:table-cell office:value-type="string" calcext:value-type="string">
            <text:p>"cudnnGetConvolutionNdForwardOutputDim"</text:p>
          </table:table-cell>
          <table:table-cell table:formula="of:=IFNA(VLOOKUP([.A123];[.$G$2:.$H$148];2;0);0)" office:value-type="float" office:value="0" calcext:value-type="float">
            <text:p>0</text:p>
          </table:table-cell>
          <table:table-cell table:formula="of:=IF([.B123]=1; &quot;// &quot;&amp;[.A123];[.A123]) &amp; &quot;:{},&quot; &amp; IF([.B123]=1; &quot; //&quot;; &quot;&quot;)" office:value-type="string" office:string-value="&quot;cudnnGetConvolutionNdForwardOutputDim&quot;:{}," calcext:value-type="string">
            <text:p>"cudnnGetConvolutionNdForwardOutputDim":{},</text:p>
          </table:table-cell>
          <table:table-cell table:number-columns-repeated="2"/>
          <table:table-cell office:value-type="string" calcext:value-type="string">
            <text:p>// "cudnnSetFilter4dDescriptor"</text:p>
          </table:table-cell>
          <table:table-cell table:formula="of:=IF(LEFT([.F123];3) = &quot;// &quot;; RIGHT([.F123]; LEN([.F123])-3); [.F123])" office:value-type="string" office:string-value="&quot;cudnnSetFilter4dDescriptor&quot;" calcext:value-type="string">
            <text:p>"cudnnSetFilter4dDescriptor"</text:p>
          </table:table-cell>
          <table:table-cell table:formula="of:=LEFT([.F123];3)=&quot;// &quot;" office:value-type="boolean" office:boolean-value="true" calcext:value-type="boolean">
            <text:p>TRUE</text:p>
          </table:table-cell>
          <table:table-cell table:formula="of:=VLOOKUP([.G123];[.$A$2:.$A$262];1;0)" office:value-type="string" office:string-value="&quot;cudnnSetFilter4dDescriptor&quot;" calcext:value-type="string">
            <text:p>"cudnnSetFilter4dDescriptor"</text:p>
          </table:table-cell>
        </table:table-row>
        <table:table-row table:style-name="ro1">
          <table:table-cell office:value-type="string" calcext:value-type="string">
            <text:p>"cudnnGetConvolutionReorderType"</text:p>
          </table:table-cell>
          <table:table-cell table:formula="of:=IFNA(VLOOKUP([.A124];[.$G$2:.$H$148];2;0);0)" office:value-type="float" office:value="0" calcext:value-type="float">
            <text:p>0</text:p>
          </table:table-cell>
          <table:table-cell table:formula="of:=IF([.B124]=1; &quot;// &quot;&amp;[.A124];[.A124]) &amp; &quot;:{},&quot; &amp; IF([.B124]=1; &quot; //&quot;; &quot;&quot;)" office:value-type="string" office:string-value="&quot;cudnnGetConvolutionReorderType&quot;:{}," calcext:value-type="string">
            <text:p>"cudnnGetConvolutionReorderType":{},</text:p>
          </table:table-cell>
          <table:table-cell table:number-columns-repeated="2"/>
          <table:table-cell office:value-type="string" calcext:value-type="string">
            <text:p>// "cudnnSetFilterNdDescriptor"</text:p>
          </table:table-cell>
          <table:table-cell table:formula="of:=IF(LEFT([.F124];3) = &quot;// &quot;; RIGHT([.F124]; LEN([.F124])-3); [.F124])" office:value-type="string" office:string-value="&quot;cudnnSetFilterNdDescriptor&quot;" calcext:value-type="string">
            <text:p>"cudnnSetFilterNdDescriptor"</text:p>
          </table:table-cell>
          <table:table-cell table:formula="of:=LEFT([.F124];3)=&quot;// &quot;" office:value-type="boolean" office:boolean-value="true" calcext:value-type="boolean">
            <text:p>TRUE</text:p>
          </table:table-cell>
          <table:table-cell table:formula="of:=VLOOKUP([.G124];[.$A$2:.$A$262];1;0)" office:value-type="string" office:string-value="&quot;cudnnSetFilterNdDescriptor&quot;" calcext:value-type="string">
            <text:p>"cudnnSetFilterNdDescriptor"</text:p>
          </table:table-cell>
        </table:table-row>
        <table:table-row table:style-name="ro1">
          <table:table-cell office:value-type="string" calcext:value-type="string">
            <text:p>"cudnnGetCudartVersion"</text:p>
          </table:table-cell>
          <table:table-cell table:formula="of:=IFNA(VLOOKUP([.A125];[.$G$2:.$H$148];2;0);0)" office:value-type="float" office:value="0" calcext:value-type="float">
            <text:p>0</text:p>
          </table:table-cell>
          <table:table-cell table:formula="of:=IF([.B125]=1; &quot;// &quot;&amp;[.A125];[.A125]) &amp; &quot;:{},&quot; &amp; IF([.B125]=1; &quot; //&quot;; &quot;&quot;)" office:value-type="string" office:string-value="&quot;cudnnGetCudartVersion&quot;:{}," calcext:value-type="string">
            <text:p>"cudnnGetCudartVersion":{},</text:p>
          </table:table-cell>
          <table:table-cell table:number-columns-repeated="2"/>
          <table:table-cell office:value-type="string" calcext:value-type="string">
            <text:p>// "cudnnSetLRNDescriptor"</text:p>
          </table:table-cell>
          <table:table-cell table:formula="of:=IF(LEFT([.F125];3) = &quot;// &quot;; RIGHT([.F125]; LEN([.F125])-3); [.F125])" office:value-type="string" office:string-value="&quot;cudnnSetLRNDescriptor&quot;" calcext:value-type="string">
            <text:p>"cudnnSetLRNDescriptor"</text:p>
          </table:table-cell>
          <table:table-cell table:formula="of:=LEFT([.F125];3)=&quot;// &quot;" office:value-type="boolean" office:boolean-value="true" calcext:value-type="boolean">
            <text:p>TRUE</text:p>
          </table:table-cell>
          <table:table-cell table:formula="of:=VLOOKUP([.G125];[.$A$2:.$A$262];1;0)" office:value-type="string" office:string-value="&quot;cudnnSetLRNDescriptor&quot;" calcext:value-type="string">
            <text:p>"cudnnSetLRNDescriptor"</text:p>
          </table:table-cell>
        </table:table-row>
        <table:table-row table:style-name="ro1">
          <table:table-cell office:value-type="string" calcext:value-type="string">
            <text:p>"cudnnGetDropoutDescriptor"</text:p>
          </table:table-cell>
          <table:table-cell table:formula="of:=IFNA(VLOOKUP([.A126];[.$G$2:.$H$148];2;0);0)" office:value-type="float" office:value="0" calcext:value-type="float">
            <text:p>0</text:p>
          </table:table-cell>
          <table:table-cell table:formula="of:=IF([.B126]=1; &quot;// &quot;&amp;[.A126];[.A126]) &amp; &quot;:{},&quot; &amp; IF([.B126]=1; &quot; //&quot;; &quot;&quot;)" office:value-type="string" office:string-value="&quot;cudnnGetDropoutDescriptor&quot;:{}," calcext:value-type="string">
            <text:p>"cudnnGetDropoutDescriptor":{},</text:p>
          </table:table-cell>
          <table:table-cell table:number-columns-repeated="2"/>
          <table:table-cell office:value-type="string" calcext:value-type="string">
            <text:p>// "cudnnSetOpTensorDescriptor"</text:p>
          </table:table-cell>
          <table:table-cell table:formula="of:=IF(LEFT([.F126];3) = &quot;// &quot;; RIGHT([.F126]; LEN([.F126])-3); [.F126])" office:value-type="string" office:string-value="&quot;cudnnSetOpTensorDescriptor&quot;" calcext:value-type="string">
            <text:p>"cudnnSetOpTensorDescriptor"</text:p>
          </table:table-cell>
          <table:table-cell table:formula="of:=LEFT([.F126];3)=&quot;// &quot;" office:value-type="boolean" office:boolean-value="true" calcext:value-type="boolean">
            <text:p>TRUE</text:p>
          </table:table-cell>
          <table:table-cell table:formula="of:=VLOOKUP([.G126];[.$A$2:.$A$262];1;0)" office:value-type="string" office:string-value="&quot;cudnnSetOpTensorDescriptor&quot;" calcext:value-type="string">
            <text:p>"cudnnSetOpTensorDescriptor"</text:p>
          </table:table-cell>
        </table:table-row>
        <table:table-row table:style-name="ro1">
          <table:table-cell office:value-type="string" calcext:value-type="string">
            <text:p>"cudnnGetErrorString"</text:p>
          </table:table-cell>
          <table:table-cell table:formula="of:=IFNA(VLOOKUP([.A127];[.$G$2:.$H$148];2;0);0)" office:value-type="float" office:value="0" calcext:value-type="float">
            <text:p>0</text:p>
          </table:table-cell>
          <table:table-cell table:formula="of:=IF([.B127]=1; &quot;// &quot;&amp;[.A127];[.A127]) &amp; &quot;:{},&quot; &amp; IF([.B127]=1; &quot; //&quot;; &quot;&quot;)" office:value-type="string" office:string-value="&quot;cudnnGetErrorString&quot;:{}," calcext:value-type="string">
            <text:p>"cudnnGetErrorString":{},</text:p>
          </table:table-cell>
          <table:table-cell table:number-columns-repeated="2"/>
          <table:table-cell office:value-type="string" calcext:value-type="string">
            <text:p>// "cudnnSetPersistentRNNPlan"</text:p>
          </table:table-cell>
          <table:table-cell table:formula="of:=IF(LEFT([.F127];3) = &quot;// &quot;; RIGHT([.F127]; LEN([.F127])-3); [.F127])" office:value-type="string" office:string-value="&quot;cudnnSetPersistentRNNPlan&quot;" calcext:value-type="string">
            <text:p>"cudnnSetPersistentRNNPlan"</text:p>
          </table:table-cell>
          <table:table-cell table:formula="of:=LEFT([.F127];3)=&quot;// &quot;" office:value-type="boolean" office:boolean-value="true" calcext:value-type="boolean">
            <text:p>TRUE</text:p>
          </table:table-cell>
          <table:table-cell table:formula="of:=VLOOKUP([.G127];[.$A$2:.$A$262];1;0)" office:value-type="string" office:string-value="&quot;cudnnSetPersistentRNNPlan&quot;" calcext:value-type="string">
            <text:p>"cudnnSetPersistentRNNPlan"</text:p>
          </table:table-cell>
        </table:table-row>
        <table:table-row table:style-name="ro1">
          <table:table-cell office:value-type="string" calcext:value-type="string">
            <text:p>"cudnnGetFilter4dDescriptor"</text:p>
          </table:table-cell>
          <table:table-cell table:formula="of:=IFNA(VLOOKUP([.A128];[.$G$2:.$H$148];2;0);0)" office:value-type="float" office:value="0" calcext:value-type="float">
            <text:p>0</text:p>
          </table:table-cell>
          <table:table-cell table:formula="of:=IF([.B128]=1; &quot;// &quot;&amp;[.A128];[.A128]) &amp; &quot;:{},&quot; &amp; IF([.B128]=1; &quot; //&quot;; &quot;&quot;)" office:value-type="string" office:string-value="&quot;cudnnGetFilter4dDescriptor&quot;:{}," calcext:value-type="string">
            <text:p>"cudnnGetFilter4dDescriptor":{},</text:p>
          </table:table-cell>
          <table:table-cell table:number-columns-repeated="2"/>
          <table:table-cell office:value-type="string" calcext:value-type="string">
            <text:p>// "cudnnSetPooling2dDescriptor"</text:p>
          </table:table-cell>
          <table:table-cell table:formula="of:=IF(LEFT([.F128];3) = &quot;// &quot;; RIGHT([.F128]; LEN([.F128])-3); [.F128])" office:value-type="string" office:string-value="&quot;cudnnSetPooling2dDescriptor&quot;" calcext:value-type="string">
            <text:p>"cudnnSetPooling2dDescriptor"</text:p>
          </table:table-cell>
          <table:table-cell table:formula="of:=LEFT([.F128];3)=&quot;// &quot;" office:value-type="boolean" office:boolean-value="true" calcext:value-type="boolean">
            <text:p>TRUE</text:p>
          </table:table-cell>
          <table:table-cell table:formula="of:=VLOOKUP([.G128];[.$A$2:.$A$262];1;0)" office:value-type="string" office:string-value="&quot;cudnnSetPooling2dDescriptor&quot;" calcext:value-type="string">
            <text:p>"cudnnSetPooling2dDescriptor"</text:p>
          </table:table-cell>
        </table:table-row>
        <table:table-row table:style-name="ro1">
          <table:table-cell office:value-type="string" calcext:value-type="string">
            <text:p>"cudnnGetFilterNdDescriptor"</text:p>
          </table:table-cell>
          <table:table-cell table:formula="of:=IFNA(VLOOKUP([.A129];[.$G$2:.$H$148];2;0);0)" office:value-type="float" office:value="0" calcext:value-type="float">
            <text:p>0</text:p>
          </table:table-cell>
          <table:table-cell table:formula="of:=IF([.B129]=1; &quot;// &quot;&amp;[.A129];[.A129]) &amp; &quot;:{},&quot; &amp; IF([.B129]=1; &quot; //&quot;; &quot;&quot;)" office:value-type="string" office:string-value="&quot;cudnnGetFilterNdDescriptor&quot;:{}," calcext:value-type="string">
            <text:p>"cudnnGetFilterNdDescriptor":{},</text:p>
          </table:table-cell>
          <table:table-cell table:number-columns-repeated="2"/>
          <table:table-cell office:value-type="string" calcext:value-type="string">
            <text:p>// "cudnnSetPoolingNdDescriptor"</text:p>
          </table:table-cell>
          <table:table-cell table:formula="of:=IF(LEFT([.F129];3) = &quot;// &quot;; RIGHT([.F129]; LEN([.F129])-3); [.F129])" office:value-type="string" office:string-value="&quot;cudnnSetPoolingNdDescriptor&quot;" calcext:value-type="string">
            <text:p>"cudnnSetPoolingNdDescriptor"</text:p>
          </table:table-cell>
          <table:table-cell table:formula="of:=LEFT([.F129];3)=&quot;// &quot;" office:value-type="boolean" office:boolean-value="true" calcext:value-type="boolean">
            <text:p>TRUE</text:p>
          </table:table-cell>
          <table:table-cell table:formula="of:=VLOOKUP([.G129];[.$A$2:.$A$262];1;0)" office:value-type="string" office:string-value="&quot;cudnnSetPoolingNdDescriptor&quot;" calcext:value-type="string">
            <text:p>"cudnnSetPoolingNdDescriptor"</text:p>
          </table:table-cell>
        </table:table-row>
        <table:table-row table:style-name="ro1">
          <table:table-cell office:value-type="string" calcext:value-type="string">
            <text:p>"cudnnGetFilterSizeInBytes"</text:p>
          </table:table-cell>
          <table:table-cell table:formula="of:=IFNA(VLOOKUP([.A130];[.$G$2:.$H$148];2;0);0)" office:value-type="float" office:value="0" calcext:value-type="float">
            <text:p>0</text:p>
          </table:table-cell>
          <table:table-cell table:formula="of:=IF([.B130]=1; &quot;// &quot;&amp;[.A130];[.A130]) &amp; &quot;:{},&quot; &amp; IF([.B130]=1; &quot; //&quot;; &quot;&quot;)" office:value-type="string" office:string-value="&quot;cudnnGetFilterSizeInBytes&quot;:{}," calcext:value-type="string">
            <text:p>"cudnnGetFilterSizeInBytes":{},</text:p>
          </table:table-cell>
          <table:table-cell table:number-columns-repeated="2"/>
          <table:table-cell office:value-type="string" calcext:value-type="string">
            <text:p>// "cudnnSetRNNDescriptor"</text:p>
          </table:table-cell>
          <table:table-cell table:formula="of:=IF(LEFT([.F130];3) = &quot;// &quot;; RIGHT([.F130]; LEN([.F130])-3); [.F130])" office:value-type="string" office:string-value="&quot;cudnnSetRNNDescriptor&quot;" calcext:value-type="string">
            <text:p>"cudnnSetRNNDescriptor"</text:p>
          </table:table-cell>
          <table:table-cell table:formula="of:=LEFT([.F130];3)=&quot;// &quot;" office:value-type="boolean" office:boolean-value="true" calcext:value-type="boolean">
            <text:p>TRUE</text:p>
          </table:table-cell>
          <table:table-cell table:formula="of:=VLOOKUP([.G130];[.$A$2:.$A$262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"cudnnGetFoldedConvBackwardDataDescriptors"</text:p>
          </table:table-cell>
          <table:table-cell table:formula="of:=IFNA(VLOOKUP([.A131];[.$G$2:.$H$148];2;0);0)" office:value-type="float" office:value="0" calcext:value-type="float">
            <text:p>0</text:p>
          </table:table-cell>
          <table:table-cell table:formula="of:=IF([.B131]=1; &quot;// &quot;&amp;[.A131];[.A131]) &amp; &quot;:{},&quot; &amp; IF([.B131]=1; &quot; //&quot;; &quot;&quot;)" office:value-type="string" office:string-value="&quot;cudnnGetFoldedConvBackwardDataDescriptors&quot;:{}," calcext:value-type="string">
            <text:p>"cudnnGetFoldedConvBackwardDataDescriptors":{},</text:p>
          </table:table-cell>
          <table:table-cell table:number-columns-repeated="2"/>
          <table:table-cell office:value-type="string" calcext:value-type="string">
            <text:p>// "cudnnSetRNNDescriptor_v5"</text:p>
          </table:table-cell>
          <table:table-cell table:formula="of:=IF(LEFT([.F131];3) = &quot;// &quot;; RIGHT([.F131]; LEN([.F131])-3); [.F131])" office:value-type="string" office:string-value="&quot;cudnnSetRNNDescriptor_v5&quot;" calcext:value-type="string">
            <text:p>"cudnnSetRNNDescriptor_v5"</text:p>
          </table:table-cell>
          <table:table-cell table:formula="of:=LEFT([.F131];3)=&quot;// &quot;" office:value-type="boolean" office:boolean-value="true" calcext:value-type="boolean">
            <text:p>TRUE</text:p>
          </table:table-cell>
          <table:table-cell table:formula="of:=VLOOKUP([.G131];[.$A$2:.$A$262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"cudnnGetFusedOpsConstParamPackAttribute"</text:p>
          </table:table-cell>
          <table:table-cell table:formula="of:=IFNA(VLOOKUP([.A132];[.$G$2:.$H$148];2;0);0)" office:value-type="float" office:value="0" calcext:value-type="float">
            <text:p>0</text:p>
          </table:table-cell>
          <table:table-cell table:formula="of:=IF([.B132]=1; &quot;// &quot;&amp;[.A132];[.A132]) &amp; &quot;:{},&quot; &amp; IF([.B132]=1; &quot; //&quot;; &quot;&quot;)" office:value-type="string" office:string-value="&quot;cudnnGetFusedOpsConstParamPackAttribute&quot;:{}," calcext:value-type="string">
            <text:p>"cudnnGetFusedOpsConstParamPackAttribute":{},</text:p>
          </table:table-cell>
          <table:table-cell table:number-columns-repeated="2"/>
          <table:table-cell office:value-type="string" calcext:value-type="string">
            <text:p>// "cudnnSetRNNDescriptor_v6"</text:p>
          </table:table-cell>
          <table:table-cell table:formula="of:=IF(LEFT([.F132];3) = &quot;// &quot;; RIGHT([.F132]; LEN([.F132])-3); [.F132])" office:value-type="string" office:string-value="&quot;cudnnSetRNNDescriptor_v6&quot;" calcext:value-type="string">
            <text:p>"cudnnSetRNNDescriptor_v6"</text:p>
          </table:table-cell>
          <table:table-cell table:formula="of:=LEFT([.F132];3)=&quot;// &quot;" office:value-type="boolean" office:boolean-value="true" calcext:value-type="boolean">
            <text:p>TRUE</text:p>
          </table:table-cell>
          <table:table-cell table:formula="of:=VLOOKUP([.G132];[.$A$2:.$A$262];1;0)" office:value-type="string" office:string-value="&quot;cudnnSetRNNDescriptor_v6&quot;" calcext:value-type="string">
            <text:p>"cudnnSetRNNDescriptor_v6"</text:p>
          </table:table-cell>
        </table:table-row>
        <table:table-row table:style-name="ro1">
          <table:table-cell office:value-type="string" calcext:value-type="string">
            <text:p>"cudnnGetFusedOpsVariantParamPackAttribute"</text:p>
          </table:table-cell>
          <table:table-cell table:formula="of:=IFNA(VLOOKUP([.A133];[.$G$2:.$H$148];2;0);0)" office:value-type="float" office:value="0" calcext:value-type="float">
            <text:p>0</text:p>
          </table:table-cell>
          <table:table-cell table:formula="of:=IF([.B133]=1; &quot;// &quot;&amp;[.A133];[.A133]) &amp; &quot;:{},&quot; &amp; IF([.B133]=1; &quot; //&quot;; &quot;&quot;)" office:value-type="string" office:string-value="&quot;cudnnGetFusedOpsVariantParamPackAttribute&quot;:{}," calcext:value-type="string">
            <text:p>"cudnnGetFusedOpsVariantParamPackAttribute":{},</text:p>
          </table:table-cell>
          <table:table-cell table:number-columns-repeated="2"/>
          <table:table-cell office:value-type="string" calcext:value-type="string">
            <text:p>// "cudnnSetRNNMatrixMathType"</text:p>
          </table:table-cell>
          <table:table-cell table:formula="of:=IF(LEFT([.F133];3) = &quot;// &quot;; RIGHT([.F133]; LEN([.F133])-3); [.F133])" office:value-type="string" office:string-value="&quot;cudnnSetRNNMatrixMathType&quot;" calcext:value-type="string">
            <text:p>"cudnnSetRNNMatrixMathType"</text:p>
          </table:table-cell>
          <table:table-cell table:formula="of:=LEFT([.F133];3)=&quot;// &quot;" office:value-type="boolean" office:boolean-value="true" calcext:value-type="boolean">
            <text:p>TRUE</text:p>
          </table:table-cell>
          <table:table-cell table:formula="of:=VLOOKUP([.G133];[.$A$2:.$A$262];1;0)" office:value-type="string" office:string-value="&quot;cudnnSetRNNMatrixMathType&quot;" calcext:value-type="string">
            <text:p>"cudnnSetRNNMatrixMathType"</text:p>
          </table:table-cell>
        </table:table-row>
        <table:table-row table:style-name="ro1">
          <table:table-cell office:value-type="string" calcext:value-type="string">
            <text:p>"cudnnGetLRNDescriptor"</text:p>
          </table:table-cell>
          <table:table-cell table:formula="of:=IFNA(VLOOKUP([.A134];[.$G$2:.$H$148];2;0);0)" office:value-type="float" office:value="0" calcext:value-type="float">
            <text:p>0</text:p>
          </table:table-cell>
          <table:table-cell table:formula="of:=IF([.B134]=1; &quot;// &quot;&amp;[.A134];[.A134]) &amp; &quot;:{},&quot; &amp; IF([.B134]=1; &quot; //&quot;; &quot;&quot;)" office:value-type="string" office:string-value="&quot;cudnnGetLRNDescriptor&quot;:{}," calcext:value-type="string">
            <text:p>"cudnnGetLRNDescriptor":{},</text:p>
          </table:table-cell>
          <table:table-cell table:number-columns-repeated="2"/>
          <table:table-cell office:value-type="string" calcext:value-type="string">
            <text:p>// "cudnnSetReduceTensorDescriptor"</text:p>
          </table:table-cell>
          <table:table-cell table:formula="of:=IF(LEFT([.F134];3) = &quot;// &quot;; RIGHT([.F134]; LEN([.F134])-3); [.F134])" office:value-type="string" office:string-value="&quot;cudnnSetReduceTensorDescriptor&quot;" calcext:value-type="string">
            <text:p>"cudnnSetReduceTensorDescriptor"</text:p>
          </table:table-cell>
          <table:table-cell table:formula="of:=LEFT([.F134];3)=&quot;// &quot;" office:value-type="boolean" office:boolean-value="true" calcext:value-type="boolean">
            <text:p>TRUE</text:p>
          </table:table-cell>
          <table:table-cell table:formula="of:=VLOOKUP([.G134];[.$A$2:.$A$262];1;0)" office:value-type="string" office:string-value="&quot;cudnnSetReduceTensorDescriptor&quot;" calcext:value-type="string">
            <text:p>"cudnnSetReduceTensorDescriptor"</text:p>
          </table:table-cell>
        </table:table-row>
        <table:table-row table:style-name="ro1">
          <table:table-cell office:value-type="string" calcext:value-type="string">
            <text:p>"cudnnGetMultiHeadAttnBuffers"</text:p>
          </table:table-cell>
          <table:table-cell table:formula="of:=IFNA(VLOOKUP([.A135];[.$G$2:.$H$148];2;0);0)" office:value-type="float" office:value="0" calcext:value-type="float">
            <text:p>0</text:p>
          </table:table-cell>
          <table:table-cell table:formula="of:=IF([.B135]=1; &quot;// &quot;&amp;[.A135];[.A135]) &amp; &quot;:{},&quot; &amp; IF([.B135]=1; &quot; //&quot;; &quot;&quot;)" office:value-type="string" office:string-value="&quot;cudnnGetMultiHeadAttnBuffers&quot;:{}," calcext:value-type="string">
            <text:p>"cudnnGetMultiHeadAttnBuffers":{},</text:p>
          </table:table-cell>
          <table:table-cell table:number-columns-repeated="2"/>
          <table:table-cell office:value-type="string" calcext:value-type="string">
            <text:p>// "cudnnSetSpatialTransformerNdDescriptor"</text:p>
          </table:table-cell>
          <table:table-cell table:formula="of:=IF(LEFT([.F135];3) = &quot;// &quot;; RIGHT([.F135]; LEN([.F135])-3); [.F135])" office:value-type="string" office:string-value="&quot;cudnnSetSpatialTransformerNdDescriptor&quot;" calcext:value-type="string">
            <text:p>"cudnnSetSpatialTransformerNdDescriptor"</text:p>
          </table:table-cell>
          <table:table-cell table:formula="of:=LEFT([.F135];3)=&quot;// &quot;" office:value-type="boolean" office:boolean-value="true" calcext:value-type="boolean">
            <text:p>TRUE</text:p>
          </table:table-cell>
          <table:table-cell table:formula="of:=VLOOKUP([.G135];[.$A$2:.$A$262];1;0)" office:value-type="string" office:string-value="&quot;cudnnSetSpatialTransformerNdDescriptor&quot;" calcext:value-type="string">
            <text:p>"cudnnSetSpatialTransformerNdDescriptor"</text:p>
          </table:table-cell>
        </table:table-row>
        <table:table-row table:style-name="ro1">
          <table:table-cell office:value-type="string" calcext:value-type="string">
            <text:p>"cudnnGetMultiHeadAttnWeights"</text:p>
          </table:table-cell>
          <table:table-cell table:formula="of:=IFNA(VLOOKUP([.A136];[.$G$2:.$H$148];2;0);0)" office:value-type="float" office:value="0" calcext:value-type="float">
            <text:p>0</text:p>
          </table:table-cell>
          <table:table-cell table:formula="of:=IF([.B136]=1; &quot;// &quot;&amp;[.A136];[.A136]) &amp; &quot;:{},&quot; &amp; IF([.B136]=1; &quot; //&quot;; &quot;&quot;)" office:value-type="string" office:string-value="&quot;cudnnGetMultiHeadAttnWeights&quot;:{}," calcext:value-type="string">
            <text:p>"cudnnGetMultiHeadAttnWeights":{},</text:p>
          </table:table-cell>
          <table:table-cell table:number-columns-repeated="2"/>
          <table:table-cell office:value-type="string" calcext:value-type="string">
            <text:p>"cudnnSetStream"</text:p>
          </table:table-cell>
          <table:table-cell table:formula="of:=IF(LEFT([.F136];3) = &quot;// &quot;; RIGHT([.F136]; LEN([.F136])-3); [.F136])" office:value-type="string" office:string-value="&quot;cudnnSetStream&quot;" calcext:value-type="string">
            <text:p>"cudnnSetStream"</text:p>
          </table:table-cell>
          <table:table-cell table:formula="of:=LEFT([.F136];3)=&quot;// &quot;" office:value-type="boolean" office:boolean-value="false" calcext:value-type="boolean">
            <text:p>FALSE</text:p>
          </table:table-cell>
          <table:table-cell table:formula="of:=VLOOKUP([.G136];[.$A$2:.$A$262];1;0)" office:value-type="string" office:string-value="&quot;cudnnSetStream&quot;" calcext:value-type="string">
            <text:p>"cudnnSetStream"</text:p>
          </table:table-cell>
        </table:table-row>
        <table:table-row table:style-name="ro1">
          <table:table-cell office:value-type="string" calcext:value-type="string">
            <text:p>"cudnnGetNormalizationBackwardWorkspaceSize"</text:p>
          </table:table-cell>
          <table:table-cell table:formula="of:=IFNA(VLOOKUP([.A137];[.$G$2:.$H$148];2;0);0)" office:value-type="float" office:value="0" calcext:value-type="float">
            <text:p>0</text:p>
          </table:table-cell>
          <table:table-cell table:formula="of:=IF([.B137]=1; &quot;// &quot;&amp;[.A137];[.A137]) &amp; &quot;:{},&quot; &amp; IF([.B137]=1; &quot; //&quot;; &quot;&quot;)" office:value-type="string" office:string-value="&quot;cudnnGetNormalizationBackwardWorkspaceSize&quot;:{}," calcext:value-type="string">
            <text:p>"cudnnGetNormalizationBackwardWorkspaceSize":{},</text:p>
          </table:table-cell>
          <table:table-cell table:number-columns-repeated="2"/>
          <table:table-cell office:value-type="string" calcext:value-type="string">
            <text:p>// "cudnnSetTensor"</text:p>
          </table:table-cell>
          <table:table-cell table:formula="of:=IF(LEFT([.F137];3) = &quot;// &quot;; RIGHT([.F137]; LEN([.F137])-3); [.F137])" office:value-type="string" office:string-value="&quot;cudnnSetTensor&quot;" calcext:value-type="string">
            <text:p>"cudnnSetTensor"</text:p>
          </table:table-cell>
          <table:table-cell table:formula="of:=LEFT([.F137];3)=&quot;// &quot;" office:value-type="boolean" office:boolean-value="true" calcext:value-type="boolean">
            <text:p>TRUE</text:p>
          </table:table-cell>
          <table:table-cell table:formula="of:=VLOOKUP([.G137];[.$A$2:.$A$262];1;0)" office:value-type="string" office:string-value="&quot;cudnnSetTensor&quot;" calcext:value-type="string">
            <text:p>"cudnnSetTensor"</text:p>
          </table:table-cell>
        </table:table-row>
        <table:table-row table:style-name="ro1">
          <table:table-cell office:value-type="string" calcext:value-type="string">
            <text:p>"cudnnGetNormalizationForwardTrainingWorkspaceSize"</text:p>
          </table:table-cell>
          <table:table-cell table:formula="of:=IFNA(VLOOKUP([.A138];[.$G$2:.$H$148];2;0);0)" office:value-type="float" office:value="0" calcext:value-type="float">
            <text:p>0</text:p>
          </table:table-cell>
          <table:table-cell table:formula="of:=IF([.B138]=1; &quot;// &quot;&amp;[.A138];[.A138]) &amp; &quot;:{},&quot; &amp; IF([.B138]=1; &quot; //&quot;; &quot;&quot;)" office:value-type="string" office:string-value="&quot;cudnnGetNormalizationForwardTrainingWorkspaceSize&quot;:{}," calcext:value-type="string">
            <text:p>"cudnnGetNormalizationForwardTrainingWorkspaceSize":{},</text:p>
          </table:table-cell>
          <table:table-cell table:number-columns-repeated="2"/>
          <table:table-cell office:value-type="string" calcext:value-type="string">
            <text:p>// "cudnnSetTensor4dDescriptor"</text:p>
          </table:table-cell>
          <table:table-cell table:formula="of:=IF(LEFT([.F138];3) = &quot;// &quot;; RIGHT([.F138]; LEN([.F138])-3); [.F138])" office:value-type="string" office:string-value="&quot;cudnnSetTensor4dDescriptor&quot;" calcext:value-type="string">
            <text:p>"cudnnSetTensor4dDescriptor"</text:p>
          </table:table-cell>
          <table:table-cell table:formula="of:=LEFT([.F138];3)=&quot;// &quot;" office:value-type="boolean" office:boolean-value="true" calcext:value-type="boolean">
            <text:p>TRUE</text:p>
          </table:table-cell>
          <table:table-cell table:formula="of:=VLOOKUP([.G138];[.$A$2:.$A$262];1;0)" office:value-type="string" office:string-value="&quot;cudnnSetTensor4dDescriptor&quot;" calcext:value-type="string">
            <text:p>"cudnnSetTensor4dDescriptor"</text:p>
          </table:table-cell>
        </table:table-row>
        <table:table-row table:style-name="ro1">
          <table:table-cell office:value-type="string" calcext:value-type="string">
            <text:p>"cudnnGetNormalizationTrainingReserveSpaceSize"</text:p>
          </table:table-cell>
          <table:table-cell table:formula="of:=IFNA(VLOOKUP([.A139];[.$G$2:.$H$148];2;0);0)" office:value-type="float" office:value="0" calcext:value-type="float">
            <text:p>0</text:p>
          </table:table-cell>
          <table:table-cell table:formula="of:=IF([.B139]=1; &quot;// &quot;&amp;[.A139];[.A139]) &amp; &quot;:{},&quot; &amp; IF([.B139]=1; &quot; //&quot;; &quot;&quot;)" office:value-type="string" office:string-value="&quot;cudnnGetNormalizationTrainingReserveSpaceSize&quot;:{}," calcext:value-type="string">
            <text:p>"cudnnGetNormalizationTrainingReserveSpaceSize":{},</text:p>
          </table:table-cell>
          <table:table-cell table:number-columns-repeated="2"/>
          <table:table-cell office:value-type="string" calcext:value-type="string">
            <text:p>// "cudnnSetTensor4dDescriptorEx"</text:p>
          </table:table-cell>
          <table:table-cell table:formula="of:=IF(LEFT([.F139];3) = &quot;// &quot;; RIGHT([.F139]; LEN([.F139])-3); [.F139])" office:value-type="string" office:string-value="&quot;cudnnSetTensor4dDescriptorEx&quot;" calcext:value-type="string">
            <text:p>"cudnnSetTensor4dDescriptorEx"</text:p>
          </table:table-cell>
          <table:table-cell table:formula="of:=LEFT([.F139];3)=&quot;// &quot;" office:value-type="boolean" office:boolean-value="true" calcext:value-type="boolean">
            <text:p>TRUE</text:p>
          </table:table-cell>
          <table:table-cell table:formula="of:=VLOOKUP([.G139];[.$A$2:.$A$262];1;0)" office:value-type="string" office:string-value="&quot;cudnnSetTensor4dDescriptorEx&quot;" calcext:value-type="string">
            <text:p>"cudnnSetTensor4dDescriptorEx"</text:p>
          </table:table-cell>
        </table:table-row>
        <table:table-row table:style-name="ro1">
          <table:table-cell office:value-type="string" calcext:value-type="string">
            <text:p>"cudnnGetOpTensorDescriptor"</text:p>
          </table:table-cell>
          <table:table-cell table:formula="of:=IFNA(VLOOKUP([.A140];[.$G$2:.$H$148];2;0);0)" office:value-type="float" office:value="0" calcext:value-type="float">
            <text:p>0</text:p>
          </table:table-cell>
          <table:table-cell table:formula="of:=IF([.B140]=1; &quot;// &quot;&amp;[.A140];[.A140]) &amp; &quot;:{},&quot; &amp; IF([.B140]=1; &quot; //&quot;; &quot;&quot;)" office:value-type="string" office:string-value="&quot;cudnnGetOpTensorDescriptor&quot;:{}," calcext:value-type="string">
            <text:p>"cudnnGetOpTensorDescriptor":{},</text:p>
          </table:table-cell>
          <table:table-cell table:number-columns-repeated="2"/>
          <table:table-cell office:value-type="string" calcext:value-type="string">
            <text:p>// "cudnnSetTensorNdDescriptor"</text:p>
          </table:table-cell>
          <table:table-cell table:formula="of:=IF(LEFT([.F140];3) = &quot;// &quot;; RIGHT([.F140]; LEN([.F140])-3); [.F140])" office:value-type="string" office:string-value="&quot;cudnnSetTensorNdDescriptor&quot;" calcext:value-type="string">
            <text:p>"cudnnSetTensorNdDescriptor"</text:p>
          </table:table-cell>
          <table:table-cell table:formula="of:=LEFT([.F140];3)=&quot;// &quot;" office:value-type="boolean" office:boolean-value="true" calcext:value-type="boolean">
            <text:p>TRUE</text:p>
          </table:table-cell>
          <table:table-cell table:formula="of:=VLOOKUP([.G140];[.$A$2:.$A$262];1;0)" office:value-type="string" office:string-value="&quot;cudnnSetTensorNdDescriptor&quot;" calcext:value-type="string">
            <text:p>"cudnnSetTensorNdDescriptor"</text:p>
          </table:table-cell>
        </table:table-row>
        <table:table-row table:style-name="ro1">
          <table:table-cell office:value-type="string" calcext:value-type="string">
            <text:p>"cudnnGetPooling2dDescriptor"</text:p>
          </table:table-cell>
          <table:table-cell table:formula="of:=IFNA(VLOOKUP([.A141];[.$G$2:.$H$148];2;0);0)" office:value-type="float" office:value="0" calcext:value-type="float">
            <text:p>0</text:p>
          </table:table-cell>
          <table:table-cell table:formula="of:=IF([.B141]=1; &quot;// &quot;&amp;[.A141];[.A141]) &amp; &quot;:{},&quot; &amp; IF([.B141]=1; &quot; //&quot;; &quot;&quot;)" office:value-type="string" office:string-value="&quot;cudnnGetPooling2dDescriptor&quot;:{}," calcext:value-type="string">
            <text:p>"cudnnGetPooling2dDescriptor":{},</text:p>
          </table:table-cell>
          <table:table-cell table:number-columns-repeated="2"/>
          <table:table-cell office:value-type="string" calcext:value-type="string">
            <text:p>// "cudnnSetTensorNdDescriptorEx"</text:p>
          </table:table-cell>
          <table:table-cell table:formula="of:=IF(LEFT([.F141];3) = &quot;// &quot;; RIGHT([.F141]; LEN([.F141])-3); [.F141])" office:value-type="string" office:string-value="&quot;cudnnSetTensorNdDescriptorEx&quot;" calcext:value-type="string">
            <text:p>"cudnnSetTensorNdDescriptorEx"</text:p>
          </table:table-cell>
          <table:table-cell table:formula="of:=LEFT([.F141];3)=&quot;// &quot;" office:value-type="boolean" office:boolean-value="true" calcext:value-type="boolean">
            <text:p>TRUE</text:p>
          </table:table-cell>
          <table:table-cell table:formula="of:=VLOOKUP([.G141];[.$A$2:.$A$262];1;0)" office:value-type="string" office:string-value="&quot;cudnnSetTensorNdDescriptorEx&quot;" calcext:value-type="string">
            <text:p>"cudnnSetTensorNdDescriptorEx"</text:p>
          </table:table-cell>
        </table:table-row>
        <table:table-row table:style-name="ro1">
          <table:table-cell office:value-type="string" calcext:value-type="string">
            <text:p>"cudnnGetPooling2dForwardOutputDim"</text:p>
          </table:table-cell>
          <table:table-cell table:formula="of:=IFNA(VLOOKUP([.A142];[.$G$2:.$H$148];2;0);0)" office:value-type="float" office:value="0" calcext:value-type="float">
            <text:p>0</text:p>
          </table:table-cell>
          <table:table-cell table:formula="of:=IF([.B142]=1; &quot;// &quot;&amp;[.A142];[.A142]) &amp; &quot;:{},&quot; &amp; IF([.B142]=1; &quot; //&quot;; &quot;&quot;)" office:value-type="string" office:string-value="&quot;cudnnGetPooling2dForwardOutputDim&quot;:{}," calcext:value-type="string">
            <text:p>"cudnnGetPooling2dForwardOutputDim":{},</text:p>
          </table:table-cell>
          <table:table-cell table:number-columns-repeated="2"/>
          <table:table-cell office:value-type="string" calcext:value-type="string">
            <text:p>// "cudnnSoftmaxBackward"</text:p>
          </table:table-cell>
          <table:table-cell table:formula="of:=IF(LEFT([.F142];3) = &quot;// &quot;; RIGHT([.F142]; LEN([.F142])-3); [.F142])" office:value-type="string" office:string-value="&quot;cudnnSoftmaxBackward&quot;" calcext:value-type="string">
            <text:p>"cudnnSoftmaxBackward"</text:p>
          </table:table-cell>
          <table:table-cell table:formula="of:=LEFT([.F142];3)=&quot;// &quot;" office:value-type="boolean" office:boolean-value="true" calcext:value-type="boolean">
            <text:p>TRUE</text:p>
          </table:table-cell>
          <table:table-cell table:formula="of:=VLOOKUP([.G142];[.$A$2:.$A$262];1;0)" office:value-type="string" office:string-value="&quot;cudnnSoftmaxBackward&quot;" calcext:value-type="string">
            <text:p>"cudnnSoftmaxBackward"</text:p>
          </table:table-cell>
        </table:table-row>
        <table:table-row table:style-name="ro1">
          <table:table-cell office:value-type="string" calcext:value-type="string">
            <text:p>"cudnnGetPoolingNdDescriptor"</text:p>
          </table:table-cell>
          <table:table-cell table:formula="of:=IFNA(VLOOKUP([.A143];[.$G$2:.$H$148];2;0);0)" office:value-type="float" office:value="0" calcext:value-type="float">
            <text:p>0</text:p>
          </table:table-cell>
          <table:table-cell table:formula="of:=IF([.B143]=1; &quot;// &quot;&amp;[.A143];[.A143]) &amp; &quot;:{},&quot; &amp; IF([.B143]=1; &quot; //&quot;; &quot;&quot;)" office:value-type="string" office:string-value="&quot;cudnnGetPoolingNdDescriptor&quot;:{}," calcext:value-type="string">
            <text:p>"cudnnGetPoolingNdDescriptor":{},</text:p>
          </table:table-cell>
          <table:table-cell table:number-columns-repeated="2"/>
          <table:table-cell office:value-type="string" calcext:value-type="string">
            <text:p>// "cudnnSoftmaxForward"</text:p>
          </table:table-cell>
          <table:table-cell table:formula="of:=IF(LEFT([.F143];3) = &quot;// &quot;; RIGHT([.F143]; LEN([.F143])-3); [.F143])" office:value-type="string" office:string-value="&quot;cudnnSoftmaxForward&quot;" calcext:value-type="string">
            <text:p>"cudnnSoftmaxForward"</text:p>
          </table:table-cell>
          <table:table-cell table:formula="of:=LEFT([.F143];3)=&quot;// &quot;" office:value-type="boolean" office:boolean-value="true" calcext:value-type="boolean">
            <text:p>TRUE</text:p>
          </table:table-cell>
          <table:table-cell table:formula="of:=VLOOKUP([.G143];[.$A$2:.$A$262];1;0)" office:value-type="string" office:string-value="&quot;cudnnSoftmaxForward&quot;" calcext:value-type="string">
            <text:p>"cudnnSoftmaxForward"</text:p>
          </table:table-cell>
        </table:table-row>
        <table:table-row table:style-name="ro1">
          <table:table-cell office:value-type="string" calcext:value-type="string">
            <text:p>"cudnnGetPoolingNdForwardOutputDim"</text:p>
          </table:table-cell>
          <table:table-cell table:formula="of:=IFNA(VLOOKUP([.A144];[.$G$2:.$H$148];2;0);0)" office:value-type="float" office:value="0" calcext:value-type="float">
            <text:p>0</text:p>
          </table:table-cell>
          <table:table-cell table:formula="of:=IF([.B144]=1; &quot;// &quot;&amp;[.A144];[.A144]) &amp; &quot;:{},&quot; &amp; IF([.B144]=1; &quot; //&quot;; &quot;&quot;)" office:value-type="string" office:string-value="&quot;cudnnGetPoolingNdForwardOutputDim&quot;:{}," calcext:value-type="string">
            <text:p>"cudnnGetPoolingNdForwardOutputDim":{},</text:p>
          </table:table-cell>
          <table:table-cell table:number-columns-repeated="2"/>
          <table:table-cell office:value-type="string" calcext:value-type="string">
            <text:p>// "cudnnSpatialTfGridGeneratorBackward"</text:p>
          </table:table-cell>
          <table:table-cell table:formula="of:=IF(LEFT([.F144];3) = &quot;// &quot;; RIGHT([.F144]; LEN([.F144])-3); [.F144])" office:value-type="string" office:string-value="&quot;cudnnSpatialTfGridGeneratorBackward&quot;" calcext:value-type="string">
            <text:p>"cudnnSpatialTfGridGeneratorBackward"</text:p>
          </table:table-cell>
          <table:table-cell table:formula="of:=LEFT([.F144];3)=&quot;// &quot;" office:value-type="boolean" office:boolean-value="true" calcext:value-type="boolean">
            <text:p>TRUE</text:p>
          </table:table-cell>
          <table:table-cell table:formula="of:=VLOOKUP([.G144];[.$A$2:.$A$262];1;0)" office:value-type="string" office:string-value="&quot;cudnnSpatialTfGridGeneratorBackward&quot;" calcext:value-type="string">
            <text:p>"cudnnSpatialTfGridGeneratorBackward"</text:p>
          </table:table-cell>
        </table:table-row>
        <table:table-row table:style-name="ro1">
          <table:table-cell office:value-type="string" calcext:value-type="string">
            <text:p>"cudnnGetProperty"</text:p>
          </table:table-cell>
          <table:table-cell table:formula="of:=IFNA(VLOOKUP([.A145];[.$G$2:.$H$148];2;0);0)" office:value-type="float" office:value="0" calcext:value-type="float">
            <text:p>0</text:p>
          </table:table-cell>
          <table:table-cell table:formula="of:=IF([.B145]=1; &quot;// &quot;&amp;[.A145];[.A145]) &amp; &quot;:{},&quot; &amp; IF([.B145]=1; &quot; //&quot;; &quot;&quot;)" office:value-type="string" office:string-value="&quot;cudnnGetProperty&quot;:{}," calcext:value-type="string">
            <text:p>"cudnnGetProperty":{},</text:p>
          </table:table-cell>
          <table:table-cell table:number-columns-repeated="2"/>
          <table:table-cell office:value-type="string" calcext:value-type="string">
            <text:p>// "cudnnSpatialTfGridGeneratorForward"</text:p>
          </table:table-cell>
          <table:table-cell table:formula="of:=IF(LEFT([.F145];3) = &quot;// &quot;; RIGHT([.F145]; LEN([.F145])-3); [.F145])" office:value-type="string" office:string-value="&quot;cudnnSpatialTfGridGeneratorForward&quot;" calcext:value-type="string">
            <text:p>"cudnnSpatialTfGridGeneratorForward"</text:p>
          </table:table-cell>
          <table:table-cell table:formula="of:=LEFT([.F145];3)=&quot;// &quot;" office:value-type="boolean" office:boolean-value="true" calcext:value-type="boolean">
            <text:p>TRUE</text:p>
          </table:table-cell>
          <table:table-cell table:formula="of:=VLOOKUP([.G145];[.$A$2:.$A$262];1;0)" office:value-type="string" office:string-value="&quot;cudnnSpatialTfGridGeneratorForward&quot;" calcext:value-type="string">
            <text:p>"cudnnSpatialTfGridGeneratorForward"</text:p>
          </table:table-cell>
        </table:table-row>
        <table:table-row table:style-name="ro1">
          <table:table-cell office:value-type="string" calcext:value-type="string">
            <text:p>"cudnnGetRNNBackwardDataAlgorithmMaxCount"</text:p>
          </table:table-cell>
          <table:table-cell table:formula="of:=IFNA(VLOOKUP([.A146];[.$G$2:.$H$148];2;0);0)" office:value-type="float" office:value="0" calcext:value-type="float">
            <text:p>0</text:p>
          </table:table-cell>
          <table:table-cell table:formula="of:=IF([.B146]=1; &quot;// &quot;&amp;[.A146];[.A146]) &amp; &quot;:{},&quot; &amp; IF([.B146]=1; &quot; //&quot;; &quot;&quot;)" office:value-type="string" office:string-value="&quot;cudnnGetRNNBackwardDataAlgorithmMaxCount&quot;:{}," calcext:value-type="string">
            <text:p>"cudnnGetRNNBackwardDataAlgorithmMaxCount":{},</text:p>
          </table:table-cell>
          <table:table-cell table:number-columns-repeated="2"/>
          <table:table-cell office:value-type="string" calcext:value-type="string">
            <text:p>// "cudnnSpatialTfSamplerBackward"</text:p>
          </table:table-cell>
          <table:table-cell table:formula="of:=IF(LEFT([.F146];3) = &quot;// &quot;; RIGHT([.F146]; LEN([.F146])-3); [.F146])" office:value-type="string" office:string-value="&quot;cudnnSpatialTfSamplerBackward&quot;" calcext:value-type="string">
            <text:p>"cudnnSpatialTfSamplerBackward"</text:p>
          </table:table-cell>
          <table:table-cell table:formula="of:=LEFT([.F146];3)=&quot;// &quot;" office:value-type="boolean" office:boolean-value="true" calcext:value-type="boolean">
            <text:p>TRUE</text:p>
          </table:table-cell>
          <table:table-cell table:formula="of:=VLOOKUP([.G146];[.$A$2:.$A$262];1;0)" office:value-type="string" office:string-value="&quot;cudnnSpatialTfSamplerBackward&quot;" calcext:value-type="string">
            <text:p>"cudnnSpatialTfSamplerBackward"</text:p>
          </table:table-cell>
        </table:table-row>
        <table:table-row table:style-name="ro1">
          <table:table-cell office:value-type="string" calcext:value-type="string">
            <text:p>"cudnnGetRNNBackwardWeightsAlgorithmMaxCount"</text:p>
          </table:table-cell>
          <table:table-cell table:formula="of:=IFNA(VLOOKUP([.A147];[.$G$2:.$H$148];2;0);0)" office:value-type="float" office:value="0" calcext:value-type="float">
            <text:p>0</text:p>
          </table:table-cell>
          <table:table-cell table:formula="of:=IF([.B147]=1; &quot;// &quot;&amp;[.A147];[.A147]) &amp; &quot;:{},&quot; &amp; IF([.B147]=1; &quot; //&quot;; &quot;&quot;)" office:value-type="string" office:string-value="&quot;cudnnGetRNNBackwardWeightsAlgorithmMaxCount&quot;:{}," calcext:value-type="string">
            <text:p>"cudnnGetRNNBackwardWeightsAlgorithmMaxCount":{},</text:p>
          </table:table-cell>
          <table:table-cell table:number-columns-repeated="2"/>
          <table:table-cell office:value-type="string" calcext:value-type="string">
            <text:p>// "cudnnSpatialTfSamplerForward"</text:p>
          </table:table-cell>
          <table:table-cell table:formula="of:=IF(LEFT([.F147];3) = &quot;// &quot;; RIGHT([.F147]; LEN([.F147])-3); [.F147])" office:value-type="string" office:string-value="&quot;cudnnSpatialTfSamplerForward&quot;" calcext:value-type="string">
            <text:p>"cudnnSpatialTfSamplerForward"</text:p>
          </table:table-cell>
          <table:table-cell table:formula="of:=LEFT([.F147];3)=&quot;// &quot;" office:value-type="boolean" office:boolean-value="true" calcext:value-type="boolean">
            <text:p>TRUE</text:p>
          </table:table-cell>
          <table:table-cell table:formula="of:=VLOOKUP([.G147];[.$A$2:.$A$262];1;0)" office:value-type="string" office:string-value="&quot;cudnnSpatialTfSamplerForward&quot;" calcext:value-type="string">
            <text:p>"cudnnSpatialTfSamplerForward"</text:p>
          </table:table-cell>
        </table:table-row>
        <table:table-row table:style-name="ro1">
          <table:table-cell office:value-type="string" calcext:value-type="string">
            <text:p>"cudnnGetRNNBiasMode"</text:p>
          </table:table-cell>
          <table:table-cell table:formula="of:=IFNA(VLOOKUP([.A148];[.$G$2:.$H$148];2;0);0)" office:value-type="float" office:value="0" calcext:value-type="float">
            <text:p>0</text:p>
          </table:table-cell>
          <table:table-cell table:formula="of:=IF([.B148]=1; &quot;// &quot;&amp;[.A148];[.A148]) &amp; &quot;:{},&quot; &amp; IF([.B148]=1; &quot; //&quot;; &quot;&quot;)" office:value-type="string" office:string-value="&quot;cudnnGetRNNBiasMode&quot;:{}," calcext:value-type="string">
            <text:p>"cudnnGetRNNBiasMode":{},</text:p>
          </table:table-cell>
          <table:table-cell table:number-columns-repeated="2"/>
          <table:table-cell office:value-type="string" calcext:value-type="string">
            <text:p>// "cudnnTransformTensor"</text:p>
          </table:table-cell>
          <table:table-cell table:formula="of:=IF(LEFT([.F148];3) = &quot;// &quot;; RIGHT([.F148]; LEN([.F148])-3); [.F148])" office:value-type="string" office:string-value="&quot;cudnnTransformTensor&quot;" calcext:value-type="string">
            <text:p>"cudnnTransformTensor"</text:p>
          </table:table-cell>
          <table:table-cell table:formula="of:=LEFT([.F148];3)=&quot;// &quot;" office:value-type="boolean" office:boolean-value="true" calcext:value-type="boolean">
            <text:p>TRUE</text:p>
          </table:table-cell>
          <table:table-cell table:formula="of:=VLOOKUP([.G148];[.$A$2:.$A$262];1;0)" office:value-type="string" office:string-value="&quot;cudnnTransformTensor&quot;" calcext:value-type="string">
            <text:p>"cudnnTransformTensor"</text:p>
          </table:table-cell>
        </table:table-row>
        <table:table-row table:style-name="ro1">
          <table:table-cell office:value-type="string" calcext:value-type="string">
            <text:p>"cudnnGetRNNDataDescriptor"</text:p>
          </table:table-cell>
          <table:table-cell table:formula="of:=IFNA(VLOOKUP([.A149];[.$G$2:.$H$148];2;0);0)" office:value-type="float" office:value="0" calcext:value-type="float">
            <text:p>0</text:p>
          </table:table-cell>
          <table:table-cell table:formula="of:=IF([.B149]=1; &quot;// &quot;&amp;[.A149];[.A149]) &amp; &quot;:{},&quot; &amp; IF([.B149]=1; &quot; //&quot;; &quot;&quot;)" office:value-type="string" office:string-value="&quot;cudnnGetRNNDataDescriptor&quot;:{}," calcext:value-type="string">
            <text:p>"cudnnGetRNNDataDescriptor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GetRNNDescriptor_v6"</text:p>
          </table:table-cell>
          <table:table-cell table:formula="of:=IFNA(VLOOKUP([.A150];[.$G$2:.$H$148];2;0);0)" office:value-type="float" office:value="0" calcext:value-type="float">
            <text:p>0</text:p>
          </table:table-cell>
          <table:table-cell table:formula="of:=IF([.B150]=1; &quot;// &quot;&amp;[.A150];[.A150]) &amp; &quot;:{},&quot; &amp; IF([.B150]=1; &quot; //&quot;; &quot;&quot;)" office:value-type="string" office:string-value="&quot;cudnnGetRNNDescriptor_v6&quot;:{}," calcext:value-type="string">
            <text:p>"cudnnGetRNNDescriptor_v6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GetRNNDescriptor_v8"</text:p>
          </table:table-cell>
          <table:table-cell table:formula="of:=IFNA(VLOOKUP([.A151];[.$G$2:.$H$148];2;0);0)" office:value-type="float" office:value="0" calcext:value-type="float">
            <text:p>0</text:p>
          </table:table-cell>
          <table:table-cell table:formula="of:=IF([.B151]=1; &quot;// &quot;&amp;[.A151];[.A151]) &amp; &quot;:{},&quot; &amp; IF([.B151]=1; &quot; //&quot;; &quot;&quot;)" office:value-type="string" office:string-value="&quot;cudnnGetRNNDescriptor_v8&quot;:{}," calcext:value-type="string">
            <text:p>"cudnnGetRNNDescriptor_v8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GetRNNForwardInferenceAlgorithmMaxCount"</text:p>
          </table:table-cell>
          <table:table-cell table:formula="of:=IFNA(VLOOKUP([.A152];[.$G$2:.$H$148];2;0);0)" office:value-type="float" office:value="0" calcext:value-type="float">
            <text:p>0</text:p>
          </table:table-cell>
          <table:table-cell table:formula="of:=IF([.B152]=1; &quot;// &quot;&amp;[.A152];[.A152]) &amp; &quot;:{},&quot; &amp; IF([.B152]=1; &quot; //&quot;; &quot;&quot;)" office:value-type="string" office:string-value="&quot;cudnnGetRNNForwardInferenceAlgorithmMaxCount&quot;:{}," calcext:value-type="string">
            <text:p>"cudnnGetRNNForwardInferenceAlgorithmMaxCount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GetRNNForwardTrainingAlgorithmMaxCount"</text:p>
          </table:table-cell>
          <table:table-cell table:formula="of:=IFNA(VLOOKUP([.A153];[.$G$2:.$H$148];2;0);0)" office:value-type="float" office:value="0" calcext:value-type="float">
            <text:p>0</text:p>
          </table:table-cell>
          <table:table-cell table:formula="of:=IF([.B153]=1; &quot;// &quot;&amp;[.A153];[.A153]) &amp; &quot;:{},&quot; &amp; IF([.B153]=1; &quot; //&quot;; &quot;&quot;)" office:value-type="string" office:string-value="&quot;cudnnGetRNNForwardTrainingAlgorithmMaxCount&quot;:{}," calcext:value-type="string">
            <text:p>"cudnnGetRNNForwardTrainingAlgorithmMaxCount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GetRNNLinLayerBiasParams"</text:p>
          </table:table-cell>
          <table:table-cell table:formula="of:=IFNA(VLOOKUP([.A154];[.$G$2:.$H$148];2;0);0)" office:value-type="float" office:value="1" calcext:value-type="float">
            <text:p>1</text:p>
          </table:table-cell>
          <table:table-cell table:formula="of:=IF([.B154]=1; &quot;// &quot;&amp;[.A154];[.A154]) &amp; &quot;:{},&quot; &amp; IF([.B154]=1; &quot; //&quot;; &quot;&quot;)" office:value-type="string" office:string-value="// &quot;cudnnGetRNNLinLayerBiasParams&quot;:{}, //" calcext:value-type="string">
            <text:p>// "cudnnGetRNNLinLayerBiasParams":{}, //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GetRNNLinLayerMatrixParams"</text:p>
          </table:table-cell>
          <table:table-cell table:formula="of:=IFNA(VLOOKUP([.A155];[.$G$2:.$H$148];2;0);0)" office:value-type="float" office:value="1" calcext:value-type="float">
            <text:p>1</text:p>
          </table:table-cell>
          <table:table-cell table:formula="of:=IF([.B155]=1; &quot;// &quot;&amp;[.A155];[.A155]) &amp; &quot;:{},&quot; &amp; IF([.B155]=1; &quot; //&quot;; &quot;&quot;)" office:value-type="string" office:string-value="// &quot;cudnnGetRNNLinLayerMatrixParams&quot;:{}, //" calcext:value-type="string">
            <text:p>// "cudnnGetRNNLinLayerMatrixParams":{}, //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GetRNNMatrixMathType"</text:p>
          </table:table-cell>
          <table:table-cell table:formula="of:=IFNA(VLOOKUP([.A156];[.$G$2:.$H$148];2;0);0)" office:value-type="float" office:value="0" calcext:value-type="float">
            <text:p>0</text:p>
          </table:table-cell>
          <table:table-cell table:formula="of:=IF([.B156]=1; &quot;// &quot;&amp;[.A156];[.A156]) &amp; &quot;:{},&quot; &amp; IF([.B156]=1; &quot; //&quot;; &quot;&quot;)" office:value-type="string" office:string-value="&quot;cudnnGetRNNMatrixMathType&quot;:{}," calcext:value-type="string">
            <text:p>"cudnnGetRNNMatrixMathType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GetRNNPaddingMode"</text:p>
          </table:table-cell>
          <table:table-cell table:formula="of:=IFNA(VLOOKUP([.A157];[.$G$2:.$H$148];2;0);0)" office:value-type="float" office:value="0" calcext:value-type="float">
            <text:p>0</text:p>
          </table:table-cell>
          <table:table-cell table:formula="of:=IF([.B157]=1; &quot;// &quot;&amp;[.A157];[.A157]) &amp; &quot;:{},&quot; &amp; IF([.B157]=1; &quot; //&quot;; &quot;&quot;)" office:value-type="string" office:string-value="&quot;cudnnGetRNNPaddingMode&quot;:{}," calcext:value-type="string">
            <text:p>"cudnnGetRNNPaddingMode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GetRNNParamsSize"</text:p>
          </table:table-cell>
          <table:table-cell table:formula="of:=IFNA(VLOOKUP([.A158];[.$G$2:.$H$148];2;0);0)" office:value-type="float" office:value="1" calcext:value-type="float">
            <text:p>1</text:p>
          </table:table-cell>
          <table:table-cell table:formula="of:=IF([.B158]=1; &quot;// &quot;&amp;[.A158];[.A158]) &amp; &quot;:{},&quot; &amp; IF([.B158]=1; &quot; //&quot;; &quot;&quot;)" office:value-type="string" office:string-value="// &quot;cudnnGetRNNParamsSize&quot;:{}, //" calcext:value-type="string">
            <text:p>// "cudnnGetRNNParamsSize":{}, //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GetRNNProjectionLayers"</text:p>
          </table:table-cell>
          <table:table-cell table:formula="of:=IFNA(VLOOKUP([.A159];[.$G$2:.$H$148];2;0);0)" office:value-type="float" office:value="0" calcext:value-type="float">
            <text:p>0</text:p>
          </table:table-cell>
          <table:table-cell table:formula="of:=IF([.B159]=1; &quot;// &quot;&amp;[.A159];[.A159]) &amp; &quot;:{},&quot; &amp; IF([.B159]=1; &quot; //&quot;; &quot;&quot;)" office:value-type="string" office:string-value="&quot;cudnnGetRNNProjectionLayers&quot;:{}," calcext:value-type="string">
            <text:p>"cudnnGetRNNProjectionLayers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GetRNNTempSpaceSizes"</text:p>
          </table:table-cell>
          <table:table-cell table:formula="of:=IFNA(VLOOKUP([.A160];[.$G$2:.$H$148];2;0);0)" office:value-type="float" office:value="0" calcext:value-type="float">
            <text:p>0</text:p>
          </table:table-cell>
          <table:table-cell table:formula="of:=IF([.B160]=1; &quot;// &quot;&amp;[.A160];[.A160]) &amp; &quot;:{},&quot; &amp; IF([.B160]=1; &quot; //&quot;; &quot;&quot;)" office:value-type="string" office:string-value="&quot;cudnnGetRNNTempSpaceSizes&quot;:{}," calcext:value-type="string">
            <text:p>"cudnnGetRNNTempSpaceSizes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GetRNNTrainingReserveSize"</text:p>
          </table:table-cell>
          <table:table-cell table:formula="of:=IFNA(VLOOKUP([.A161];[.$G$2:.$H$148];2;0);0)" office:value-type="float" office:value="1" calcext:value-type="float">
            <text:p>1</text:p>
          </table:table-cell>
          <table:table-cell table:formula="of:=IF([.B161]=1; &quot;// &quot;&amp;[.A161];[.A161]) &amp; &quot;:{},&quot; &amp; IF([.B161]=1; &quot; //&quot;; &quot;&quot;)" office:value-type="string" office:string-value="// &quot;cudnnGetRNNTrainingReserveSize&quot;:{}, //" calcext:value-type="string">
            <text:p>// "cudnnGetRNNTrainingReserveSize":{}, //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GetRNNWeightParams"</text:p>
          </table:table-cell>
          <table:table-cell table:formula="of:=IFNA(VLOOKUP([.A162];[.$G$2:.$H$148];2;0);0)" office:value-type="float" office:value="0" calcext:value-type="float">
            <text:p>0</text:p>
          </table:table-cell>
          <table:table-cell table:formula="of:=IF([.B162]=1; &quot;// &quot;&amp;[.A162];[.A162]) &amp; &quot;:{},&quot; &amp; IF([.B162]=1; &quot; //&quot;; &quot;&quot;)" office:value-type="string" office:string-value="&quot;cudnnGetRNNWeightParams&quot;:{}," calcext:value-type="string">
            <text:p>"cudnnGetRNNWeightParams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GetRNNWeightSpaceSize"</text:p>
          </table:table-cell>
          <table:table-cell table:formula="of:=IFNA(VLOOKUP([.A163];[.$G$2:.$H$148];2;0);0)" office:value-type="float" office:value="0" calcext:value-type="float">
            <text:p>0</text:p>
          </table:table-cell>
          <table:table-cell table:formula="of:=IF([.B163]=1; &quot;// &quot;&amp;[.A163];[.A163]) &amp; &quot;:{},&quot; &amp; IF([.B163]=1; &quot; //&quot;; &quot;&quot;)" office:value-type="string" office:string-value="&quot;cudnnGetRNNWeightSpaceSize&quot;:{}," calcext:value-type="string">
            <text:p>"cudnnGetRNNWeightSpaceSize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GetRNNWorkspaceSize"</text:p>
          </table:table-cell>
          <table:table-cell table:formula="of:=IFNA(VLOOKUP([.A164];[.$G$2:.$H$148];2;0);0)" office:value-type="float" office:value="1" calcext:value-type="float">
            <text:p>1</text:p>
          </table:table-cell>
          <table:table-cell table:formula="of:=IF([.B164]=1; &quot;// &quot;&amp;[.A164];[.A164]) &amp; &quot;:{},&quot; &amp; IF([.B164]=1; &quot; //&quot;; &quot;&quot;)" office:value-type="string" office:string-value="// &quot;cudnnGetRNNWorkspaceSize&quot;:{}, //" calcext:value-type="string">
            <text:p>// "cudnnGetRNNWorkspaceSize":{}, //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GetReduceTensorDescriptor"</text:p>
          </table:table-cell>
          <table:table-cell table:formula="of:=IFNA(VLOOKUP([.A165];[.$G$2:.$H$148];2;0);0)" office:value-type="float" office:value="0" calcext:value-type="float">
            <text:p>0</text:p>
          </table:table-cell>
          <table:table-cell table:formula="of:=IF([.B165]=1; &quot;// &quot;&amp;[.A165];[.A165]) &amp; &quot;:{},&quot; &amp; IF([.B165]=1; &quot; //&quot;; &quot;&quot;)" office:value-type="string" office:string-value="&quot;cudnnGetReduceTensorDescriptor&quot;:{}," calcext:value-type="string">
            <text:p>"cudnnGetReduceTensorDescriptor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GetReductionIndicesSize"</text:p>
          </table:table-cell>
          <table:table-cell table:formula="of:=IFNA(VLOOKUP([.A166];[.$G$2:.$H$148];2;0);0)" office:value-type="float" office:value="1" calcext:value-type="float">
            <text:p>1</text:p>
          </table:table-cell>
          <table:table-cell table:formula="of:=IF([.B166]=1; &quot;// &quot;&amp;[.A166];[.A166]) &amp; &quot;:{},&quot; &amp; IF([.B166]=1; &quot; //&quot;; &quot;&quot;)" office:value-type="string" office:string-value="// &quot;cudnnGetReductionIndicesSize&quot;:{}, //" calcext:value-type="string">
            <text:p>// "cudnnGetReductionIndicesSize":{}, //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GetReductionWorkspaceSize"</text:p>
          </table:table-cell>
          <table:table-cell table:formula="of:=IFNA(VLOOKUP([.A167];[.$G$2:.$H$148];2;0);0)" office:value-type="float" office:value="1" calcext:value-type="float">
            <text:p>1</text:p>
          </table:table-cell>
          <table:table-cell table:formula="of:=IF([.B167]=1; &quot;// &quot;&amp;[.A167];[.A167]) &amp; &quot;:{},&quot; &amp; IF([.B167]=1; &quot; //&quot;; &quot;&quot;)" office:value-type="string" office:string-value="// &quot;cudnnGetReductionWorkspaceSize&quot;:{}, //" calcext:value-type="string">
            <text:p>// "cudnnGetReductionWorkspaceSize":{}, //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GetSeqDataDescriptor"</text:p>
          </table:table-cell>
          <table:table-cell table:formula="of:=IFNA(VLOOKUP([.A168];[.$G$2:.$H$148];2;0);0)" office:value-type="float" office:value="0" calcext:value-type="float">
            <text:p>0</text:p>
          </table:table-cell>
          <table:table-cell table:formula="of:=IF([.B168]=1; &quot;// &quot;&amp;[.A168];[.A168]) &amp; &quot;:{},&quot; &amp; IF([.B168]=1; &quot; //&quot;; &quot;&quot;)" office:value-type="string" office:string-value="&quot;cudnnGetSeqDataDescriptor&quot;:{}," calcext:value-type="string">
            <text:p>"cudnnGetSeqDataDescriptor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GetStream"</text:p>
          </table:table-cell>
          <table:table-cell table:formula="of:=IFNA(VLOOKUP([.A169];[.$G$2:.$H$148];2;0);0)" office:value-type="float" office:value="0" calcext:value-type="float">
            <text:p>0</text:p>
          </table:table-cell>
          <table:table-cell table:formula="of:=IF([.B169]=1; &quot;// &quot;&amp;[.A169];[.A169]) &amp; &quot;:{},&quot; &amp; IF([.B169]=1; &quot; //&quot;; &quot;&quot;)" office:value-type="string" office:string-value="&quot;cudnnGetStream&quot;:{}," calcext:value-type="string">
            <text:p>"cudnnGetStream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GetTensor4dDescriptor"</text:p>
          </table:table-cell>
          <table:table-cell table:formula="of:=IFNA(VLOOKUP([.A170];[.$G$2:.$H$148];2;0);0)" office:value-type="float" office:value="0" calcext:value-type="float">
            <text:p>0</text:p>
          </table:table-cell>
          <table:table-cell table:formula="of:=IF([.B170]=1; &quot;// &quot;&amp;[.A170];[.A170]) &amp; &quot;:{},&quot; &amp; IF([.B170]=1; &quot; //&quot;; &quot;&quot;)" office:value-type="string" office:string-value="&quot;cudnnGetTensor4dDescriptor&quot;:{}," calcext:value-type="string">
            <text:p>"cudnnGetTensor4dDescriptor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GetTensorNdDescriptor"</text:p>
          </table:table-cell>
          <table:table-cell table:formula="of:=IFNA(VLOOKUP([.A171];[.$G$2:.$H$148];2;0);0)" office:value-type="float" office:value="0" calcext:value-type="float">
            <text:p>0</text:p>
          </table:table-cell>
          <table:table-cell table:formula="of:=IF([.B171]=1; &quot;// &quot;&amp;[.A171];[.A171]) &amp; &quot;:{},&quot; &amp; IF([.B171]=1; &quot; //&quot;; &quot;&quot;)" office:value-type="string" office:string-value="&quot;cudnnGetTensorNdDescriptor&quot;:{}," calcext:value-type="string">
            <text:p>"cudnnGetTensorNdDescriptor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GetTensorSizeInBytes"</text:p>
          </table:table-cell>
          <table:table-cell table:formula="of:=IFNA(VLOOKUP([.A172];[.$G$2:.$H$148];2;0);0)" office:value-type="float" office:value="0" calcext:value-type="float">
            <text:p>0</text:p>
          </table:table-cell>
          <table:table-cell table:formula="of:=IF([.B172]=1; &quot;// &quot;&amp;[.A172];[.A172]) &amp; &quot;:{},&quot; &amp; IF([.B172]=1; &quot; //&quot;; &quot;&quot;)" office:value-type="string" office:string-value="&quot;cudnnGetTensorSizeInBytes&quot;:{}," calcext:value-type="string">
            <text:p>"cudnnGetTensorSizeInBytes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GetTensorTransformDescriptor"</text:p>
          </table:table-cell>
          <table:table-cell table:formula="of:=IFNA(VLOOKUP([.A173];[.$G$2:.$H$148];2;0);0)" office:value-type="float" office:value="0" calcext:value-type="float">
            <text:p>0</text:p>
          </table:table-cell>
          <table:table-cell table:formula="of:=IF([.B173]=1; &quot;// &quot;&amp;[.A173];[.A173]) &amp; &quot;:{},&quot; &amp; IF([.B173]=1; &quot; //&quot;; &quot;&quot;)" office:value-type="string" office:string-value="&quot;cudnnGetTensorTransformDescriptor&quot;:{}," calcext:value-type="string">
            <text:p>"cudnnGetTensorTransformDescriptor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GetVersion"</text:p>
          </table:table-cell>
          <table:table-cell table:formula="of:=IFNA(VLOOKUP([.A174];[.$G$2:.$H$148];2;0);0)" office:value-type="float" office:value="0" calcext:value-type="float">
            <text:p>0</text:p>
          </table:table-cell>
          <table:table-cell table:formula="of:=IF([.B174]=1; &quot;// &quot;&amp;[.A174];[.A174]) &amp; &quot;:{},&quot; &amp; IF([.B174]=1; &quot; //&quot;; &quot;&quot;)" office:value-type="string" office:string-value="&quot;cudnnGetVersion&quot;:{}," calcext:value-type="string">
            <text:p>"cudnnGetVersion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Im2Col"</text:p>
          </table:table-cell>
          <table:table-cell table:formula="of:=IFNA(VLOOKUP([.A175];[.$G$2:.$H$148];2;0);0)" office:value-type="float" office:value="1" calcext:value-type="float">
            <text:p>1</text:p>
          </table:table-cell>
          <table:table-cell table:formula="of:=IF([.B175]=1; &quot;// &quot;&amp;[.A175];[.A175]) &amp; &quot;:{},&quot; &amp; IF([.B175]=1; &quot; //&quot;; &quot;&quot;)" office:value-type="string" office:string-value="// &quot;cudnnIm2Col&quot;:{}, //" calcext:value-type="string">
            <text:p>// "cudnnIm2Col":{}, //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InitTransformDest"</text:p>
          </table:table-cell>
          <table:table-cell table:formula="of:=IFNA(VLOOKUP([.A176];[.$G$2:.$H$148];2;0);0)" office:value-type="float" office:value="0" calcext:value-type="float">
            <text:p>0</text:p>
          </table:table-cell>
          <table:table-cell table:formula="of:=IF([.B176]=1; &quot;// &quot;&amp;[.A176];[.A176]) &amp; &quot;:{},&quot; &amp; IF([.B176]=1; &quot; //&quot;; &quot;&quot;)" office:value-type="string" office:string-value="&quot;cudnnInitTransformDest&quot;:{}," calcext:value-type="string">
            <text:p>"cudnnInitTransformDest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LRNCrossChannelBackward"</text:p>
          </table:table-cell>
          <table:table-cell table:formula="of:=IFNA(VLOOKUP([.A177];[.$G$2:.$H$148];2;0);0)" office:value-type="float" office:value="1" calcext:value-type="float">
            <text:p>1</text:p>
          </table:table-cell>
          <table:table-cell table:formula="of:=IF([.B177]=1; &quot;// &quot;&amp;[.A177];[.A177]) &amp; &quot;:{},&quot; &amp; IF([.B177]=1; &quot; //&quot;; &quot;&quot;)" office:value-type="string" office:string-value="// &quot;cudnnLRNCrossChannelBackward&quot;:{}, //" calcext:value-type="string">
            <text:p>// "cudnnLRNCrossChannelBackward":{}, //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LRNCrossChannelForward"</text:p>
          </table:table-cell>
          <table:table-cell table:formula="of:=IFNA(VLOOKUP([.A178];[.$G$2:.$H$148];2;0);0)" office:value-type="float" office:value="1" calcext:value-type="float">
            <text:p>1</text:p>
          </table:table-cell>
          <table:table-cell table:formula="of:=IF([.B178]=1; &quot;// &quot;&amp;[.A178];[.A178]) &amp; &quot;:{},&quot; &amp; IF([.B178]=1; &quot; //&quot;; &quot;&quot;)" office:value-type="string" office:string-value="// &quot;cudnnLRNCrossChannelForward&quot;:{}, //" calcext:value-type="string">
            <text:p>// "cudnnLRNCrossChannelForward":{}, //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MakeFusedOpsPlan"</text:p>
          </table:table-cell>
          <table:table-cell table:formula="of:=IFNA(VLOOKUP([.A179];[.$G$2:.$H$148];2;0);0)" office:value-type="float" office:value="0" calcext:value-type="float">
            <text:p>0</text:p>
          </table:table-cell>
          <table:table-cell table:formula="of:=IF([.B179]=1; &quot;// &quot;&amp;[.A179];[.A179]) &amp; &quot;:{},&quot; &amp; IF([.B179]=1; &quot; //&quot;; &quot;&quot;)" office:value-type="string" office:string-value="&quot;cudnnMakeFusedOpsPlan&quot;:{}," calcext:value-type="string">
            <text:p>"cudnnMakeFusedOpsPlan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MultiHeadAttnBackwardData"</text:p>
          </table:table-cell>
          <table:table-cell table:formula="of:=IFNA(VLOOKUP([.A180];[.$G$2:.$H$148];2;0);0)" office:value-type="float" office:value="0" calcext:value-type="float">
            <text:p>0</text:p>
          </table:table-cell>
          <table:table-cell table:formula="of:=IF([.B180]=1; &quot;// &quot;&amp;[.A180];[.A180]) &amp; &quot;:{},&quot; &amp; IF([.B180]=1; &quot; //&quot;; &quot;&quot;)" office:value-type="string" office:string-value="&quot;cudnnMultiHeadAttnBackwardData&quot;:{}," calcext:value-type="string">
            <text:p>"cudnnMultiHeadAttnBackwardData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MultiHeadAttnBackwardWeights"</text:p>
          </table:table-cell>
          <table:table-cell table:formula="of:=IFNA(VLOOKUP([.A181];[.$G$2:.$H$148];2;0);0)" office:value-type="float" office:value="0" calcext:value-type="float">
            <text:p>0</text:p>
          </table:table-cell>
          <table:table-cell table:formula="of:=IF([.B181]=1; &quot;// &quot;&amp;[.A181];[.A181]) &amp; &quot;:{},&quot; &amp; IF([.B181]=1; &quot; //&quot;; &quot;&quot;)" office:value-type="string" office:string-value="&quot;cudnnMultiHeadAttnBackwardWeights&quot;:{}," calcext:value-type="string">
            <text:p>"cudnnMultiHeadAttnBackwardWeights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MultiHeadAttnForward"</text:p>
          </table:table-cell>
          <table:table-cell table:formula="of:=IFNA(VLOOKUP([.A182];[.$G$2:.$H$148];2;0);0)" office:value-type="float" office:value="0" calcext:value-type="float">
            <text:p>0</text:p>
          </table:table-cell>
          <table:table-cell table:formula="of:=IF([.B182]=1; &quot;// &quot;&amp;[.A182];[.A182]) &amp; &quot;:{},&quot; &amp; IF([.B182]=1; &quot; //&quot;; &quot;&quot;)" office:value-type="string" office:string-value="&quot;cudnnMultiHeadAttnForward&quot;:{}," calcext:value-type="string">
            <text:p>"cudnnMultiHeadAttnForward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NormalizationBackward"</text:p>
          </table:table-cell>
          <table:table-cell table:formula="of:=IFNA(VLOOKUP([.A183];[.$G$2:.$H$148];2;0);0)" office:value-type="float" office:value="0" calcext:value-type="float">
            <text:p>0</text:p>
          </table:table-cell>
          <table:table-cell table:formula="of:=IF([.B183]=1; &quot;// &quot;&amp;[.A183];[.A183]) &amp; &quot;:{},&quot; &amp; IF([.B183]=1; &quot; //&quot;; &quot;&quot;)" office:value-type="string" office:string-value="&quot;cudnnNormalizationBackward&quot;:{}," calcext:value-type="string">
            <text:p>"cudnnNormalizationBackward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NormalizationForwardInference"</text:p>
          </table:table-cell>
          <table:table-cell table:formula="of:=IFNA(VLOOKUP([.A184];[.$G$2:.$H$148];2;0);0)" office:value-type="float" office:value="0" calcext:value-type="float">
            <text:p>0</text:p>
          </table:table-cell>
          <table:table-cell table:formula="of:=IF([.B184]=1; &quot;// &quot;&amp;[.A184];[.A184]) &amp; &quot;:{},&quot; &amp; IF([.B184]=1; &quot; //&quot;; &quot;&quot;)" office:value-type="string" office:string-value="&quot;cudnnNormalizationForwardInference&quot;:{}," calcext:value-type="string">
            <text:p>"cudnnNormalizationForwardInference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NormalizationForwardTraining"</text:p>
          </table:table-cell>
          <table:table-cell table:formula="of:=IFNA(VLOOKUP([.A185];[.$G$2:.$H$148];2;0);0)" office:value-type="float" office:value="0" calcext:value-type="float">
            <text:p>0</text:p>
          </table:table-cell>
          <table:table-cell table:formula="of:=IF([.B185]=1; &quot;// &quot;&amp;[.A185];[.A185]) &amp; &quot;:{},&quot; &amp; IF([.B185]=1; &quot; //&quot;; &quot;&quot;)" office:value-type="string" office:string-value="&quot;cudnnNormalizationForwardTraining&quot;:{}," calcext:value-type="string">
            <text:p>"cudnnNormalizationForwardTraining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OpTensor"</text:p>
          </table:table-cell>
          <table:table-cell table:formula="of:=IFNA(VLOOKUP([.A186];[.$G$2:.$H$148];2;0);0)" office:value-type="float" office:value="1" calcext:value-type="float">
            <text:p>1</text:p>
          </table:table-cell>
          <table:table-cell table:formula="of:=IF([.B186]=1; &quot;// &quot;&amp;[.A186];[.A186]) &amp; &quot;:{},&quot; &amp; IF([.B186]=1; &quot; //&quot;; &quot;&quot;)" office:value-type="string" office:string-value="// &quot;cudnnOpTensor&quot;:{}, //" calcext:value-type="string">
            <text:p>// "cudnnOpTensor":{}, //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OpsInferVersionCheck"</text:p>
          </table:table-cell>
          <table:table-cell table:formula="of:=IFNA(VLOOKUP([.A187];[.$G$2:.$H$148];2;0);0)" office:value-type="float" office:value="0" calcext:value-type="float">
            <text:p>0</text:p>
          </table:table-cell>
          <table:table-cell table:formula="of:=IF([.B187]=1; &quot;// &quot;&amp;[.A187];[.A187]) &amp; &quot;:{},&quot; &amp; IF([.B187]=1; &quot; //&quot;; &quot;&quot;)" office:value-type="string" office:string-value="&quot;cudnnOpsInferVersionCheck&quot;:{}," calcext:value-type="string">
            <text:p>"cudnnOpsInferVersionCheck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OpsTrainVersionCheck"</text:p>
          </table:table-cell>
          <table:table-cell table:formula="of:=IFNA(VLOOKUP([.A188];[.$G$2:.$H$148];2;0);0)" office:value-type="float" office:value="0" calcext:value-type="float">
            <text:p>0</text:p>
          </table:table-cell>
          <table:table-cell table:formula="of:=IF([.B188]=1; &quot;// &quot;&amp;[.A188];[.A188]) &amp; &quot;:{},&quot; &amp; IF([.B188]=1; &quot; //&quot;; &quot;&quot;)" office:value-type="string" office:string-value="&quot;cudnnOpsTrainVersionCheck&quot;:{}," calcext:value-type="string">
            <text:p>"cudnnOpsTrainVersionCheck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PoolingBackward"</text:p>
          </table:table-cell>
          <table:table-cell table:formula="of:=IFNA(VLOOKUP([.A189];[.$G$2:.$H$148];2;0);0)" office:value-type="float" office:value="1" calcext:value-type="float">
            <text:p>1</text:p>
          </table:table-cell>
          <table:table-cell table:formula="of:=IF([.B189]=1; &quot;// &quot;&amp;[.A189];[.A189]) &amp; &quot;:{},&quot; &amp; IF([.B189]=1; &quot; //&quot;; &quot;&quot;)" office:value-type="string" office:string-value="// &quot;cudnnPoolingBackward&quot;:{}, //" calcext:value-type="string">
            <text:p>// "cudnnPoolingBackward":{}, //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PoolingForward"</text:p>
          </table:table-cell>
          <table:table-cell table:formula="of:=IFNA(VLOOKUP([.A190];[.$G$2:.$H$148];2;0);0)" office:value-type="float" office:value="1" calcext:value-type="float">
            <text:p>1</text:p>
          </table:table-cell>
          <table:table-cell table:formula="of:=IF([.B190]=1; &quot;// &quot;&amp;[.A190];[.A190]) &amp; &quot;:{},&quot; &amp; IF([.B190]=1; &quot; //&quot;; &quot;&quot;)" office:value-type="string" office:string-value="// &quot;cudnnPoolingForward&quot;:{}, //" calcext:value-type="string">
            <text:p>// "cudnnPoolingForward":{}, //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QueryRuntimeError"</text:p>
          </table:table-cell>
          <table:table-cell table:formula="of:=IFNA(VLOOKUP([.A191];[.$G$2:.$H$148];2;0);0)" office:value-type="float" office:value="0" calcext:value-type="float">
            <text:p>0</text:p>
          </table:table-cell>
          <table:table-cell table:formula="of:=IF([.B191]=1; &quot;// &quot;&amp;[.A191];[.A191]) &amp; &quot;:{},&quot; &amp; IF([.B191]=1; &quot; //&quot;; &quot;&quot;)" office:value-type="string" office:string-value="&quot;cudnnQueryRuntimeError&quot;:{}," calcext:value-type="string">
            <text:p>"cudnnQueryRuntimeError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RNNBackwardData"</text:p>
          </table:table-cell>
          <table:table-cell table:formula="of:=IFNA(VLOOKUP([.A192];[.$G$2:.$H$148];2;0);0)" office:value-type="float" office:value="1" calcext:value-type="float">
            <text:p>1</text:p>
          </table:table-cell>
          <table:table-cell table:formula="of:=IF([.B192]=1; &quot;// &quot;&amp;[.A192];[.A192]) &amp; &quot;:{},&quot; &amp; IF([.B192]=1; &quot; //&quot;; &quot;&quot;)" office:value-type="string" office:string-value="// &quot;cudnnRNNBackwardData&quot;:{}, //" calcext:value-type="string">
            <text:p>// "cudnnRNNBackwardData":{}, //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RNNBackwardDataEx"</text:p>
          </table:table-cell>
          <table:table-cell table:formula="of:=IFNA(VLOOKUP([.A193];[.$G$2:.$H$148];2;0);0)" office:value-type="float" office:value="0" calcext:value-type="float">
            <text:p>0</text:p>
          </table:table-cell>
          <table:table-cell table:formula="of:=IF([.B193]=1; &quot;// &quot;&amp;[.A193];[.A193]) &amp; &quot;:{},&quot; &amp; IF([.B193]=1; &quot; //&quot;; &quot;&quot;)" office:value-type="string" office:string-value="&quot;cudnnRNNBackwardDataEx&quot;:{}," calcext:value-type="string">
            <text:p>"cudnnRNNBackwardDataEx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RNNBackwardData_v8"</text:p>
          </table:table-cell>
          <table:table-cell table:formula="of:=IFNA(VLOOKUP([.A194];[.$G$2:.$H$148];2;0);0)" office:value-type="float" office:value="0" calcext:value-type="float">
            <text:p>0</text:p>
          </table:table-cell>
          <table:table-cell table:formula="of:=IF([.B194]=1; &quot;// &quot;&amp;[.A194];[.A194]) &amp; &quot;:{},&quot; &amp; IF([.B194]=1; &quot; //&quot;; &quot;&quot;)" office:value-type="string" office:string-value="&quot;cudnnRNNBackwardData_v8&quot;:{}," calcext:value-type="string">
            <text:p>"cudnnRNNBackwardData_v8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RNNBackwardWeights"</text:p>
          </table:table-cell>
          <table:table-cell table:formula="of:=IFNA(VLOOKUP([.A195];[.$G$2:.$H$148];2;0);0)" office:value-type="float" office:value="1" calcext:value-type="float">
            <text:p>1</text:p>
          </table:table-cell>
          <table:table-cell table:formula="of:=IF([.B195]=1; &quot;// &quot;&amp;[.A195];[.A195]) &amp; &quot;:{},&quot; &amp; IF([.B195]=1; &quot; //&quot;; &quot;&quot;)" office:value-type="string" office:string-value="// &quot;cudnnRNNBackwardWeights&quot;:{}, //" calcext:value-type="string">
            <text:p>// "cudnnRNNBackwardWeights":{}, //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RNNBackwardWeightsEx"</text:p>
          </table:table-cell>
          <table:table-cell table:formula="of:=IFNA(VLOOKUP([.A196];[.$G$2:.$H$148];2;0);0)" office:value-type="float" office:value="0" calcext:value-type="float">
            <text:p>0</text:p>
          </table:table-cell>
          <table:table-cell table:formula="of:=IF([.B196]=1; &quot;// &quot;&amp;[.A196];[.A196]) &amp; &quot;:{},&quot; &amp; IF([.B196]=1; &quot; //&quot;; &quot;&quot;)" office:value-type="string" office:string-value="&quot;cudnnRNNBackwardWeightsEx&quot;:{}," calcext:value-type="string">
            <text:p>"cudnnRNNBackwardWeightsEx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RNNBackwardWeights_v8"</text:p>
          </table:table-cell>
          <table:table-cell table:formula="of:=IFNA(VLOOKUP([.A197];[.$G$2:.$H$148];2;0);0)" office:value-type="float" office:value="0" calcext:value-type="float">
            <text:p>0</text:p>
          </table:table-cell>
          <table:table-cell table:formula="of:=IF([.B197]=1; &quot;// &quot;&amp;[.A197];[.A197]) &amp; &quot;:{},&quot; &amp; IF([.B197]=1; &quot; //&quot;; &quot;&quot;)" office:value-type="string" office:string-value="&quot;cudnnRNNBackwardWeights_v8&quot;:{}," calcext:value-type="string">
            <text:p>"cudnnRNNBackwardWeights_v8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RNNForward"</text:p>
          </table:table-cell>
          <table:table-cell table:formula="of:=IFNA(VLOOKUP([.A198];[.$G$2:.$H$148];2;0);0)" office:value-type="float" office:value="0" calcext:value-type="float">
            <text:p>0</text:p>
          </table:table-cell>
          <table:table-cell table:formula="of:=IF([.B198]=1; &quot;// &quot;&amp;[.A198];[.A198]) &amp; &quot;:{},&quot; &amp; IF([.B198]=1; &quot; //&quot;; &quot;&quot;)" office:value-type="string" office:string-value="&quot;cudnnRNNForward&quot;:{}," calcext:value-type="string">
            <text:p>"cudnnRNNForward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RNNForwardInference"</text:p>
          </table:table-cell>
          <table:table-cell table:formula="of:=IFNA(VLOOKUP([.A199];[.$G$2:.$H$148];2;0);0)" office:value-type="float" office:value="1" calcext:value-type="float">
            <text:p>1</text:p>
          </table:table-cell>
          <table:table-cell table:formula="of:=IF([.B199]=1; &quot;// &quot;&amp;[.A199];[.A199]) &amp; &quot;:{},&quot; &amp; IF([.B199]=1; &quot; //&quot;; &quot;&quot;)" office:value-type="string" office:string-value="// &quot;cudnnRNNForwardInference&quot;:{}, //" calcext:value-type="string">
            <text:p>// "cudnnRNNForwardInference":{}, //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RNNForwardInferenceEx"</text:p>
          </table:table-cell>
          <table:table-cell table:formula="of:=IFNA(VLOOKUP([.A200];[.$G$2:.$H$148];2;0);0)" office:value-type="float" office:value="0" calcext:value-type="float">
            <text:p>0</text:p>
          </table:table-cell>
          <table:table-cell table:formula="of:=IF([.B200]=1; &quot;// &quot;&amp;[.A200];[.A200]) &amp; &quot;:{},&quot; &amp; IF([.B200]=1; &quot; //&quot;; &quot;&quot;)" office:value-type="string" office:string-value="&quot;cudnnRNNForwardInferenceEx&quot;:{}," calcext:value-type="string">
            <text:p>"cudnnRNNForwardInferenceEx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RNNForwardTraining"</text:p>
          </table:table-cell>
          <table:table-cell table:formula="of:=IFNA(VLOOKUP([.A201];[.$G$2:.$H$148];2;0);0)" office:value-type="float" office:value="1" calcext:value-type="float">
            <text:p>1</text:p>
          </table:table-cell>
          <table:table-cell table:formula="of:=IF([.B201]=1; &quot;// &quot;&amp;[.A201];[.A201]) &amp; &quot;:{},&quot; &amp; IF([.B201]=1; &quot; //&quot;; &quot;&quot;)" office:value-type="string" office:string-value="// &quot;cudnnRNNForwardTraining&quot;:{}, //" calcext:value-type="string">
            <text:p>// "cudnnRNNForwardTraining":{}, //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RNNForwardTrainingEx"</text:p>
          </table:table-cell>
          <table:table-cell table:formula="of:=IFNA(VLOOKUP([.A202];[.$G$2:.$H$148];2;0);0)" office:value-type="float" office:value="0" calcext:value-type="float">
            <text:p>0</text:p>
          </table:table-cell>
          <table:table-cell table:formula="of:=IF([.B202]=1; &quot;// &quot;&amp;[.A202];[.A202]) &amp; &quot;:{},&quot; &amp; IF([.B202]=1; &quot; //&quot;; &quot;&quot;)" office:value-type="string" office:string-value="&quot;cudnnRNNForwardTrainingEx&quot;:{}," calcext:value-type="string">
            <text:p>"cudnnRNNForwardTrainingEx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RNNGetClip"</text:p>
          </table:table-cell>
          <table:table-cell table:formula="of:=IFNA(VLOOKUP([.A203];[.$G$2:.$H$148];2;0);0)" office:value-type="float" office:value="0" calcext:value-type="float">
            <text:p>0</text:p>
          </table:table-cell>
          <table:table-cell table:formula="of:=IF([.B203]=1; &quot;// &quot;&amp;[.A203];[.A203]) &amp; &quot;:{},&quot; &amp; IF([.B203]=1; &quot; //&quot;; &quot;&quot;)" office:value-type="string" office:string-value="&quot;cudnnRNNGetClip&quot;:{}," calcext:value-type="string">
            <text:p>"cudnnRNNGetClip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RNNGetClip_v8"</text:p>
          </table:table-cell>
          <table:table-cell table:formula="of:=IFNA(VLOOKUP([.A204];[.$G$2:.$H$148];2;0);0)" office:value-type="float" office:value="0" calcext:value-type="float">
            <text:p>0</text:p>
          </table:table-cell>
          <table:table-cell table:formula="of:=IF([.B204]=1; &quot;// &quot;&amp;[.A204];[.A204]) &amp; &quot;:{},&quot; &amp; IF([.B204]=1; &quot; //&quot;; &quot;&quot;)" office:value-type="string" office:string-value="&quot;cudnnRNNGetClip_v8&quot;:{}," calcext:value-type="string">
            <text:p>"cudnnRNNGetClip_v8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RNNSetClip"</text:p>
          </table:table-cell>
          <table:table-cell table:formula="of:=IFNA(VLOOKUP([.A205];[.$G$2:.$H$148];2;0);0)" office:value-type="float" office:value="0" calcext:value-type="float">
            <text:p>0</text:p>
          </table:table-cell>
          <table:table-cell table:formula="of:=IF([.B205]=1; &quot;// &quot;&amp;[.A205];[.A205]) &amp; &quot;:{},&quot; &amp; IF([.B205]=1; &quot; //&quot;; &quot;&quot;)" office:value-type="string" office:string-value="&quot;cudnnRNNSetClip&quot;:{}," calcext:value-type="string">
            <text:p>"cudnnRNNSetClip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RNNSetClip_v8"</text:p>
          </table:table-cell>
          <table:table-cell table:formula="of:=IFNA(VLOOKUP([.A206];[.$G$2:.$H$148];2;0);0)" office:value-type="float" office:value="0" calcext:value-type="float">
            <text:p>0</text:p>
          </table:table-cell>
          <table:table-cell table:formula="of:=IF([.B206]=1; &quot;// &quot;&amp;[.A206];[.A206]) &amp; &quot;:{},&quot; &amp; IF([.B206]=1; &quot; //&quot;; &quot;&quot;)" office:value-type="string" office:string-value="&quot;cudnnRNNSetClip_v8&quot;:{}," calcext:value-type="string">
            <text:p>"cudnnRNNSetClip_v8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ReduceTensor"</text:p>
          </table:table-cell>
          <table:table-cell table:formula="of:=IFNA(VLOOKUP([.A207];[.$G$2:.$H$148];2;0);0)" office:value-type="float" office:value="1" calcext:value-type="float">
            <text:p>1</text:p>
          </table:table-cell>
          <table:table-cell table:formula="of:=IF([.B207]=1; &quot;// &quot;&amp;[.A207];[.A207]) &amp; &quot;:{},&quot; &amp; IF([.B207]=1; &quot; //&quot;; &quot;&quot;)" office:value-type="string" office:string-value="// &quot;cudnnReduceTensor&quot;:{}, //" calcext:value-type="string">
            <text:p>// "cudnnReduceTensor":{}, //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ReorderFilterAndBias"</text:p>
          </table:table-cell>
          <table:table-cell table:formula="of:=IFNA(VLOOKUP([.A208];[.$G$2:.$H$148];2;0);0)" office:value-type="float" office:value="0" calcext:value-type="float">
            <text:p>0</text:p>
          </table:table-cell>
          <table:table-cell table:formula="of:=IF([.B208]=1; &quot;// &quot;&amp;[.A208];[.A208]) &amp; &quot;:{},&quot; &amp; IF([.B208]=1; &quot; //&quot;; &quot;&quot;)" office:value-type="string" office:string-value="&quot;cudnnReorderFilterAndBias&quot;:{}," calcext:value-type="string">
            <text:p>"cudnnReorderFilterAndBias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RestoreAlgorithm"</text:p>
          </table:table-cell>
          <table:table-cell table:formula="of:=IFNA(VLOOKUP([.A209];[.$G$2:.$H$148];2;0);0)" office:value-type="float" office:value="0" calcext:value-type="float">
            <text:p>0</text:p>
          </table:table-cell>
          <table:table-cell table:formula="of:=IF([.B209]=1; &quot;// &quot;&amp;[.A209];[.A209]) &amp; &quot;:{},&quot; &amp; IF([.B209]=1; &quot; //&quot;; &quot;&quot;)" office:value-type="string" office:string-value="&quot;cudnnRestoreAlgorithm&quot;:{}," calcext:value-type="string">
            <text:p>"cudnnRestoreAlgorithm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RestoreDropoutDescriptor"</text:p>
          </table:table-cell>
          <table:table-cell table:formula="of:=IFNA(VLOOKUP([.A210];[.$G$2:.$H$148];2;0);0)" office:value-type="float" office:value="1" calcext:value-type="float">
            <text:p>1</text:p>
          </table:table-cell>
          <table:table-cell table:formula="of:=IF([.B210]=1; &quot;// &quot;&amp;[.A210];[.A210]) &amp; &quot;:{},&quot; &amp; IF([.B210]=1; &quot; //&quot;; &quot;&quot;)" office:value-type="string" office:string-value="// &quot;cudnnRestoreDropoutDescriptor&quot;:{}, //" calcext:value-type="string">
            <text:p>// "cudnnRestoreDropoutDescriptor":{}, //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aveAlgorithm"</text:p>
          </table:table-cell>
          <table:table-cell table:formula="of:=IFNA(VLOOKUP([.A211];[.$G$2:.$H$148];2;0);0)" office:value-type="float" office:value="0" calcext:value-type="float">
            <text:p>0</text:p>
          </table:table-cell>
          <table:table-cell table:formula="of:=IF([.B211]=1; &quot;// &quot;&amp;[.A211];[.A211]) &amp; &quot;:{},&quot; &amp; IF([.B211]=1; &quot; //&quot;; &quot;&quot;)" office:value-type="string" office:string-value="&quot;cudnnSaveAlgorithm&quot;:{}," calcext:value-type="string">
            <text:p>"cudnnSaveAlgorithm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caleTensor"</text:p>
          </table:table-cell>
          <table:table-cell table:formula="of:=IFNA(VLOOKUP([.A212];[.$G$2:.$H$148];2;0);0)" office:value-type="float" office:value="1" calcext:value-type="float">
            <text:p>1</text:p>
          </table:table-cell>
          <table:table-cell table:formula="of:=IF([.B212]=1; &quot;// &quot;&amp;[.A212];[.A212]) &amp; &quot;:{},&quot; &amp; IF([.B212]=1; &quot; //&quot;; &quot;&quot;)" office:value-type="string" office:string-value="// &quot;cudnnScaleTensor&quot;:{}, //" calcext:value-type="string">
            <text:p>// "cudnnScaleTensor":{}, //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etActivationDescriptor"</text:p>
          </table:table-cell>
          <table:table-cell table:formula="of:=IFNA(VLOOKUP([.A213];[.$G$2:.$H$148];2;0);0)" office:value-type="float" office:value="1" calcext:value-type="float">
            <text:p>1</text:p>
          </table:table-cell>
          <table:table-cell table:formula="of:=IF([.B213]=1; &quot;// &quot;&amp;[.A213];[.A213]) &amp; &quot;:{},&quot; &amp; IF([.B213]=1; &quot; //&quot;; &quot;&quot;)" office:value-type="string" office:string-value="// &quot;cudnnSetActivationDescriptor&quot;:{}, //" calcext:value-type="string">
            <text:p>// "cudnnSetActivationDescriptor":{}, //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etAlgorithmDescriptor"</text:p>
          </table:table-cell>
          <table:table-cell table:formula="of:=IFNA(VLOOKUP([.A214];[.$G$2:.$H$148];2;0);0)" office:value-type="float" office:value="0" calcext:value-type="float">
            <text:p>0</text:p>
          </table:table-cell>
          <table:table-cell table:formula="of:=IF([.B214]=1; &quot;// &quot;&amp;[.A214];[.A214]) &amp; &quot;:{},&quot; &amp; IF([.B214]=1; &quot; //&quot;; &quot;&quot;)" office:value-type="string" office:string-value="&quot;cudnnSetAlgorithmDescriptor&quot;:{}," calcext:value-type="string">
            <text:p>"cudnnSetAlgorithmDescriptor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etAlgorithmPerformance"</text:p>
          </table:table-cell>
          <table:table-cell table:formula="of:=IFNA(VLOOKUP([.A215];[.$G$2:.$H$148];2;0);0)" office:value-type="float" office:value="0" calcext:value-type="float">
            <text:p>0</text:p>
          </table:table-cell>
          <table:table-cell table:formula="of:=IF([.B215]=1; &quot;// &quot;&amp;[.A215];[.A215]) &amp; &quot;:{},&quot; &amp; IF([.B215]=1; &quot; //&quot;; &quot;&quot;)" office:value-type="string" office:string-value="&quot;cudnnSetAlgorithmPerformance&quot;:{}," calcext:value-type="string">
            <text:p>"cudnnSetAlgorithmPerformance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etAttnDescriptor"</text:p>
          </table:table-cell>
          <table:table-cell table:formula="of:=IFNA(VLOOKUP([.A216];[.$G$2:.$H$148];2;0);0)" office:value-type="float" office:value="0" calcext:value-type="float">
            <text:p>0</text:p>
          </table:table-cell>
          <table:table-cell table:formula="of:=IF([.B216]=1; &quot;// &quot;&amp;[.A216];[.A216]) &amp; &quot;:{},&quot; &amp; IF([.B216]=1; &quot; //&quot;; &quot;&quot;)" office:value-type="string" office:string-value="&quot;cudnnSetAttnDescriptor&quot;:{}," calcext:value-type="string">
            <text:p>"cudnnSetAttnDescriptor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etCTCLossDescriptor"</text:p>
          </table:table-cell>
          <table:table-cell table:formula="of:=IFNA(VLOOKUP([.A217];[.$G$2:.$H$148];2;0);0)" office:value-type="float" office:value="1" calcext:value-type="float">
            <text:p>1</text:p>
          </table:table-cell>
          <table:table-cell table:formula="of:=IF([.B217]=1; &quot;// &quot;&amp;[.A217];[.A217]) &amp; &quot;:{},&quot; &amp; IF([.B217]=1; &quot; //&quot;; &quot;&quot;)" office:value-type="string" office:string-value="// &quot;cudnnSetCTCLossDescriptor&quot;:{}, //" calcext:value-type="string">
            <text:p>// "cudnnSetCTCLossDescriptor":{}, //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etCTCLossDescriptorEx"</text:p>
          </table:table-cell>
          <table:table-cell table:formula="of:=IFNA(VLOOKUP([.A218];[.$G$2:.$H$148];2;0);0)" office:value-type="float" office:value="0" calcext:value-type="float">
            <text:p>0</text:p>
          </table:table-cell>
          <table:table-cell table:formula="of:=IF([.B218]=1; &quot;// &quot;&amp;[.A218];[.A218]) &amp; &quot;:{},&quot; &amp; IF([.B218]=1; &quot; //&quot;; &quot;&quot;)" office:value-type="string" office:string-value="&quot;cudnnSetCTCLossDescriptorEx&quot;:{}," calcext:value-type="string">
            <text:p>"cudnnSetCTCLossDescriptorEx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etCTCLossDescriptor_v8"</text:p>
          </table:table-cell>
          <table:table-cell table:formula="of:=IFNA(VLOOKUP([.A219];[.$G$2:.$H$148];2;0);0)" office:value-type="float" office:value="0" calcext:value-type="float">
            <text:p>0</text:p>
          </table:table-cell>
          <table:table-cell table:formula="of:=IF([.B219]=1; &quot;// &quot;&amp;[.A219];[.A219]) &amp; &quot;:{},&quot; &amp; IF([.B219]=1; &quot; //&quot;; &quot;&quot;)" office:value-type="string" office:string-value="&quot;cudnnSetCTCLossDescriptor_v8&quot;:{}," calcext:value-type="string">
            <text:p>"cudnnSetCTCLossDescriptor_v8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etCallback"</text:p>
          </table:table-cell>
          <table:table-cell table:formula="of:=IFNA(VLOOKUP([.A220];[.$G$2:.$H$148];2;0);0)" office:value-type="float" office:value="0" calcext:value-type="float">
            <text:p>0</text:p>
          </table:table-cell>
          <table:table-cell table:formula="of:=IF([.B220]=1; &quot;// &quot;&amp;[.A220];[.A220]) &amp; &quot;:{},&quot; &amp; IF([.B220]=1; &quot; //&quot;; &quot;&quot;)" office:value-type="string" office:string-value="&quot;cudnnSetCallback&quot;:{}," calcext:value-type="string">
            <text:p>"cudnnSetCallback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etConvolution2dDescriptor"</text:p>
          </table:table-cell>
          <table:table-cell table:formula="of:=IFNA(VLOOKUP([.A221];[.$G$2:.$H$148];2;0);0)" office:value-type="float" office:value="0" calcext:value-type="float">
            <text:p>0</text:p>
          </table:table-cell>
          <table:table-cell table:formula="of:=IF([.B221]=1; &quot;// &quot;&amp;[.A221];[.A221]) &amp; &quot;:{},&quot; &amp; IF([.B221]=1; &quot; //&quot;; &quot;&quot;)" office:value-type="string" office:string-value="&quot;cudnnSetConvolution2dDescriptor&quot;:{}," calcext:value-type="string">
            <text:p>"cudnnSetConvolution2dDescriptor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etConvolutionGroupCount"</text:p>
          </table:table-cell>
          <table:table-cell table:formula="of:=IFNA(VLOOKUP([.A222];[.$G$2:.$H$148];2;0);0)" office:value-type="float" office:value="0" calcext:value-type="float">
            <text:p>0</text:p>
          </table:table-cell>
          <table:table-cell table:formula="of:=IF([.B222]=1; &quot;// &quot;&amp;[.A222];[.A222]) &amp; &quot;:{},&quot; &amp; IF([.B222]=1; &quot; //&quot;; &quot;&quot;)" office:value-type="string" office:string-value="&quot;cudnnSetConvolutionGroupCount&quot;:{}," calcext:value-type="string">
            <text:p>"cudnnSetConvolutionGroupCount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etConvolutionMathType"</text:p>
          </table:table-cell>
          <table:table-cell table:formula="of:=IFNA(VLOOKUP([.A223];[.$G$2:.$H$148];2;0);0)" office:value-type="float" office:value="0" calcext:value-type="float">
            <text:p>0</text:p>
          </table:table-cell>
          <table:table-cell table:formula="of:=IF([.B223]=1; &quot;// &quot;&amp;[.A223];[.A223]) &amp; &quot;:{},&quot; &amp; IF([.B223]=1; &quot; //&quot;; &quot;&quot;)" office:value-type="string" office:string-value="&quot;cudnnSetConvolutionMathType&quot;:{}," calcext:value-type="string">
            <text:p>"cudnnSetConvolutionMathType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etConvolutionNdDescriptor"</text:p>
          </table:table-cell>
          <table:table-cell table:formula="of:=IFNA(VLOOKUP([.A224];[.$G$2:.$H$148];2;0);0)" office:value-type="float" office:value="0" calcext:value-type="float">
            <text:p>0</text:p>
          </table:table-cell>
          <table:table-cell table:formula="of:=IF([.B224]=1; &quot;// &quot;&amp;[.A224];[.A224]) &amp; &quot;:{},&quot; &amp; IF([.B224]=1; &quot; //&quot;; &quot;&quot;)" office:value-type="string" office:string-value="&quot;cudnnSetConvolutionNdDescriptor&quot;:{}," calcext:value-type="string">
            <text:p>"cudnnSetConvolutionNdDescriptor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etConvolutionReorderType"</text:p>
          </table:table-cell>
          <table:table-cell table:formula="of:=IFNA(VLOOKUP([.A225];[.$G$2:.$H$148];2;0);0)" office:value-type="float" office:value="0" calcext:value-type="float">
            <text:p>0</text:p>
          </table:table-cell>
          <table:table-cell table:formula="of:=IF([.B225]=1; &quot;// &quot;&amp;[.A225];[.A225]) &amp; &quot;:{},&quot; &amp; IF([.B225]=1; &quot; //&quot;; &quot;&quot;)" office:value-type="string" office:string-value="&quot;cudnnSetConvolutionReorderType&quot;:{}," calcext:value-type="string">
            <text:p>"cudnnSetConvolutionReorderType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etDropoutDescriptor"</text:p>
          </table:table-cell>
          <table:table-cell table:formula="of:=IFNA(VLOOKUP([.A226];[.$G$2:.$H$148];2;0);0)" office:value-type="float" office:value="1" calcext:value-type="float">
            <text:p>1</text:p>
          </table:table-cell>
          <table:table-cell table:formula="of:=IF([.B226]=1; &quot;// &quot;&amp;[.A226];[.A226]) &amp; &quot;:{},&quot; &amp; IF([.B226]=1; &quot; //&quot;; &quot;&quot;)" office:value-type="string" office:string-value="// &quot;cudnnSetDropoutDescriptor&quot;:{}, //" calcext:value-type="string">
            <text:p>// "cudnnSetDropoutDescriptor":{}, //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etFilter4dDescriptor"</text:p>
          </table:table-cell>
          <table:table-cell table:formula="of:=IFNA(VLOOKUP([.A227];[.$G$2:.$H$148];2;0);0)" office:value-type="float" office:value="1" calcext:value-type="float">
            <text:p>1</text:p>
          </table:table-cell>
          <table:table-cell table:formula="of:=IF([.B227]=1; &quot;// &quot;&amp;[.A227];[.A227]) &amp; &quot;:{},&quot; &amp; IF([.B227]=1; &quot; //&quot;; &quot;&quot;)" office:value-type="string" office:string-value="// &quot;cudnnSetFilter4dDescriptor&quot;:{}, //" calcext:value-type="string">
            <text:p>// "cudnnSetFilter4dDescriptor":{}, //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etFilterNdDescriptor"</text:p>
          </table:table-cell>
          <table:table-cell table:formula="of:=IFNA(VLOOKUP([.A228];[.$G$2:.$H$148];2;0);0)" office:value-type="float" office:value="1" calcext:value-type="float">
            <text:p>1</text:p>
          </table:table-cell>
          <table:table-cell table:formula="of:=IF([.B228]=1; &quot;// &quot;&amp;[.A228];[.A228]) &amp; &quot;:{},&quot; &amp; IF([.B228]=1; &quot; //&quot;; &quot;&quot;)" office:value-type="string" office:string-value="// &quot;cudnnSetFilterNdDescriptor&quot;:{}, //" calcext:value-type="string">
            <text:p>// "cudnnSetFilterNdDescriptor":{}, //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etFusedOpsConstParamPackAttribute"</text:p>
          </table:table-cell>
          <table:table-cell table:formula="of:=IFNA(VLOOKUP([.A229];[.$G$2:.$H$148];2;0);0)" office:value-type="float" office:value="0" calcext:value-type="float">
            <text:p>0</text:p>
          </table:table-cell>
          <table:table-cell table:formula="of:=IF([.B229]=1; &quot;// &quot;&amp;[.A229];[.A229]) &amp; &quot;:{},&quot; &amp; IF([.B229]=1; &quot; //&quot;; &quot;&quot;)" office:value-type="string" office:string-value="&quot;cudnnSetFusedOpsConstParamPackAttribute&quot;:{}," calcext:value-type="string">
            <text:p>"cudnnSetFusedOpsConstParamPackAttribute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etFusedOpsVariantParamPackAttribute"</text:p>
          </table:table-cell>
          <table:table-cell table:formula="of:=IFNA(VLOOKUP([.A230];[.$G$2:.$H$148];2;0);0)" office:value-type="float" office:value="0" calcext:value-type="float">
            <text:p>0</text:p>
          </table:table-cell>
          <table:table-cell table:formula="of:=IF([.B230]=1; &quot;// &quot;&amp;[.A230];[.A230]) &amp; &quot;:{},&quot; &amp; IF([.B230]=1; &quot; //&quot;; &quot;&quot;)" office:value-type="string" office:string-value="&quot;cudnnSetFusedOpsVariantParamPackAttribute&quot;:{}," calcext:value-type="string">
            <text:p>"cudnnSetFusedOpsVariantParamPackAttribute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etLRNDescriptor"</text:p>
          </table:table-cell>
          <table:table-cell table:formula="of:=IFNA(VLOOKUP([.A231];[.$G$2:.$H$148];2;0);0)" office:value-type="float" office:value="1" calcext:value-type="float">
            <text:p>1</text:p>
          </table:table-cell>
          <table:table-cell table:formula="of:=IF([.B231]=1; &quot;// &quot;&amp;[.A231];[.A231]) &amp; &quot;:{},&quot; &amp; IF([.B231]=1; &quot; //&quot;; &quot;&quot;)" office:value-type="string" office:string-value="// &quot;cudnnSetLRNDescriptor&quot;:{}, //" calcext:value-type="string">
            <text:p>// "cudnnSetLRNDescriptor":{}, //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etOpTensorDescriptor"</text:p>
          </table:table-cell>
          <table:table-cell table:formula="of:=IFNA(VLOOKUP([.A232];[.$G$2:.$H$148];2;0);0)" office:value-type="float" office:value="1" calcext:value-type="float">
            <text:p>1</text:p>
          </table:table-cell>
          <table:table-cell table:formula="of:=IF([.B232]=1; &quot;// &quot;&amp;[.A232];[.A232]) &amp; &quot;:{},&quot; &amp; IF([.B232]=1; &quot; //&quot;; &quot;&quot;)" office:value-type="string" office:string-value="// &quot;cudnnSetOpTensorDescriptor&quot;:{}, //" calcext:value-type="string">
            <text:p>// "cudnnSetOpTensorDescriptor":{}, //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etPersistentRNNPlan"</text:p>
          </table:table-cell>
          <table:table-cell table:formula="of:=IFNA(VLOOKUP([.A233];[.$G$2:.$H$148];2;0);0)" office:value-type="float" office:value="1" calcext:value-type="float">
            <text:p>1</text:p>
          </table:table-cell>
          <table:table-cell table:formula="of:=IF([.B233]=1; &quot;// &quot;&amp;[.A233];[.A233]) &amp; &quot;:{},&quot; &amp; IF([.B233]=1; &quot; //&quot;; &quot;&quot;)" office:value-type="string" office:string-value="// &quot;cudnnSetPersistentRNNPlan&quot;:{}, //" calcext:value-type="string">
            <text:p>// "cudnnSetPersistentRNNPlan":{}, //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etPooling2dDescriptor"</text:p>
          </table:table-cell>
          <table:table-cell table:formula="of:=IFNA(VLOOKUP([.A234];[.$G$2:.$H$148];2;0);0)" office:value-type="float" office:value="1" calcext:value-type="float">
            <text:p>1</text:p>
          </table:table-cell>
          <table:table-cell table:formula="of:=IF([.B234]=1; &quot;// &quot;&amp;[.A234];[.A234]) &amp; &quot;:{},&quot; &amp; IF([.B234]=1; &quot; //&quot;; &quot;&quot;)" office:value-type="string" office:string-value="// &quot;cudnnSetPooling2dDescriptor&quot;:{}, //" calcext:value-type="string">
            <text:p>// "cudnnSetPooling2dDescriptor":{}, //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etPoolingNdDescriptor"</text:p>
          </table:table-cell>
          <table:table-cell table:formula="of:=IFNA(VLOOKUP([.A235];[.$G$2:.$H$148];2;0);0)" office:value-type="float" office:value="1" calcext:value-type="float">
            <text:p>1</text:p>
          </table:table-cell>
          <table:table-cell table:formula="of:=IF([.B235]=1; &quot;// &quot;&amp;[.A235];[.A235]) &amp; &quot;:{},&quot; &amp; IF([.B235]=1; &quot; //&quot;; &quot;&quot;)" office:value-type="string" office:string-value="// &quot;cudnnSetPoolingNdDescriptor&quot;:{}, //" calcext:value-type="string">
            <text:p>// "cudnnSetPoolingNdDescriptor":{}, //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etRNNAlgorithmDescriptor"</text:p>
          </table:table-cell>
          <table:table-cell table:formula="of:=IFNA(VLOOKUP([.A236];[.$G$2:.$H$148];2;0);0)" office:value-type="float" office:value="0" calcext:value-type="float">
            <text:p>0</text:p>
          </table:table-cell>
          <table:table-cell table:formula="of:=IF([.B236]=1; &quot;// &quot;&amp;[.A236];[.A236]) &amp; &quot;:{},&quot; &amp; IF([.B236]=1; &quot; //&quot;; &quot;&quot;)" office:value-type="string" office:string-value="&quot;cudnnSetRNNAlgorithmDescriptor&quot;:{}," calcext:value-type="string">
            <text:p>"cudnnSetRNNAlgorithmDescriptor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etRNNBiasMode"</text:p>
          </table:table-cell>
          <table:table-cell table:formula="of:=IFNA(VLOOKUP([.A237];[.$G$2:.$H$148];2;0);0)" office:value-type="float" office:value="0" calcext:value-type="float">
            <text:p>0</text:p>
          </table:table-cell>
          <table:table-cell table:formula="of:=IF([.B237]=1; &quot;// &quot;&amp;[.A237];[.A237]) &amp; &quot;:{},&quot; &amp; IF([.B237]=1; &quot; //&quot;; &quot;&quot;)" office:value-type="string" office:string-value="&quot;cudnnSetRNNBiasMode&quot;:{}," calcext:value-type="string">
            <text:p>"cudnnSetRNNBiasMode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etRNNDataDescriptor"</text:p>
          </table:table-cell>
          <table:table-cell table:formula="of:=IFNA(VLOOKUP([.A238];[.$G$2:.$H$148];2;0);0)" office:value-type="float" office:value="0" calcext:value-type="float">
            <text:p>0</text:p>
          </table:table-cell>
          <table:table-cell table:formula="of:=IF([.B238]=1; &quot;// &quot;&amp;[.A238];[.A238]) &amp; &quot;:{},&quot; &amp; IF([.B238]=1; &quot; //&quot;; &quot;&quot;)" office:value-type="string" office:string-value="&quot;cudnnSetRNNDataDescriptor&quot;:{}," calcext:value-type="string">
            <text:p>"cudnnSetRNNDataDescriptor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etRNNDescriptor_v6"</text:p>
          </table:table-cell>
          <table:table-cell table:formula="of:=IFNA(VLOOKUP([.A239];[.$G$2:.$H$148];2;0);0)" office:value-type="float" office:value="1" calcext:value-type="float">
            <text:p>1</text:p>
          </table:table-cell>
          <table:table-cell table:formula="of:=IF([.B239]=1; &quot;// &quot;&amp;[.A239];[.A239]) &amp; &quot;:{},&quot; &amp; IF([.B239]=1; &quot; //&quot;; &quot;&quot;)" office:value-type="string" office:string-value="// &quot;cudnnSetRNNDescriptor_v6&quot;:{}, //" calcext:value-type="string">
            <text:p>// "cudnnSetRNNDescriptor_v6":{}, //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etRNNDescriptor_v8"</text:p>
          </table:table-cell>
          <table:table-cell table:formula="of:=IFNA(VLOOKUP([.A240];[.$G$2:.$H$148];2;0);0)" office:value-type="float" office:value="0" calcext:value-type="float">
            <text:p>0</text:p>
          </table:table-cell>
          <table:table-cell table:formula="of:=IF([.B240]=1; &quot;// &quot;&amp;[.A240];[.A240]) &amp; &quot;:{},&quot; &amp; IF([.B240]=1; &quot; //&quot;; &quot;&quot;)" office:value-type="string" office:string-value="&quot;cudnnSetRNNDescriptor_v8&quot;:{}," calcext:value-type="string">
            <text:p>"cudnnSetRNNDescriptor_v8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etRNNMatrixMathType"</text:p>
          </table:table-cell>
          <table:table-cell table:formula="of:=IFNA(VLOOKUP([.A241];[.$G$2:.$H$148];2;0);0)" office:value-type="float" office:value="1" calcext:value-type="float">
            <text:p>1</text:p>
          </table:table-cell>
          <table:table-cell table:formula="of:=IF([.B241]=1; &quot;// &quot;&amp;[.A241];[.A241]) &amp; &quot;:{},&quot; &amp; IF([.B241]=1; &quot; //&quot;; &quot;&quot;)" office:value-type="string" office:string-value="// &quot;cudnnSetRNNMatrixMathType&quot;:{}, //" calcext:value-type="string">
            <text:p>// "cudnnSetRNNMatrixMathType":{}, //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etRNNPaddingMode"</text:p>
          </table:table-cell>
          <table:table-cell table:formula="of:=IFNA(VLOOKUP([.A242];[.$G$2:.$H$148];2;0);0)" office:value-type="float" office:value="0" calcext:value-type="float">
            <text:p>0</text:p>
          </table:table-cell>
          <table:table-cell table:formula="of:=IF([.B242]=1; &quot;// &quot;&amp;[.A242];[.A242]) &amp; &quot;:{},&quot; &amp; IF([.B242]=1; &quot; //&quot;; &quot;&quot;)" office:value-type="string" office:string-value="&quot;cudnnSetRNNPaddingMode&quot;:{}," calcext:value-type="string">
            <text:p>"cudnnSetRNNPaddingMode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etRNNProjectionLayers"</text:p>
          </table:table-cell>
          <table:table-cell table:formula="of:=IFNA(VLOOKUP([.A243];[.$G$2:.$H$148];2;0);0)" office:value-type="float" office:value="0" calcext:value-type="float">
            <text:p>0</text:p>
          </table:table-cell>
          <table:table-cell table:formula="of:=IF([.B243]=1; &quot;// &quot;&amp;[.A243];[.A243]) &amp; &quot;:{},&quot; &amp; IF([.B243]=1; &quot; //&quot;; &quot;&quot;)" office:value-type="string" office:string-value="&quot;cudnnSetRNNProjectionLayers&quot;:{}," calcext:value-type="string">
            <text:p>"cudnnSetRNNProjectionLayers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etReduceTensorDescriptor"</text:p>
          </table:table-cell>
          <table:table-cell table:formula="of:=IFNA(VLOOKUP([.A244];[.$G$2:.$H$148];2;0);0)" office:value-type="float" office:value="1" calcext:value-type="float">
            <text:p>1</text:p>
          </table:table-cell>
          <table:table-cell table:formula="of:=IF([.B244]=1; &quot;// &quot;&amp;[.A244];[.A244]) &amp; &quot;:{},&quot; &amp; IF([.B244]=1; &quot; //&quot;; &quot;&quot;)" office:value-type="string" office:string-value="// &quot;cudnnSetReduceTensorDescriptor&quot;:{}, //" calcext:value-type="string">
            <text:p>// "cudnnSetReduceTensorDescriptor":{}, //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etSeqDataDescriptor"</text:p>
          </table:table-cell>
          <table:table-cell table:formula="of:=IFNA(VLOOKUP([.A245];[.$G$2:.$H$148];2;0);0)" office:value-type="float" office:value="0" calcext:value-type="float">
            <text:p>0</text:p>
          </table:table-cell>
          <table:table-cell table:formula="of:=IF([.B245]=1; &quot;// &quot;&amp;[.A245];[.A245]) &amp; &quot;:{},&quot; &amp; IF([.B245]=1; &quot; //&quot;; &quot;&quot;)" office:value-type="string" office:string-value="&quot;cudnnSetSeqDataDescriptor&quot;:{}," calcext:value-type="string">
            <text:p>"cudnnSetSeqDataDescriptor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etSpatialTransformerNdDescriptor"</text:p>
          </table:table-cell>
          <table:table-cell table:formula="of:=IFNA(VLOOKUP([.A246];[.$G$2:.$H$148];2;0);0)" office:value-type="float" office:value="1" calcext:value-type="float">
            <text:p>1</text:p>
          </table:table-cell>
          <table:table-cell table:formula="of:=IF([.B246]=1; &quot;// &quot;&amp;[.A246];[.A246]) &amp; &quot;:{},&quot; &amp; IF([.B246]=1; &quot; //&quot;; &quot;&quot;)" office:value-type="string" office:string-value="// &quot;cudnnSetSpatialTransformerNdDescriptor&quot;:{}, //" calcext:value-type="string">
            <text:p>// "cudnnSetSpatialTransformerNdDescriptor":{}, //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etStream"</text:p>
          </table:table-cell>
          <table:table-cell table:formula="of:=IFNA(VLOOKUP([.A247];[.$G$2:.$H$148];2;0);0)" office:value-type="float" office:value="0" calcext:value-type="float">
            <text:p>0</text:p>
          </table:table-cell>
          <table:table-cell table:formula="of:=IF([.B247]=1; &quot;// &quot;&amp;[.A247];[.A247]) &amp; &quot;:{},&quot; &amp; IF([.B247]=1; &quot; //&quot;; &quot;&quot;)" office:value-type="string" office:string-value="&quot;cudnnSetStream&quot;:{}," calcext:value-type="string">
            <text:p>"cudnnSetStream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etTensor"</text:p>
          </table:table-cell>
          <table:table-cell table:formula="of:=IFNA(VLOOKUP([.A248];[.$G$2:.$H$148];2;0);0)" office:value-type="float" office:value="1" calcext:value-type="float">
            <text:p>1</text:p>
          </table:table-cell>
          <table:table-cell table:formula="of:=IF([.B248]=1; &quot;// &quot;&amp;[.A248];[.A248]) &amp; &quot;:{},&quot; &amp; IF([.B248]=1; &quot; //&quot;; &quot;&quot;)" office:value-type="string" office:string-value="// &quot;cudnnSetTensor&quot;:{}, //" calcext:value-type="string">
            <text:p>// "cudnnSetTensor":{}, //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etTensor4dDescriptor"</text:p>
          </table:table-cell>
          <table:table-cell table:formula="of:=IFNA(VLOOKUP([.A249];[.$G$2:.$H$148];2;0);0)" office:value-type="float" office:value="1" calcext:value-type="float">
            <text:p>1</text:p>
          </table:table-cell>
          <table:table-cell table:formula="of:=IF([.B249]=1; &quot;// &quot;&amp;[.A249];[.A249]) &amp; &quot;:{},&quot; &amp; IF([.B249]=1; &quot; //&quot;; &quot;&quot;)" office:value-type="string" office:string-value="// &quot;cudnnSetTensor4dDescriptor&quot;:{}, //" calcext:value-type="string">
            <text:p>// "cudnnSetTensor4dDescriptor":{}, //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etTensor4dDescriptorEx"</text:p>
          </table:table-cell>
          <table:table-cell table:formula="of:=IFNA(VLOOKUP([.A250];[.$G$2:.$H$148];2;0);0)" office:value-type="float" office:value="1" calcext:value-type="float">
            <text:p>1</text:p>
          </table:table-cell>
          <table:table-cell table:formula="of:=IF([.B250]=1; &quot;// &quot;&amp;[.A250];[.A250]) &amp; &quot;:{},&quot; &amp; IF([.B250]=1; &quot; //&quot;; &quot;&quot;)" office:value-type="string" office:string-value="// &quot;cudnnSetTensor4dDescriptorEx&quot;:{}, //" calcext:value-type="string">
            <text:p>// "cudnnSetTensor4dDescriptorEx":{}, //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etTensorNdDescriptor"</text:p>
          </table:table-cell>
          <table:table-cell table:formula="of:=IFNA(VLOOKUP([.A251];[.$G$2:.$H$148];2;0);0)" office:value-type="float" office:value="1" calcext:value-type="float">
            <text:p>1</text:p>
          </table:table-cell>
          <table:table-cell table:formula="of:=IF([.B251]=1; &quot;// &quot;&amp;[.A251];[.A251]) &amp; &quot;:{},&quot; &amp; IF([.B251]=1; &quot; //&quot;; &quot;&quot;)" office:value-type="string" office:string-value="// &quot;cudnnSetTensorNdDescriptor&quot;:{}, //" calcext:value-type="string">
            <text:p>// "cudnnSetTensorNdDescriptor":{}, //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etTensorNdDescriptorEx"</text:p>
          </table:table-cell>
          <table:table-cell table:formula="of:=IFNA(VLOOKUP([.A252];[.$G$2:.$H$148];2;0);0)" office:value-type="float" office:value="1" calcext:value-type="float">
            <text:p>1</text:p>
          </table:table-cell>
          <table:table-cell table:formula="of:=IF([.B252]=1; &quot;// &quot;&amp;[.A252];[.A252]) &amp; &quot;:{},&quot; &amp; IF([.B252]=1; &quot; //&quot;; &quot;&quot;)" office:value-type="string" office:string-value="// &quot;cudnnSetTensorNdDescriptorEx&quot;:{}, //" calcext:value-type="string">
            <text:p>// "cudnnSetTensorNdDescriptorEx":{}, //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etTensorTransformDescriptor"</text:p>
          </table:table-cell>
          <table:table-cell table:formula="of:=IFNA(VLOOKUP([.A253];[.$G$2:.$H$148];2;0);0)" office:value-type="float" office:value="0" calcext:value-type="float">
            <text:p>0</text:p>
          </table:table-cell>
          <table:table-cell table:formula="of:=IF([.B253]=1; &quot;// &quot;&amp;[.A253];[.A253]) &amp; &quot;:{},&quot; &amp; IF([.B253]=1; &quot; //&quot;; &quot;&quot;)" office:value-type="string" office:string-value="&quot;cudnnSetTensorTransformDescriptor&quot;:{}," calcext:value-type="string">
            <text:p>"cudnnSetTensorTransformDescriptor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oftmaxBackward"</text:p>
          </table:table-cell>
          <table:table-cell table:formula="of:=IFNA(VLOOKUP([.A254];[.$G$2:.$H$148];2;0);0)" office:value-type="float" office:value="1" calcext:value-type="float">
            <text:p>1</text:p>
          </table:table-cell>
          <table:table-cell table:formula="of:=IF([.B254]=1; &quot;// &quot;&amp;[.A254];[.A254]) &amp; &quot;:{},&quot; &amp; IF([.B254]=1; &quot; //&quot;; &quot;&quot;)" office:value-type="string" office:string-value="// &quot;cudnnSoftmaxBackward&quot;:{}, //" calcext:value-type="string">
            <text:p>// "cudnnSoftmaxBackward":{}, //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oftmaxForward"</text:p>
          </table:table-cell>
          <table:table-cell table:formula="of:=IFNA(VLOOKUP([.A255];[.$G$2:.$H$148];2;0);0)" office:value-type="float" office:value="1" calcext:value-type="float">
            <text:p>1</text:p>
          </table:table-cell>
          <table:table-cell table:formula="of:=IF([.B255]=1; &quot;// &quot;&amp;[.A255];[.A255]) &amp; &quot;:{},&quot; &amp; IF([.B255]=1; &quot; //&quot;; &quot;&quot;)" office:value-type="string" office:string-value="// &quot;cudnnSoftmaxForward&quot;:{}, //" calcext:value-type="string">
            <text:p>// "cudnnSoftmaxForward":{}, //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patialTfGridGeneratorBackward"</text:p>
          </table:table-cell>
          <table:table-cell table:formula="of:=IFNA(VLOOKUP([.A256];[.$G$2:.$H$148];2;0);0)" office:value-type="float" office:value="1" calcext:value-type="float">
            <text:p>1</text:p>
          </table:table-cell>
          <table:table-cell table:formula="of:=IF([.B256]=1; &quot;// &quot;&amp;[.A256];[.A256]) &amp; &quot;:{},&quot; &amp; IF([.B256]=1; &quot; //&quot;; &quot;&quot;)" office:value-type="string" office:string-value="// &quot;cudnnSpatialTfGridGeneratorBackward&quot;:{}, //" calcext:value-type="string">
            <text:p>// "cudnnSpatialTfGridGeneratorBackward":{}, //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patialTfGridGeneratorForward"</text:p>
          </table:table-cell>
          <table:table-cell table:formula="of:=IFNA(VLOOKUP([.A257];[.$G$2:.$H$148];2;0);0)" office:value-type="float" office:value="1" calcext:value-type="float">
            <text:p>1</text:p>
          </table:table-cell>
          <table:table-cell table:formula="of:=IF([.B257]=1; &quot;// &quot;&amp;[.A257];[.A257]) &amp; &quot;:{},&quot; &amp; IF([.B257]=1; &quot; //&quot;; &quot;&quot;)" office:value-type="string" office:string-value="// &quot;cudnnSpatialTfGridGeneratorForward&quot;:{}, //" calcext:value-type="string">
            <text:p>// "cudnnSpatialTfGridGeneratorForward":{}, //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patialTfSamplerBackward"</text:p>
          </table:table-cell>
          <table:table-cell table:formula="of:=IFNA(VLOOKUP([.A258];[.$G$2:.$H$148];2;0);0)" office:value-type="float" office:value="1" calcext:value-type="float">
            <text:p>1</text:p>
          </table:table-cell>
          <table:table-cell table:formula="of:=IF([.B258]=1; &quot;// &quot;&amp;[.A258];[.A258]) &amp; &quot;:{},&quot; &amp; IF([.B258]=1; &quot; //&quot;; &quot;&quot;)" office:value-type="string" office:string-value="// &quot;cudnnSpatialTfSamplerBackward&quot;:{}, //" calcext:value-type="string">
            <text:p>// "cudnnSpatialTfSamplerBackward":{}, //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SpatialTfSamplerForward"</text:p>
          </table:table-cell>
          <table:table-cell table:formula="of:=IFNA(VLOOKUP([.A259];[.$G$2:.$H$148];2;0);0)" office:value-type="float" office:value="1" calcext:value-type="float">
            <text:p>1</text:p>
          </table:table-cell>
          <table:table-cell table:formula="of:=IF([.B259]=1; &quot;// &quot;&amp;[.A259];[.A259]) &amp; &quot;:{},&quot; &amp; IF([.B259]=1; &quot; //&quot;; &quot;&quot;)" office:value-type="string" office:string-value="// &quot;cudnnSpatialTfSamplerForward&quot;:{}, //" calcext:value-type="string">
            <text:p>// "cudnnSpatialTfSamplerForward":{}, //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TransformFilter"</text:p>
          </table:table-cell>
          <table:table-cell table:formula="of:=IFNA(VLOOKUP([.A260];[.$G$2:.$H$148];2;0);0)" office:value-type="float" office:value="0" calcext:value-type="float">
            <text:p>0</text:p>
          </table:table-cell>
          <table:table-cell table:formula="of:=IF([.B260]=1; &quot;// &quot;&amp;[.A260];[.A260]) &amp; &quot;:{},&quot; &amp; IF([.B260]=1; &quot; //&quot;; &quot;&quot;)" office:value-type="string" office:string-value="&quot;cudnnTransformFilter&quot;:{}," calcext:value-type="string">
            <text:p>"cudnnTransformFilter":{},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TransformTensor"</text:p>
          </table:table-cell>
          <table:table-cell table:formula="of:=IFNA(VLOOKUP([.A261];[.$G$2:.$H$148];2;0);0)" office:value-type="float" office:value="1" calcext:value-type="float">
            <text:p>1</text:p>
          </table:table-cell>
          <table:table-cell table:formula="of:=IF([.B261]=1; &quot;// &quot;&amp;[.A261];[.A261]) &amp; &quot;:{},&quot; &amp; IF([.B261]=1; &quot; //&quot;; &quot;&quot;)" office:value-type="string" office:string-value="// &quot;cudnnTransformTensor&quot;:{}, //" calcext:value-type="string">
            <text:p>// "cudnnTransformTensor":{}, //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"cudnnTransformTensorEx"</text:p>
          </table:table-cell>
          <table:table-cell table:formula="of:=IFNA(VLOOKUP([.A262];[.$G$2:.$H$148];2;0);0)" office:value-type="float" office:value="0" calcext:value-type="float">
            <text:p>0</text:p>
          </table:table-cell>
          <table:table-cell table:formula="of:=IF([.B262]=1; &quot;// &quot;&amp;[.A262];[.A262]) &amp; &quot;:{},&quot; &amp; IF([.B262]=1; &quot; //&quot;; &quot;&quot;)" office:value-type="string" office:string-value="&quot;cudnnTransformTensorEx&quot;:{}," calcext:value-type="string">
            <text:p>"cudnnTransformTensorEx":{},</text:p>
          </table:table-cell>
          <table:table-cell table:number-columns-repeated="4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06:55:26.839178490</meta:creation-date>
    <dc:date>2020-12-29T07:25:42.560841557</dc:date>
    <meta:editing-duration>PT9M25S</meta:editing-duration>
    <meta:editing-cycles>2</meta:editing-cycles>
    <meta:generator>LibreOffice/6.4.6.2$Linux_X86_64 LibreOffice_project/40$Build-2</meta:generator>
    <meta:document-statistic meta:table-count="1" meta:cell-count="1373" meta:object-count="0"/>
  </office:meta>
</office:document-meta>
</file>